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256in"/>
    </style:style>
    <style:style style:name="co2" style:family="table-column">
      <style:table-column-properties fo:break-before="auto" style:column-width="0.8071in"/>
    </style:style>
    <style:style style:name="co3" style:family="table-column">
      <style:table-column-properties fo:break-before="auto" style:column-width="0.8791in"/>
    </style:style>
    <style:style style:name="co4" style:family="table-column">
      <style:table-column-properties fo:break-before="auto" style:column-width="1.0965in"/>
    </style:style>
    <style:style style:name="co5" style:family="table-column">
      <style:table-column-properties fo:break-before="auto" style:column-width="0.8465in"/>
    </style:style>
    <style:style style:name="co6" style:family="table-column">
      <style:table-column-properties fo:break-before="auto" style:column-width="0.7827in"/>
    </style:style>
    <style:style style:name="co7" style:family="table-column">
      <style:table-column-properties fo:break-before="auto" style:column-width="0.8575in"/>
    </style:style>
    <style:style style:name="co8" style:family="table-column">
      <style:table-column-properties fo:break-before="auto" style:column-width="0.9217in"/>
    </style:style>
    <style:style style:name="co9" style:family="table-column">
      <style:table-column-properties fo:break-before="auto" style:column-width="0.7646in"/>
    </style:style>
    <style:style style:name="co10" style:family="table-column">
      <style:table-column-properties fo:break-before="auto" style:column-width="0.7965in"/>
    </style:style>
    <style:style style:name="co11" style:family="table-column">
      <style:table-column-properties fo:break-before="auto" style:column-width="1.3008in"/>
    </style:style>
    <style:style style:name="co12" style:family="table-column">
      <style:table-column-properties fo:break-before="auto" style:column-width="1.5575in"/>
    </style:style>
    <style:style style:name="co13" style:family="table-column">
      <style:table-column-properties fo:break-before="auto" style:column-width="1.061in"/>
    </style:style>
    <style:style style:name="co14" style:family="table-column">
      <style:table-column-properties fo:break-before="auto" style:column-width="1.1146in"/>
    </style:style>
    <style:style style:name="co15" style:family="table-column">
      <style:table-column-properties fo:break-before="auto" style:column-width="1.3543in"/>
    </style:style>
    <style:style style:name="co16" style:family="table-column">
      <style:table-column-properties fo:break-before="auto" style:column-width="0.75in"/>
    </style:style>
    <style:style style:name="co17" style:family="table-column">
      <style:table-column-properties fo:break-before="auto" style:column-width="1.5043in"/>
    </style:style>
    <style:style style:name="co18" style:family="table-column">
      <style:table-column-properties fo:break-before="auto" style:column-width="0.889in"/>
    </style:style>
    <style:style style:name="co19" style:family="table-column">
      <style:table-column-properties fo:break-before="auto" style:column-width="0.911in"/>
    </style:style>
    <style:style style:name="co20" style:family="table-column">
      <style:table-column-properties fo:break-before="auto" style:column-width="1.472in"/>
    </style:style>
    <style:style style:name="co21" style:family="table-column">
      <style:table-column-properties fo:break-before="auto" style:column-width="1.2429in"/>
    </style:style>
    <style:style style:name="co22" style:family="table-column">
      <style:table-column-properties fo:break-before="auto" style:column-width="1.361in"/>
    </style:style>
    <style:style style:name="co23" style:family="table-column">
      <style:table-column-properties fo:break-before="auto" style:column-width="2.5654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style:style style:name="ce15" style:family="table-cell" style:parent-style-name="Default">
      <style:table-cell-properties style:text-align-source="fix" style:repeat-content="false" fo:wrap-option="wrap"/>
      <style:paragraph-properties fo:text-align="start" fo:margin-left="0in"/>
    </style:style>
    <style:style style:name="ce8" style:family="table-cell" style:parent-style-name="Default">
      <style:table-cell-properties style:text-align-source="fix" style:repeat-content="false"/>
      <style:paragraph-properties fo:text-align="start" fo:margin-left="0in"/>
    </style:style>
    <style:style style:name="ce16" style:family="table-cell" style:parent-style-name="Default">
      <style:table-cell-properties fo:background-color="#ff3838" style:text-align-source="fix" style:repeat-content="false"/>
      <style:paragraph-properties fo:text-align="start" fo:margin-left="0in"/>
    </style:style>
    <style:style style:name="ce17" style:family="table-cell" style:parent-style-name="Default">
      <style:table-cell-properties fo:background-color="#afd095" style:text-align-source="fix" style:repeat-content="false"/>
      <style:paragraph-properties fo:text-align="start" fo:margin-left="0in"/>
    </style:style>
    <style:style style:name="ce18" style:family="table-cell" style:parent-style-name="Default">
      <style:table-cell-properties fo:background-color="#ffdbb6" style:text-align-source="fix" style:repeat-content="false"/>
      <style:paragraph-properties fo:text-align="start" fo:margin-left="0in"/>
    </style:style>
    <style:style style:name="ce19" style:family="table-cell" style:parent-style-name="Default">
      <style:table-cell-properties fo:background-color="#bf819e" style:text-align-source="fix" style:repeat-content="false"/>
      <style:paragraph-properties fo:text-align="start" fo:margin-left="0in"/>
    </style:style>
    <style:style style:name="ce9" style:family="table-cell" style:parent-style-name="Default">
      <style:table-cell-properties style:text-align-source="fix" style:repeat-content="false" fo:background-color="transparent"/>
      <style:paragraph-properties fo:text-align="start" fo:margin-left="0in"/>
    </style:style>
    <style:style style:name="ce21" style:family="table-cell" style:parent-style-name="Default">
      <style:table-cell-properties fo:background-color="#dde8cb" style:text-align-source="fix" style:repeat-content="false"/>
      <style:paragraph-properties fo:text-align="start" fo:margin-left="0in"/>
    </style:style>
    <style:style style:name="ce22" style:family="table-cell" style:parent-style-name="Default">
      <style:table-cell-properties fo:background-color="#dee6ef" style:text-align-source="fix" style:repeat-content="false"/>
      <style:paragraph-properties fo:text-align="start" fo:margin-left="0in"/>
    </style:style>
    <style:style style:name="ce23" style:family="table-cell" style:parent-style-name="Default">
      <style:table-cell-properties fo:background-color="#ffd8ce" style:text-align-source="fix" style:repeat-content="false"/>
      <style:paragraph-properties fo:text-align="start" fo:margin-left="0in"/>
    </style:style>
    <style:style style:name="ce1" style:family="table-cell" style:parent-style-name="Default" style:data-style-name="N36">
      <style:table-cell-properties style:text-align-source="fix" style:repeat-content="false" fo:wrap-option="wrap"/>
      <style:paragraph-properties fo:text-align="center" fo:margin-left="0in"/>
    </style:style>
    <style:style style:name="ce2" style:family="table-cell" style:parent-style-name="Default" style:data-style-name="N36">
      <style:table-cell-properties style:text-align-source="fix" style:repeat-content="false"/>
      <style:paragraph-properties fo:text-align="end" fo:margin-left="0in"/>
    </style:style>
    <style:style style:name="ce26" style:family="table-cell" style:parent-style-name="Default" style:data-style-name="N36">
      <style:table-cell-properties fo:background-color="#ff3838" style:text-align-source="fix" style:repeat-content="false"/>
      <style:paragraph-properties fo:text-align="end" fo:margin-left="0in"/>
    </style:style>
    <style:style style:name="ce28" style:family="table-cell" style:parent-style-name="Default" style:data-style-name="N36">
      <style:table-cell-properties fo:background-color="#afd095" style:text-align-source="fix" style:repeat-content="false"/>
      <style:paragraph-properties fo:text-align="end" fo:margin-left="0in"/>
    </style:style>
    <style:style style:name="ce29" style:family="table-cell" style:parent-style-name="Default" style:data-style-name="N36">
      <style:table-cell-properties fo:background-color="#ffdbb6" style:text-align-source="fix" style:repeat-content="false"/>
      <style:paragraph-properties fo:text-align="end" fo:margin-left="0in"/>
    </style:style>
    <style:style style:name="ce30" style:family="table-cell" style:parent-style-name="Default" style:data-style-name="N36">
      <style:table-cell-properties fo:background-color="#bf819e" style:text-align-source="fix" style:repeat-content="false"/>
      <style:paragraph-properties fo:text-align="end" fo:margin-left="0in"/>
    </style:style>
    <style:style style:name="ce3" style:family="table-cell" style:parent-style-name="Default" style:data-style-name="N36">
      <style:table-cell-properties style:text-align-source="fix" style:repeat-content="false" fo:background-color="transparent"/>
      <style:paragraph-properties fo:text-align="end" fo:margin-left="0in"/>
    </style:style>
    <style:style style:name="ce32" style:family="table-cell" style:parent-style-name="Default" style:data-style-name="N36">
      <style:table-cell-properties fo:background-color="#dde8cb" style:text-align-source="fix" style:repeat-content="false"/>
      <style:paragraph-properties fo:text-align="end" fo:margin-left="0in"/>
    </style:style>
    <style:style style:name="ce33" style:family="table-cell" style:parent-style-name="Default" style:data-style-name="N36">
      <style:table-cell-properties fo:background-color="#dee6ef" style:text-align-source="fix" style:repeat-content="false"/>
      <style:paragraph-properties fo:text-align="end" fo:margin-left="0in"/>
    </style:style>
    <style:style style:name="ce34" style:family="table-cell" style:parent-style-name="Default" style:data-style-name="N36">
      <style:table-cell-properties fo:background-color="#ffd8ce" style:text-align-source="fix" style:repeat-content="false"/>
      <style:paragraph-properties fo:text-align="end" fo:margin-left="0in"/>
    </style:style>
    <style:style style:name="ce4" style:family="table-cell" style:parent-style-name="Default" style:data-style-name="N0">
      <style:table-cell-properties style:text-align-source="fix" style:repeat-content="false" fo:wrap-option="wrap"/>
      <style:paragraph-properties fo:text-align="center" fo:margin-left="0in"/>
    </style:style>
    <style:style style:name="ce5" style:family="table-cell" style:parent-style-name="Default" style:data-style-name="N0">
      <style:table-cell-properties style:text-align-source="fix" style:repeat-content="false"/>
      <style:paragraph-properties fo:text-align="end" fo:margin-left="0in"/>
    </style:style>
    <style:style style:name="ce37" style:family="table-cell" style:parent-style-name="Default" style:data-style-name="N0">
      <style:table-cell-properties fo:background-color="#ff3838" style:text-align-source="fix" style:repeat-content="false"/>
      <style:paragraph-properties fo:text-align="end" fo:margin-left="0in"/>
    </style:style>
    <style:style style:name="ce38" style:family="table-cell" style:parent-style-name="Default" style:data-style-name="N0">
      <style:table-cell-properties fo:background-color="#afd095" style:text-align-source="fix" style:repeat-content="false"/>
      <style:paragraph-properties fo:text-align="end" fo:margin-left="0in"/>
    </style:style>
    <style:style style:name="ce39" style:family="table-cell" style:parent-style-name="Default" style:data-style-name="N0">
      <style:table-cell-properties fo:background-color="#ffdbb6" style:text-align-source="fix" style:repeat-content="false"/>
      <style:paragraph-properties fo:text-align="end" fo:margin-left="0in"/>
    </style:style>
    <style:style style:name="ce40" style:family="table-cell" style:parent-style-name="Default" style:data-style-name="N0">
      <style:table-cell-properties fo:background-color="#bf819e" style:text-align-source="fix" style:repeat-content="false"/>
      <style:paragraph-properties fo:text-align="end" fo:margin-left="0in"/>
    </style:style>
    <style:style style:name="ce6" style:family="table-cell" style:parent-style-name="Default" style:data-style-name="N0">
      <style:table-cell-properties style:text-align-source="fix" style:repeat-content="false" fo:background-color="transparent"/>
      <style:paragraph-properties fo:text-align="end" fo:margin-left="0in"/>
    </style:style>
    <style:style style:name="ce42" style:family="table-cell" style:parent-style-name="Default" style:data-style-name="N0">
      <style:table-cell-properties fo:background-color="#dde8cb" style:text-align-source="fix" style:repeat-content="false"/>
      <style:paragraph-properties fo:text-align="end" fo:margin-left="0in"/>
    </style:style>
    <style:style style:name="ce43" style:family="table-cell" style:parent-style-name="Default" style:data-style-name="N0">
      <style:table-cell-properties fo:background-color="#dee6ef" style:text-align-source="fix" style:repeat-content="false"/>
      <style:paragraph-properties fo:text-align="end" fo:margin-left="0in"/>
    </style:style>
    <style:style style:name="ce44" style:family="table-cell" style:parent-style-name="Default" style:data-style-name="N0">
      <style:table-cell-properties fo:background-color="#ffd8ce" style:text-align-source="fix" style:repeat-content="false"/>
      <style:paragraph-properties fo:text-align="end" fo:margin-left="0in"/>
    </style:style>
    <style:style style:name="ce7" style:family="table-cell" style:parent-style-name="Default">
      <style:table-cell-properties style:text-align-source="fix" style:repeat-content="false" fo:wrap-option="wrap"/>
      <style:paragraph-properties fo:text-align="center" fo:margin-left="0in"/>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37">
      <style:table-cell-properties style:text-align-source="fix" style:repeat-content="false"/>
      <style:paragraph-properties fo:text-align="end" fo:margin-left="0in"/>
    </style:style>
    <style:style style:name="ce48" style:family="table-cell" style:parent-style-name="Default">
      <style:table-cell-properties fo:background-color="#ff3838"/>
    </style:style>
    <style:style style:name="ce49" style:family="table-cell" style:parent-style-name="Default">
      <style:table-cell-properties fo:background-color="#afd095"/>
    </style:style>
    <style:style style:name="ce50" style:family="table-cell" style:parent-style-name="Default">
      <style:table-cell-properties fo:background-color="#dde8cb"/>
    </style:style>
    <style:style style:name="ce51" style:family="table-cell" style:parent-style-name="Default">
      <style:table-cell-properties fo:background-color="#ffdbb6"/>
    </style:style>
    <style:style style:name="ce52" style:family="table-cell" style:parent-style-name="Default">
      <style:table-cell-properties fo:background-color="#bf819e"/>
    </style:style>
    <style:style style:name="ce53" style:family="table-cell" style:parent-style-name="Default">
      <style:table-cell-properties fo:background-color="transparent"/>
    </style:style>
    <style:style style:name="ce27" style:family="table-cell" style:parent-style-name="Default">
      <style:table-cell-properties style:text-align-source="fix" style:repeat-content="false"/>
      <style:paragraph-properties fo:text-align="center" fo:margin-left="0in"/>
    </style:style>
    <style:style style:name="ce55" style:family="table-cell" style:parent-style-name="Default">
      <style:table-cell-properties fo:background-color="#ff3838" style:text-align-source="fix" style:repeat-content="false"/>
      <style:paragraph-properties fo:text-align="center" fo:margin-left="0in"/>
    </style:style>
    <style:style style:name="ce56" style:family="table-cell" style:parent-style-name="Default">
      <style:table-cell-properties fo:background-color="#afd095" style:text-align-source="fix" style:repeat-content="false"/>
      <style:paragraph-properties fo:text-align="center" fo:margin-left="0in"/>
    </style:style>
    <style:style style:name="ce57" style:family="table-cell" style:parent-style-name="Default">
      <style:table-cell-properties fo:background-color="#ffdbb6" style:text-align-source="fix" style:repeat-content="false"/>
      <style:paragraph-properties fo:text-align="center" fo:margin-left="0in"/>
    </style:style>
    <style:style style:name="ce58" style:family="table-cell" style:parent-style-name="Default">
      <style:table-cell-properties fo:background-color="#bf819e" style:text-align-source="fix" style:repeat-content="false"/>
      <style:paragraph-properties fo:text-align="center" fo:margin-left="0in"/>
    </style:style>
    <style:style style:name="ce59" style:family="table-cell" style:parent-style-name="Default">
      <style:table-cell-properties style:text-align-source="fix" style:repeat-content="false" fo:background-color="transparent"/>
      <style:paragraph-properties fo:text-align="center" fo:margin-left="0in"/>
    </style:style>
    <style:style style:name="ce60" style:family="table-cell" style:parent-style-name="Default">
      <style:table-cell-properties fo:background-color="#dde8cb" style:text-align-source="fix" style:repeat-content="false"/>
      <style:paragraph-properties fo:text-align="center" fo:margin-left="0in"/>
    </style:style>
    <style:style style:name="ce61" style:family="table-cell" style:parent-style-name="Default">
      <style:table-cell-properties fo:background-color="#dee6ef" style:text-align-source="fix" style:repeat-content="false"/>
      <style:paragraph-properties fo:text-align="center" fo:margin-left="0in"/>
    </style:style>
    <style:style style:name="ce62" style:family="table-cell" style:parent-style-name="Default">
      <style:table-cell-properties fo:background-color="#ffd8ce" style:text-align-source="fix" style:repeat-content="false"/>
      <style:paragraph-properties fo:text-align="center" fo:margin-left="0in"/>
    </style:style>
    <style:style style:name="ce14" style:family="table-cell" style:parent-style-name="Default">
      <style:table-cell-properties fo:wrap-option="wrap"/>
    </style:style>
    <style:style style:name="ce64" style:family="table-cell" style:parent-style-name="Default">
      <style:table-cell-properties fo:background-color="#dee6ef"/>
    </style:style>
    <style:style style:name="ce65" style:family="table-cell" style:parent-style-name="Default">
      <style:table-cell-properties fo:background-color="#ffd8ce"/>
    </style:style>
    <style:style style:name="T1" style:family="text">
      <style:text-properties style:text-position="super 58%"/>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8"/>
        <table:table-column table:style-name="co2" table:default-cell-style-name="ce2"/>
        <table:table-column table:style-name="co3" table:default-cell-style-name="ce5"/>
        <table:table-column table:style-name="co4" table:default-cell-style-name="ce8"/>
        <table:table-column table:style-name="co5" table:default-cell-style-name="ce2"/>
        <table:table-column table:style-name="co3" table:default-cell-style-name="ce5"/>
        <table:table-column table:style-name="co6" table:default-cell-style-name="ce2"/>
        <table:table-column table:style-name="co7" table:number-columns-repeated="2" table:default-cell-style-name="ce2"/>
        <table:table-column table:style-name="co8" table:default-cell-style-name="ce2"/>
        <table:table-column table:style-name="co9" table:default-cell-style-name="ce8"/>
        <table:table-column table:style-name="co5" table:default-cell-style-name="ce2"/>
        <table:table-column table:style-name="co10" table:default-cell-style-name="ce2"/>
        <table:table-column table:style-name="co5" table:default-cell-style-name="ce2"/>
        <table:table-column table:style-name="co11" table:default-cell-style-name="ce8"/>
        <table:table-column table:style-name="co12" table:number-columns-repeated="7" table:default-cell-style-name="ce8"/>
        <table:table-column table:style-name="co13" table:default-cell-style-name="ce27"/>
        <table:table-column table:style-name="co14" table:default-cell-style-name="ce27"/>
        <table:table-column table:style-name="co15" table:default-cell-style-name="ce27"/>
        <table:table-column table:style-name="co16" table:default-cell-style-name="ce27"/>
        <table:table-column table:style-name="co17" table:default-cell-style-name="ce8"/>
        <table:table-column table:style-name="co18" table:default-cell-style-name="ce27"/>
        <table:table-column table:style-name="co19" table:default-cell-style-name="ce27"/>
        <table:table-column table:style-name="co18" table:default-cell-style-name="ce27"/>
        <table:table-column table:style-name="co20" table:default-cell-style-name="ce8"/>
        <table:table-column table:style-name="co21" table:default-cell-style-name="ce8"/>
        <table:table-column table:style-name="co22" table:default-cell-style-name="ce8"/>
        <table:table-column table:style-name="co23" table:default-cell-style-name="Default"/>
        <table:table-column table:style-name="co18" table:number-columns-repeated="989" table:default-cell-style-name="Default"/>
        <table:table-row table:style-name="ro1">
          <table:table-cell table:style-name="ce15" office:value-type="string" calcext:value-type="string">
            <text:p>Nominee</text:p>
          </table:table-cell>
          <table:table-cell table:style-name="ce1" office:value-type="string" calcext:value-type="string">
            <text:p>Vacancy Date</text:p>
          </table:table-cell>
          <table:table-cell table:style-name="ce4" office:value-type="string" calcext:value-type="string">
            <text:p>Days Before Election</text:p>
          </table:table-cell>
          <table:table-cell table:style-name="ce7" office:value-type="string" calcext:value-type="string">
            <text:p>Nomination Type</text:p>
          </table:table-cell>
          <table:table-cell table:style-name="ce1" office:value-type="string" calcext:value-type="string">
            <text:p>Nomination Date</text:p>
          </table:table-cell>
          <table:table-cell table:style-name="ce4" office:value-type="string" calcext:value-type="string">
            <text:p>Days Before Election</text:p>
          </table:table-cell>
          <table:table-cell table:style-name="ce1" office:value-type="string" calcext:value-type="string">
            <text:p>Hearings Date</text:p>
          </table:table-cell>
          <table:table-cell table:style-name="ce4" office:value-type="string" calcext:value-type="string">
            <text:p>Days Before Election</text:p>
          </table:table-cell>
          <table:table-cell table:style-name="ce1" office:value-type="string" calcext:value-type="string">
            <text:p>Senate Vote Date</text:p>
          </table:table-cell>
          <table:table-cell table:style-name="ce4" office:value-type="string" calcext:value-type="string">
            <text:p>Days Before Election</text:p>
          </table:table-cell>
          <table:table-cell table:style-name="ce7" office:value-type="string" calcext:value-type="string">
            <text:p>Result</text:p>
          </table:table-cell>
          <table:table-cell table:style-name="ce4" office:value-type="string" calcext:value-type="string">
            <text:p>Result Date</text:p>
          </table:table-cell>
          <table:table-cell table:style-name="ce1" office:value-type="string" calcext:value-type="string">
            <text:p>Election Date</text:p>
          </table:table-cell>
          <table:table-cell table:style-name="ce1" office:value-type="string" calcext:value-type="string">
            <text:p>Inauguration Date</text:p>
          </table:table-cell>
          <table:table-cell table:style-name="ce7" office:value-type="string" calcext:value-type="string">
            <text:p>President</text:p>
          </table:table-cell>
          <table:table-cell table:style-name="ce7" office:value-type="string" calcext:value-type="string">
            <text:p>President’s party before election</text:p>
          </table:table-cell>
          <table:table-cell table:style-name="ce7" office:value-type="string" calcext:value-type="string">
            <text:p>Nominating President’s Party</text:p>
          </table:table-cell>
          <table:table-cell table:style-name="ce7" office:value-type="string" calcext:value-type="string">
            <text:p>Senate’s party before election</text:p>
          </table:table-cell>
          <table:table-cell table:style-name="ce7" office:value-type="string" calcext:value-type="string">
            <text:p>Senate’s party after election</text:p>
          </table:table-cell>
          <table:table-cell table:style-name="ce7" office:value-type="string" calcext:value-type="string">
            <text:p>President’s party after election</text:p>
          </table:table-cell>
          <table:table-cell table:style-name="ce7" office:value-type="string" calcext:value-type="string">
            <text:p>House’s party before election</text:p>
          </table:table-cell>
          <table:table-cell table:style-name="ce7" office:value-type="string" calcext:value-type="string">
            <text:p>House’s party after election</text:p>
          </table:table-cell>
          <table:table-cell table:style-name="ce7" office:value-type="string" calcext:value-type="string">
            <text:p>Vacancy before election year?</text:p>
          </table:table-cell>
          <table:table-cell table:style-name="ce7" office:value-type="string" calcext:value-type="string">
            <text:p>Vacancy after election day?</text:p>
          </table:table-cell>
          <table:table-cell table:style-name="ce7" office:value-type="string" calcext:value-type="string">
            <text:p>Vacancy Reason</text:p>
          </table:table-cell>
          <table:table-cell table:style-name="ce7" office:value-type="string" calcext:value-type="string">
            <text:p>Senate hearing?</text:p>
          </table:table-cell>
          <table:table-cell table:style-name="ce7" office:value-type="string" calcext:value-type="string">
            <text:p>Hearing Refusal Reason</text:p>
          </table:table-cell>
          <table:table-cell table:style-name="ce7" office:value-type="string" calcext:value-type="string">
            <text:p>Cloture vote?</text:p>
          </table:table-cell>
          <table:table-cell table:style-name="ce7" office:value-type="string" calcext:value-type="string">
            <text:p>Confirmation vote?</text:p>
          </table:table-cell>
          <table:table-cell table:style-name="ce7" office:value-type="string" calcext:value-type="string">
            <text:p>Vote Count</text:p>
          </table:table-cell>
          <table:table-cell table:style-name="ce7" office:value-type="string" calcext:value-type="string">
            <text:p>Vote Refusal Reason</text:p>
          </table:table-cell>
          <table:table-cell table:style-name="ce7" office:value-type="string" calcext:value-type="string">
            <text:p>Confirmed by opposition Senate?</text:p>
          </table:table-cell>
          <table:table-cell table:style-name="ce7" office:value-type="string" calcext:value-type="string">
            <text:p>Confirmed by newly elected Senate?</text:p>
          </table:table-cell>
          <table:table-cell table:style-name="ce14" office:value-type="string" calcext:value-type="string">
            <text:p>Notes</text:p>
          </table:table-cell>
          <table:table-cell table:style-name="ce14" table:number-columns-repeated="989"/>
        </table:table-row>
        <table:table-row table:style-name="ro2">
          <table:table-cell office:value-type="string" calcext:value-type="string">
            <text:p>Amy Comey Barret</text:p>
          </table:table-cell>
          <table:table-cell office:value-type="date" office:date-value="2020-09-18" calcext:value-type="date">
            <text:p>09/18/2020</text:p>
          </table:table-cell>
          <table:table-cell table:formula="of:=[.M2]-[.B2]" office:value-type="float" office:value="46" calcext:value-type="float">
            <text:p>46</text:p>
          </table:table-cell>
          <table:table-cell office:value-type="string" calcext:value-type="string">
            <text:p>New</text:p>
          </table:table-cell>
          <table:table-cell office:value-type="date" office:date-value="2020-09-26" calcext:value-type="date">
            <text:p>09/26/2020</text:p>
          </table:table-cell>
          <table:table-cell table:formula="of:=IF(OR([.E2]=&quot;TBD&quot;; [.E2]=&quot;None&quot;); &quot;N/A&quot;; ([.M2]-[.E2]))" office:value-type="float" office:value="38" calcext:value-type="float">
            <text:p>38</text:p>
          </table:table-cell>
          <table:table-cell office:value-type="string" calcext:value-type="string">
            <text:p>TBD</text:p>
          </table:table-cell>
          <table:table-cell table:style-name="ce5" table:formula="of:=IF(OR([.G2]=&quot;TBD&quot;; [.G2]=&quot;None&quot;); &quot;N/A&quot;; ([.M2]-[.G2]))" office:value-type="string" office:string-value="N/A" calcext:value-type="string">
            <text:p>N/A</text:p>
          </table:table-cell>
          <table:table-cell office:value-type="string" calcext:value-type="string">
            <text:p>TBD</text:p>
          </table:table-cell>
          <table:table-cell table:style-name="ce5" table:formula="of:=IF(OR([.I2]=&quot;TBD&quot;; [.I2]=&quot;None&quot;); &quot;N/A&quot;; ([.M2]-[.I2]))" office:value-type="string" office:string-value="N/A" calcext:value-type="string">
            <text:p>N/A</text:p>
          </table:table-cell>
          <table:table-cell office:value-type="string" calcext:value-type="string">
            <text:p>TBD</text:p>
          </table:table-cell>
          <table:table-cell table:style-name="ce12" office:value-type="string" calcext:value-type="string">
            <text:p>TBD</text:p>
          </table:table-cell>
          <table:table-cell office:value-type="date" office:date-value="2020-11-03" calcext:value-type="date">
            <text:p>11/03/2020</text:p>
          </table:table-cell>
          <table:table-cell office:value-type="date" office:date-value="2021-01-20" calcext:value-type="date">
            <text:p>01/20/2021</text:p>
          </table:table-cell>
          <table:table-cell office:value-type="string" calcext:value-type="string">
            <text:p>Donald Trump</text:p>
          </table:table-cell>
          <table:table-cell table:number-columns-repeated="3" office:value-type="string" calcext:value-type="string">
            <text:p>Republican</text:p>
          </table:table-cell>
          <table:table-cell table:number-columns-repeated="2" office:value-type="string" calcext:value-type="string">
            <text:p>TBD</text:p>
          </table:table-cell>
          <table:table-cell table:style-name="Default" office:value-type="string" calcext:value-type="string">
            <text:p>Democratic</text:p>
          </table:table-cell>
          <table:table-cell office:value-type="string" calcext:value-type="string">
            <text:p>TBD</text:p>
          </table:table-cell>
          <table:table-cell table:formula="of:=IF(YEAR([.B2])&lt;YEAR([.M2]); &quot;Yes&quot;; &quot;No&quot;)" office:value-type="string" office:string-value="No" calcext:value-type="string">
            <text:p>No</text:p>
          </table:table-cell>
          <table:table-cell table:formula="of:=IF([.B2]&gt;[.M2]; &quot;Yes&quot;; &quot;No&quot;)" office:value-type="string" office:string-value="No" calcext:value-type="string">
            <text:p>No</text:p>
          </table:table-cell>
          <table:table-cell office:value-type="string" calcext:value-type="string">
            <text:p>Death</text:p>
          </table:table-cell>
          <table:table-cell table:number-columns-repeated="6" office:value-type="string" calcext:value-type="string">
            <text:p>TBD</text:p>
          </table:table-cell>
          <table:table-cell table:formula="of:=IF(OR(AND([.K2]=&quot;Confirmed&quot;;[.I2]&gt;[.N2];[.Q2]=[.S2]); AND([.K2]=&quot;Confirmed&quot;;[.I2]&lt;[.N2];[.Q2]=[.R2])); &quot;No&quot;; IF([.K2]=&quot;Confirmed&quot;; &quot;Yes&quot;; [.K2]))" office:value-type="string" office:string-value="TBD" calcext:value-type="string">
            <text:p>TBD</text:p>
          </table:table-cell>
          <table:table-cell office:value-type="string" calcext:value-type="string">
            <text:p>TBD</text:p>
          </table:table-cell>
          <table:table-cell table:number-columns-repeated="990"/>
        </table:table-row>
        <table:table-row table:style-name="ro2">
          <table:table-cell office:value-type="string" calcext:value-type="string">
            <text:p>Neil Gorsuch</text:p>
          </table:table-cell>
          <table:table-cell office:value-type="date" office:date-value="2016-02-13" calcext:value-type="date">
            <text:p>02/13/2016</text:p>
          </table:table-cell>
          <table:table-cell table:formula="of:=[.M3]-[.B3]" office:value-type="float" office:value="269" calcext:value-type="float">
            <text:p>269</text:p>
          </table:table-cell>
          <table:table-cell office:value-type="string" calcext:value-type="string">
            <text:p>New</text:p>
          </table:table-cell>
          <table:table-cell office:value-type="date" office:date-value="2017-02-01" calcext:value-type="date">
            <text:p>02/01/2017</text:p>
          </table:table-cell>
          <table:table-cell table:formula="of:=IF(OR([.E3]=&quot;TBD&quot;; [.E3]=&quot;None&quot;); &quot;N/A&quot;; ([.M3]-[.E3]))" office:value-type="float" office:value="-85" calcext:value-type="float">
            <text:p>-85</text:p>
          </table:table-cell>
          <table:table-cell office:value-type="string" calcext:value-type="string">
            <text:p>None</text:p>
          </table:table-cell>
          <table:table-cell table:style-name="ce5" table:formula="of:=IF(OR([.G3]=&quot;TBD&quot;; [.G3]=&quot;None&quot;); &quot;N/A&quot;; ([.M3]-[.G3]))" office:value-type="string" office:string-value="N/A" calcext:value-type="string">
            <text:p>N/A</text:p>
          </table:table-cell>
          <table:table-cell office:value-type="date" office:date-value="2017-04-07" calcext:value-type="date">
            <text:p>04/07/2017</text:p>
          </table:table-cell>
          <table:table-cell table:style-name="ce5" table:formula="of:=IF(OR([.I3]=&quot;TBD&quot;; [.I3]=&quot;None&quot;); &quot;N/A&quot;; ([.M3]-[.I3]))" office:value-type="float" office:value="-150" calcext:value-type="float">
            <text:p>-150</text:p>
          </table:table-cell>
          <table:table-cell office:value-type="string" calcext:value-type="string">
            <text:p>Confirmed</text:p>
          </table:table-cell>
          <table:table-cell office:value-type="date" office:date-value="2017-04-07" calcext:value-type="date">
            <text:p>04/07/2017</text:p>
          </table:table-cell>
          <table:table-cell office:value-type="date" office:date-value="2016-11-08" calcext:value-type="date">
            <text:p>11/08/2016</text:p>
          </table:table-cell>
          <table:table-cell office:value-type="date" office:date-value="2017-01-20" calcext:value-type="date">
            <text:p>01/20/2017</text:p>
          </table:table-cell>
          <table:table-cell office:value-type="string" calcext:value-type="string">
            <text:p>Donald Trump</text:p>
          </table:table-cell>
          <table:table-cell table:style-name="Default" office:value-type="string" calcext:value-type="string">
            <text:p>Democratic</text:p>
          </table:table-cell>
          <table:table-cell table:style-name="Default" office:value-type="string" calcext:value-type="string">
            <text:p>Republican</text:p>
          </table:table-cell>
          <table:table-cell table:number-columns-repeated="5" office:value-type="string" calcext:value-type="string">
            <text:p>Republican</text:p>
          </table:table-cell>
          <table:table-cell table:formula="of:=IF(YEAR([.B3])&lt;YEAR([.M3]); &quot;Yes&quot;; &quot;No&quot;)" office:value-type="string" office:string-value="No" calcext:value-type="string">
            <text:p>No</text:p>
          </table:table-cell>
          <table:table-cell table:formula="of:=IF([.B3]&gt;[.M3]; &quot;Yes&quot;; &quot;No&quot;)" office:value-type="string" office:string-value="No" calcext:value-type="string">
            <text:p>No</text:p>
          </table:table-cell>
          <table:table-cell office:value-type="string" calcext:value-type="string">
            <text:p>Death</text:p>
          </table:table-cell>
          <table:table-cell office:value-type="string" calcext:value-type="string">
            <text:p>No</text:p>
          </table:table-cell>
          <table:table-cell office:value-type="string" calcext:value-type="string">
            <text:p>Hearing held</text:p>
          </table:table-cell>
          <table:table-cell table:number-columns-repeated="2" office:value-type="string" calcext:value-type="string">
            <text:p>Yes</text:p>
          </table:table-cell>
          <table:table-cell office:value-type="string" calcext:value-type="string">
            <text:p>54-45</text:p>
          </table:table-cell>
          <table:table-cell office:value-type="string" calcext:value-type="string">
            <text:p>Vote held</text:p>
          </table:table-cell>
          <table:table-cell table:formula="of:=IF(OR(AND([.K3]=&quot;Confirmed&quot;;[.I3]&gt;[.N3];[.Q3]=[.S3]); AND([.K3]=&quot;Confirmed&quot;;[.I3]&lt;[.N3];[.Q3]=[.R3])); &quot;No&quot;; IF([.K3]=&quot;Confirmed&quot;; &quot;Yes&quot;; [.K3]))" office:value-type="string" office:string-value="No" calcext:value-type="string">
            <text:p>No</text:p>
          </table:table-cell>
          <table:table-cell table:formula="of:=IF(AND([.K3]=&quot;Confirmed&quot;;[.I3]&gt;[.N3]); &quot;Yes&quot;; IF([.K3]=&quot;Confirmed&quot;; &quot;No&quot;; [.K3]))" office:value-type="string" office:string-value="Yes" calcext:value-type="string">
            <text:p>Yes</text:p>
          </table:table-cell>
          <table:table-cell office:value-type="string" calcext:value-type="string">
            <text:p>Fillied the seat Garland was nominated to.</text:p>
          </table:table-cell>
          <table:table-cell table:number-columns-repeated="989"/>
        </table:table-row>
        <table:table-row table:style-name="ro2">
          <table:table-cell office:value-type="string" calcext:value-type="string">
            <text:p>Merrick Garland</text:p>
          </table:table-cell>
          <table:table-cell office:value-type="date" office:date-value="2016-02-13" calcext:value-type="date">
            <text:p>02/13/2016</text:p>
          </table:table-cell>
          <table:table-cell table:formula="of:=[.M4]-[.B4]" office:value-type="float" office:value="269" calcext:value-type="float">
            <text:p>269</text:p>
          </table:table-cell>
          <table:table-cell office:value-type="string" calcext:value-type="string">
            <text:p>New</text:p>
          </table:table-cell>
          <table:table-cell office:value-type="date" office:date-value="2016-03-16" calcext:value-type="date">
            <text:p>03/16/2016</text:p>
          </table:table-cell>
          <table:table-cell table:formula="of:=IF(OR([.E4]=&quot;TBD&quot;; [.E4]=&quot;None&quot;); &quot;N/A&quot;; ([.M4]-[.E4]))" office:value-type="float" office:value="237" calcext:value-type="float">
            <text:p>237</text:p>
          </table:table-cell>
          <table:table-cell office:value-type="string" calcext:value-type="string">
            <text:p>None</text:p>
          </table:table-cell>
          <table:table-cell table:style-name="ce5" table:formula="of:=IF(OR([.G4]=&quot;TBD&quot;; [.G4]=&quot;None&quot;); &quot;N/A&quot;; ([.M4]-[.G4]))" office:value-type="string" office:string-value="N/A" calcext:value-type="string">
            <text:p>N/A</text:p>
          </table:table-cell>
          <table:table-cell office:value-type="string" calcext:value-type="string">
            <text:p>None</text:p>
          </table:table-cell>
          <table:table-cell table:style-name="ce5" table:formula="of:=IF(OR([.I4]=&quot;TBD&quot;; [.I4]=&quot;None&quot;); &quot;N/A&quot;; ([.M4]-[.I4]))" office:value-type="string" office:string-value="N/A" calcext:value-type="string">
            <text:p>N/A</text:p>
          </table:table-cell>
          <table:table-cell office:value-type="string" calcext:value-type="string">
            <text:p>No Action</text:p>
          </table:table-cell>
          <table:table-cell table:style-name="ce12" office:value-type="string" calcext:value-type="string">
            <text:p>N/A</text:p>
          </table:table-cell>
          <table:table-cell office:value-type="date" office:date-value="2016-11-08" calcext:value-type="date">
            <text:p>11/08/2016</text:p>
          </table:table-cell>
          <table:table-cell office:value-type="date" office:date-value="2017-01-20" calcext:value-type="date">
            <text:p>01/20/2017</text:p>
          </table:table-cell>
          <table:table-cell office:value-type="string" calcext:value-type="string">
            <text:p>Barack Obama</text:p>
          </table:table-cell>
          <table:table-cell table:number-columns-repeated="2" table:style-name="Default" office:value-type="string" calcext:value-type="string">
            <text:p>Democratic</text:p>
          </table:table-cell>
          <table:table-cell table:number-columns-repeated="5" office:value-type="string" calcext:value-type="string">
            <text:p>Republican</text:p>
          </table:table-cell>
          <table:table-cell table:formula="of:=IF(YEAR([.B4])&lt;YEAR([.M4]); &quot;Yes&quot;; &quot;No&quot;)" office:value-type="string" office:string-value="No" calcext:value-type="string">
            <text:p>No</text:p>
          </table:table-cell>
          <table:table-cell table:formula="of:=IF([.B4]&gt;[.M4]; &quot;Yes&quot;; &quot;No&quot;)" office:value-type="string" office:string-value="No" calcext:value-type="string">
            <text:p>No</text:p>
          </table:table-cell>
          <table:table-cell office:value-type="string" calcext:value-type="string">
            <text:p>Death</text:p>
          </table:table-cell>
          <table:table-cell office:value-type="string" calcext:value-type="string">
            <text:p>No</text:p>
          </table:table-cell>
          <table:table-cell office:value-type="string" calcext:value-type="string">
            <text:p>Wait for election</text:p>
          </table:table-cell>
          <table:table-cell table:number-columns-repeated="2" office:value-type="string" calcext:value-type="string">
            <text:p>No</text:p>
          </table:table-cell>
          <table:table-cell office:value-type="string" calcext:value-type="string">
            <text:p>N/A</text:p>
          </table:table-cell>
          <table:table-cell office:value-type="string" calcext:value-type="string">
            <text:p>Wait for election</text:p>
          </table:table-cell>
          <table:table-cell table:formula="of:=IF(OR(AND([.K4]=&quot;Confirmed&quot;;[.I4]&gt;[.N4];[.Q4]=[.S4]); AND([.K4]=&quot;Confirmed&quot;;[.I4]&lt;[.N4];[.Q4]=[.R4])); &quot;No&quot;; IF([.K4]=&quot;Confirmed&quot;; &quot;Yes&quot;; [.K4]))" office:value-type="string" office:string-value="No Action" calcext:value-type="string">
            <text:p>No Action</text:p>
          </table:table-cell>
          <table:table-cell table:formula="of:=IF(AND([.K4]=&quot;Confirmed&quot;;[.I4]&gt;[.N4]); &quot;Yes&quot;; IF([.K4]=&quot;Confirmed&quot;; &quot;No&quot;; [.K4]))" office:value-type="string" office:string-value="No Action" calcext:value-type="string">
            <text:p>No Action</text:p>
          </table:table-cell>
          <table:table-cell table:number-columns-repeated="990"/>
        </table:table-row>
        <table:table-row table:style-name="ro2">
          <table:table-cell table:style-name="ce16" office:value-type="string" calcext:value-type="string">
            <text:p>Homer Thornberry</text:p>
          </table:table-cell>
          <table:table-cell table:style-name="ce26" office:value-type="date" office:date-value="1968-06-13" calcext:value-type="date">
            <text:p>06/13/1968</text:p>
          </table:table-cell>
          <table:table-cell table:style-name="ce37" table:formula="of:=[.M5]-[.B5]" office:value-type="float" office:value="145" calcext:value-type="float">
            <text:p>145</text:p>
          </table:table-cell>
          <table:table-cell table:style-name="ce16" office:value-type="string" calcext:value-type="string">
            <text:p>New</text:p>
          </table:table-cell>
          <table:table-cell table:style-name="ce26" office:value-type="date" office:date-value="1968-06-26" calcext:value-type="date">
            <text:p>06/26/1968</text:p>
          </table:table-cell>
          <table:table-cell table:style-name="ce37" table:formula="of:=IF(OR([.E5]=&quot;TBD&quot;; [.E5]=&quot;None&quot;); &quot;N/A&quot;; ([.M5]-[.E5]))" office:value-type="float" office:value="132" calcext:value-type="float">
            <text:p>132</text:p>
          </table:table-cell>
          <table:table-cell table:style-name="ce26"/>
          <table:table-cell table:style-name="ce37" table:formula="of:=IF(OR([.G5]=&quot;TBD&quot;; [.G5]=&quot;None&quot;); &quot;N/A&quot;; ([.M5]-[.G5]))" office:value-type="float" office:value="25147" calcext:value-type="float">
            <text:p>25147</text:p>
          </table:table-cell>
          <table:table-cell table:style-name="ce26" office:value-type="string" calcext:value-type="string">
            <text:p>None</text:p>
          </table:table-cell>
          <table:table-cell table:style-name="ce37" table:formula="of:=IF(OR([.I5]=&quot;TBD&quot;; [.I5]=&quot;None&quot;); &quot;N/A&quot;; ([.M5]-[.I5]))" office:value-type="string" office:string-value="N/A" calcext:value-type="string">
            <text:p>N/A</text:p>
          </table:table-cell>
          <table:table-cell table:style-name="ce16" office:value-type="string" calcext:value-type="string">
            <text:p>Withdrawn</text:p>
          </table:table-cell>
          <table:table-cell table:style-name="ce26" office:value-type="date" office:date-value="1968-10-04" calcext:value-type="date">
            <text:p>10/04/1968</text:p>
          </table:table-cell>
          <table:table-cell table:style-name="ce26" office:value-type="date" office:date-value="1968-11-05" calcext:value-type="date">
            <text:p>11/05/1968</text:p>
          </table:table-cell>
          <table:table-cell table:style-name="ce26" office:value-type="date" office:date-value="1969-01-20" calcext:value-type="date">
            <text:p>01/20/1969</text:p>
          </table:table-cell>
          <table:table-cell table:style-name="ce16" office:value-type="string" calcext:value-type="string">
            <text:p>Lyndon Johnson</text:p>
          </table:table-cell>
          <table:table-cell table:number-columns-repeated="4" table:style-name="ce48" office:value-type="string" calcext:value-type="string">
            <text:p>Democratic</text:p>
          </table:table-cell>
          <table:table-cell table:style-name="ce16" office:value-type="string" calcext:value-type="string">
            <text:p>Republican</text:p>
          </table:table-cell>
          <table:table-cell table:number-columns-repeated="2" table:style-name="ce48" office:value-type="string" calcext:value-type="string">
            <text:p>Democratic</text:p>
          </table:table-cell>
          <table:table-cell table:style-name="ce55" table:formula="of:=IF(YEAR([.B5])&lt;YEAR([.M5]); &quot;Yes&quot;; &quot;No&quot;)" office:value-type="string" office:string-value="No" calcext:value-type="string">
            <text:p>No</text:p>
          </table:table-cell>
          <table:table-cell table:style-name="ce55" table:formula="of:=IF([.B5]&gt;[.M5]; &quot;Yes&quot;; &quot;No&quot;)" office:value-type="string" office:string-value="No" calcext:value-type="string">
            <text:p>No</text:p>
          </table:table-cell>
          <table:table-cell table:style-name="ce55" office:value-type="string" calcext:value-type="string">
            <text:p>Resignation</text:p>
          </table:table-cell>
          <table:table-cell table:style-name="ce55" office:value-type="string" calcext:value-type="string">
            <text:p>No</text:p>
          </table:table-cell>
          <table:table-cell table:style-name="ce16" office:value-type="string" calcext:value-type="string">
            <text:p>Nomination withdrawn</text:p>
          </table:table-cell>
          <table:table-cell table:number-columns-repeated="2" table:style-name="ce55" office:value-type="string" calcext:value-type="string">
            <text:p>No</text:p>
          </table:table-cell>
          <table:table-cell table:style-name="ce55" office:value-type="string" calcext:value-type="string">
            <text:p>N/A</text:p>
          </table:table-cell>
          <table:table-cell table:style-name="ce16" office:value-type="string" calcext:value-type="string">
            <text:p>Nomination withdrawn</text:p>
          </table:table-cell>
          <table:table-cell table:style-name="ce16" table:formula="of:=IF(OR(AND([.K5]=&quot;Confirmed&quot;;[.I5]&gt;[.N5];[.Q5]=[.S5]); AND([.K5]=&quot;Confirmed&quot;;[.I5]&lt;[.N5];[.Q5]=[.R5])); &quot;No&quot;; IF([.K5]=&quot;Confirmed&quot;; &quot;Yes&quot;; [.K5]))" office:value-type="string" office:string-value="Withdrawn" calcext:value-type="string">
            <text:p>Withdrawn</text:p>
          </table:table-cell>
          <table:table-cell table:style-name="ce16" table:formula="of:=IF(AND([.K5]=&quot;Confirmed&quot;;[.I5]&gt;[.N5]); &quot;Yes&quot;; IF([.K5]=&quot;Confirmed&quot;; &quot;No&quot;; [.K5]))" office:value-type="string" office:string-value="Withdrawn" calcext:value-type="string">
            <text:p>Withdrawn</text:p>
          </table:table-cell>
          <table:table-cell table:style-name="ce16" office:value-type="string" calcext:value-type="string">
            <text:p>Fortas failing to be elevated to Chief Justice ended need for this nomination.</text:p>
          </table:table-cell>
          <table:table-cell table:number-columns-repeated="989"/>
        </table:table-row>
        <table:table-row table:style-name="ro2">
          <table:table-cell table:style-name="ce16" office:value-type="string" calcext:value-type="string">
            <text:p>Abe Fortas</text:p>
          </table:table-cell>
          <table:table-cell table:style-name="ce26" office:value-type="date" office:date-value="1968-06-13" calcext:value-type="date">
            <text:p>06/13/1968</text:p>
          </table:table-cell>
          <table:table-cell table:style-name="ce37" table:formula="of:=[.M6]-[.B6]" office:value-type="float" office:value="145" calcext:value-type="float">
            <text:p>145</text:p>
          </table:table-cell>
          <table:table-cell table:style-name="ce16" office:value-type="string" calcext:value-type="string">
            <text:p>Elevation</text:p>
          </table:table-cell>
          <table:table-cell table:style-name="ce26" office:value-type="date" office:date-value="1968-06-26" calcext:value-type="date">
            <text:p>06/26/1968</text:p>
          </table:table-cell>
          <table:table-cell table:style-name="ce37" table:formula="of:=IF(OR([.E6]=&quot;TBD&quot;; [.E6]=&quot;None&quot;); &quot;N/A&quot;; ([.M6]-[.E6]))" office:value-type="float" office:value="132" calcext:value-type="float">
            <text:p>132</text:p>
          </table:table-cell>
          <table:table-cell table:style-name="ce26"/>
          <table:table-cell table:style-name="ce37" table:formula="of:=IF(OR([.G6]=&quot;TBD&quot;; [.G6]=&quot;None&quot;); &quot;N/A&quot;; ([.M6]-[.G6]))" office:value-type="float" office:value="25147" calcext:value-type="float">
            <text:p>25147</text:p>
          </table:table-cell>
          <table:table-cell table:style-name="ce26" office:value-type="string" calcext:value-type="string">
            <text:p>None</text:p>
          </table:table-cell>
          <table:table-cell table:style-name="ce37" table:formula="of:=IF(OR([.I6]=&quot;TBD&quot;; [.I6]=&quot;None&quot;); &quot;N/A&quot;; ([.M6]-[.I6]))" office:value-type="string" office:string-value="N/A" calcext:value-type="string">
            <text:p>N/A</text:p>
          </table:table-cell>
          <table:table-cell table:style-name="ce16" office:value-type="string" calcext:value-type="string">
            <text:p>Withdrawn</text:p>
          </table:table-cell>
          <table:table-cell table:style-name="ce26" office:value-type="date" office:date-value="1968-10-04" calcext:value-type="date">
            <text:p>10/04/1968</text:p>
          </table:table-cell>
          <table:table-cell table:style-name="ce26" office:value-type="date" office:date-value="1968-11-05" calcext:value-type="date">
            <text:p>11/05/1968</text:p>
          </table:table-cell>
          <table:table-cell table:style-name="ce26" office:value-type="date" office:date-value="1969-01-20" calcext:value-type="date">
            <text:p>01/20/1969</text:p>
          </table:table-cell>
          <table:table-cell table:style-name="ce16" office:value-type="string" calcext:value-type="string">
            <text:p>Lyndon Johnson</text:p>
          </table:table-cell>
          <table:table-cell table:number-columns-repeated="4" table:style-name="ce48" office:value-type="string" calcext:value-type="string">
            <text:p>Democratic</text:p>
          </table:table-cell>
          <table:table-cell table:style-name="ce16" office:value-type="string" calcext:value-type="string">
            <text:p>Republican</text:p>
          </table:table-cell>
          <table:table-cell table:number-columns-repeated="2" table:style-name="ce48" office:value-type="string" calcext:value-type="string">
            <text:p>Democratic</text:p>
          </table:table-cell>
          <table:table-cell table:style-name="ce55" table:formula="of:=IF(YEAR([.B6])&lt;YEAR([.M6]); &quot;Yes&quot;; &quot;No&quot;)" office:value-type="string" office:string-value="No" calcext:value-type="string">
            <text:p>No</text:p>
          </table:table-cell>
          <table:table-cell table:style-name="ce55" table:formula="of:=IF([.B6]&gt;[.M6]; &quot;Yes&quot;; &quot;No&quot;)" office:value-type="string" office:string-value="No" calcext:value-type="string">
            <text:p>No</text:p>
          </table:table-cell>
          <table:table-cell table:style-name="ce55" office:value-type="string" calcext:value-type="string">
            <text:p>Resignation</text:p>
          </table:table-cell>
          <table:table-cell table:style-name="ce55" office:value-type="string" calcext:value-type="string">
            <text:p>Yes</text:p>
          </table:table-cell>
          <table:table-cell table:style-name="ce16" office:value-type="string" calcext:value-type="string">
            <text:p>Hearing held</text:p>
          </table:table-cell>
          <table:table-cell table:style-name="ce55" office:value-type="string" calcext:value-type="string">
            <text:p>Yes</text:p>
          </table:table-cell>
          <table:table-cell table:style-name="ce55" office:value-type="string" calcext:value-type="string">
            <text:p>No</text:p>
          </table:table-cell>
          <table:table-cell table:style-name="ce55" office:value-type="string" calcext:value-type="string">
            <text:p>Voice Vote</text:p>
          </table:table-cell>
          <table:table-cell table:style-name="ce16" office:value-type="string" calcext:value-type="string">
            <text:p>Cloture vote failed</text:p>
          </table:table-cell>
          <table:table-cell table:style-name="ce16" table:formula="of:=IF(OR(AND([.K6]=&quot;Confirmed&quot;;[.I6]&gt;[.N6];[.Q6]=[.S6]); AND([.K6]=&quot;Confirmed&quot;;[.I6]&lt;[.N6];[.Q6]=[.R6])); &quot;No&quot;; IF([.K6]=&quot;Confirmed&quot;; &quot;Yes&quot;; [.K6]))" office:value-type="string" office:string-value="Withdrawn" calcext:value-type="string">
            <text:p>Withdrawn</text:p>
          </table:table-cell>
          <table:table-cell table:style-name="ce16" table:formula="of:=IF(AND([.K6]=&quot;Confirmed&quot;;[.I6]&gt;[.N6]); &quot;Yes&quot;; IF([.K6]=&quot;Confirmed&quot;; &quot;No&quot;; [.K6]))" office:value-type="string" office:string-value="Withdrawn" calcext:value-type="string">
            <text:p>Withdrawn</text:p>
          </table:table-cell>
          <table:table-cell table:style-name="ce16" office:value-type="string" calcext:value-type="string">
            <text:p>Filibustered and cloture vote to end filibuster failed. Ethical issues revealed at hearings due to private political collaboration with Johnson and receiving privately funded stipend to teach an American University course equal to 40% of his court salary.</text:p>
          </table:table-cell>
          <table:table-cell table:number-columns-repeated="989"/>
        </table:table-row>
        <table:table-row table:style-name="ro2">
          <table:table-cell office:value-type="string" calcext:value-type="string">
            <text:p>William Brennan</text:p>
          </table:table-cell>
          <table:table-cell office:value-type="date" office:date-value="1956-09-07" calcext:value-type="date">
            <text:p>09/07/1956</text:p>
          </table:table-cell>
          <table:table-cell table:formula="of:=[.M7]-[.B7]" office:value-type="float" office:value="60" calcext:value-type="float">
            <text:p>60</text:p>
          </table:table-cell>
          <table:table-cell office:value-type="string" calcext:value-type="string">
            <text:p>New</text:p>
          </table:table-cell>
          <table:table-cell office:value-type="date" office:date-value="1957-01-14" calcext:value-type="date">
            <text:p>01/14/1957</text:p>
          </table:table-cell>
          <table:table-cell table:formula="of:=IF(OR([.E7]=&quot;TBD&quot;; [.E7]=&quot;None&quot;); &quot;N/A&quot;; ([.M7]-[.E7]))" office:value-type="float" office:value="-69" calcext:value-type="float">
            <text:p>-69</text:p>
          </table:table-cell>
          <table:table-cell/>
          <table:table-cell table:style-name="ce5" table:formula="of:=IF(OR([.G7]=&quot;TBD&quot;; [.G7]=&quot;None&quot;); &quot;N/A&quot;; ([.M7]-[.G7]))" office:value-type="float" office:value="20765" calcext:value-type="float">
            <text:p>20765</text:p>
          </table:table-cell>
          <table:table-cell office:value-type="date" office:date-value="1955-03-16" calcext:value-type="date">
            <text:p>03/16/1955</text:p>
          </table:table-cell>
          <table:table-cell table:style-name="ce5" table:formula="of:=IF(OR([.I7]=&quot;TBD&quot;; [.I7]=&quot;None&quot;); &quot;N/A&quot;; ([.M7]-[.I7]))" office:value-type="float" office:value="601" calcext:value-type="float">
            <text:p>601</text:p>
          </table:table-cell>
          <table:table-cell office:value-type="string" calcext:value-type="string">
            <text:p>Confirmed</text:p>
          </table:table-cell>
          <table:table-cell office:value-type="date" office:date-value="1955-03-16" calcext:value-type="date">
            <text:p>03/16/1955</text:p>
          </table:table-cell>
          <table:table-cell office:value-type="date" office:date-value="1956-11-06" calcext:value-type="date">
            <text:p>11/06/1956</text:p>
          </table:table-cell>
          <table:table-cell office:value-type="date" office:date-value="1957-01-21" calcext:value-type="date">
            <text:p>01/21/1957</text:p>
          </table:table-cell>
          <table:table-cell office:value-type="string" calcext:value-type="string">
            <text:p>Dwight Eisenhower</text:p>
          </table:table-cell>
          <table:table-cell table:number-columns-repeated="2" office:value-type="string" calcext:value-type="string">
            <text:p>Republican</text:p>
          </table:table-cell>
          <table:table-cell table:number-columns-repeated="2" table:style-name="Default" office:value-type="string" calcext:value-type="string">
            <text:p>Democratic</text:p>
          </table:table-cell>
          <table:table-cell office:value-type="string" calcext:value-type="string">
            <text:p>Republican</text:p>
          </table:table-cell>
          <table:table-cell table:number-columns-repeated="2" table:style-name="Default" office:value-type="string" calcext:value-type="string">
            <text:p>Democratic</text:p>
          </table:table-cell>
          <table:table-cell table:formula="of:=IF(YEAR([.B7])&lt;YEAR([.M7]); &quot;Yes&quot;; &quot;No&quot;)" office:value-type="string" office:string-value="No" calcext:value-type="string">
            <text:p>No</text:p>
          </table:table-cell>
          <table:table-cell table:formula="of:=IF([.B7]&gt;[.M7]; &quot;Yes&quot;; &quot;No&quot;)" office:value-type="string" office:string-value="No" calcext:value-type="string">
            <text:p>No</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Unknown</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7]=&quot;Confirmed&quot;;[.I7]&gt;[.N7];[.Q7]=[.S7]); AND([.K7]=&quot;Confirmed&quot;;[.I7]&lt;[.N7];[.Q7]=[.R7])); &quot;No&quot;; IF([.K7]=&quot;Confirmed&quot;; &quot;Yes&quot;; [.K7]))" office:value-type="string" office:string-value="Yes" calcext:value-type="string">
            <text:p>Yes</text:p>
          </table:table-cell>
          <table:table-cell table:formula="of:=IF(AND([.K7]=&quot;Confirmed&quot;;[.I7]&gt;[.N7]); &quot;Yes&quot;; IF([.K7]=&quot;Confirmed&quot;; &quot;No&quot;; [.K7]))" office:value-type="string" office:string-value="No" calcext:value-type="string">
            <text:p>No</text:p>
          </table:table-cell>
          <table:table-cell office:value-type="string" calcext:value-type="string">
            <text:p>Appointed as recess appointment by Eisenhower, then confirmed following year with new senate. Selected because he was a Democrat, and Eisenhower had already appointed two Republicans.</text:p>
          </table:table-cell>
          <table:table-cell table:number-columns-repeated="989"/>
        </table:table-row>
        <table:table-row table:style-name="ro2">
          <table:table-cell office:value-type="string" calcext:value-type="string">
            <text:p>Frank Murphy</text:p>
          </table:table-cell>
          <table:table-cell office:value-type="date" office:date-value="1939-11-16" calcext:value-type="date">
            <text:p>11/16/1939</text:p>
          </table:table-cell>
          <table:table-cell table:formula="of:=[.M8]-[.B8]" office:value-type="float" office:value="355" calcext:value-type="float">
            <text:p>355</text:p>
          </table:table-cell>
          <table:table-cell office:value-type="string" calcext:value-type="string">
            <text:p>New</text:p>
          </table:table-cell>
          <table:table-cell office:value-type="date" office:date-value="1940-01-04" calcext:value-type="date">
            <text:p>01/04/1940</text:p>
          </table:table-cell>
          <table:table-cell table:formula="of:=IF(OR([.E8]=&quot;TBD&quot;; [.E8]=&quot;None&quot;); &quot;N/A&quot;; ([.M8]-[.E8]))" office:value-type="float" office:value="306" calcext:value-type="float">
            <text:p>306</text:p>
          </table:table-cell>
          <table:table-cell/>
          <table:table-cell table:style-name="ce5" table:formula="of:=IF(OR([.G8]=&quot;TBD&quot;; [.G8]=&quot;None&quot;); &quot;N/A&quot;; ([.M8]-[.G8]))" office:value-type="float" office:value="14920" calcext:value-type="float">
            <text:p>14920</text:p>
          </table:table-cell>
          <table:table-cell office:value-type="date" office:date-value="1940-01-16" calcext:value-type="date">
            <text:p>01/16/1940</text:p>
          </table:table-cell>
          <table:table-cell table:style-name="ce5" table:formula="of:=IF(OR([.I8]=&quot;TBD&quot;; [.I8]=&quot;None&quot;); &quot;N/A&quot;; ([.M8]-[.I8]))" office:value-type="float" office:value="294" calcext:value-type="float">
            <text:p>294</text:p>
          </table:table-cell>
          <table:table-cell office:value-type="string" calcext:value-type="string">
            <text:p>Confirmed</text:p>
          </table:table-cell>
          <table:table-cell office:value-type="date" office:date-value="1940-01-16" calcext:value-type="date">
            <text:p>01/16/1940</text:p>
          </table:table-cell>
          <table:table-cell office:value-type="date" office:date-value="1940-11-05" calcext:value-type="date">
            <text:p>11/05/1940</text:p>
          </table:table-cell>
          <table:table-cell office:value-type="date" office:date-value="1941-01-20" calcext:value-type="date">
            <text:p>01/20/1941</text:p>
          </table:table-cell>
          <table:table-cell office:value-type="string" calcext:value-type="string">
            <text:p>Franklin Roosevelt</text:p>
          </table:table-cell>
          <table:table-cell table:number-columns-repeated="7" table:style-name="Default" office:value-type="string" calcext:value-type="string">
            <text:p>Democratic</text:p>
          </table:table-cell>
          <table:table-cell table:formula="of:=IF(YEAR([.B8])&lt;YEAR([.M8]); &quot;Yes&quot;; &quot;No&quot;)" office:value-type="string" office:string-value="Yes" calcext:value-type="string">
            <text:p>Yes</text:p>
          </table:table-cell>
          <table:table-cell table:formula="of:=IF([.B8]&gt;[.M8]; &quot;Yes&quot;; &quot;No&quot;)" office:value-type="string" office:string-value="No" calcext:value-type="string">
            <text:p>No</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8]=&quot;Confirmed&quot;;[.I8]&gt;[.N8];[.Q8]=[.S8]); AND([.K8]=&quot;Confirmed&quot;;[.I8]&lt;[.N8];[.Q8]=[.R8])); &quot;No&quot;; IF([.K8]=&quot;Confirmed&quot;; &quot;Yes&quot;; [.K8]))" office:value-type="string" office:string-value="No" calcext:value-type="string">
            <text:p>No</text:p>
          </table:table-cell>
          <table:table-cell table:formula="of:=IF(AND([.K8]=&quot;Confirmed&quot;;[.I8]&gt;[.N8]); &quot;Yes&quot;; IF([.K8]=&quot;Confirmed&quot;; &quot;No&quot;; [.K8]))" office:value-type="string" office:string-value="No" calcext:value-type="string">
            <text:p>No</text:p>
          </table:table-cell>
          <table:table-cell table:number-columns-repeated="990"/>
        </table:table-row>
        <table:table-row table:style-name="ro2">
          <table:table-cell office:value-type="string" calcext:value-type="string">
            <text:p>Benjamin Cardozo</text:p>
          </table:table-cell>
          <table:table-cell office:value-type="date" office:date-value="1932-01-12" calcext:value-type="date">
            <text:p>01/12/1932</text:p>
          </table:table-cell>
          <table:table-cell table:formula="of:=[.M9]-[.B9]" office:value-type="float" office:value="301" calcext:value-type="float">
            <text:p>301</text:p>
          </table:table-cell>
          <table:table-cell office:value-type="string" calcext:value-type="string">
            <text:p>New</text:p>
          </table:table-cell>
          <table:table-cell office:value-type="date" office:date-value="1932-02-15" calcext:value-type="date">
            <text:p>02/15/1932</text:p>
          </table:table-cell>
          <table:table-cell table:formula="of:=IF(OR([.E9]=&quot;TBD&quot;; [.E9]=&quot;None&quot;); &quot;N/A&quot;; ([.M9]-[.E9]))" office:value-type="float" office:value="267" calcext:value-type="float">
            <text:p>267</text:p>
          </table:table-cell>
          <table:table-cell/>
          <table:table-cell table:style-name="ce5" table:formula="of:=IF(OR([.G9]=&quot;TBD&quot;; [.G9]=&quot;None&quot;); &quot;N/A&quot;; ([.M9]-[.G9]))" office:value-type="float" office:value="12001" calcext:value-type="float">
            <text:p>12001</text:p>
          </table:table-cell>
          <table:table-cell office:value-type="date" office:date-value="1932-02-24" calcext:value-type="date">
            <text:p>02/24/1932</text:p>
          </table:table-cell>
          <table:table-cell table:style-name="ce5" table:formula="of:=IF(OR([.I9]=&quot;TBD&quot;; [.I9]=&quot;None&quot;); &quot;N/A&quot;; ([.M9]-[.I9]))" office:value-type="float" office:value="258" calcext:value-type="float">
            <text:p>258</text:p>
          </table:table-cell>
          <table:table-cell office:value-type="string" calcext:value-type="string">
            <text:p>Confirmed</text:p>
          </table:table-cell>
          <table:table-cell office:value-type="date" office:date-value="1932-02-24" calcext:value-type="date">
            <text:p>02/24/1932</text:p>
          </table:table-cell>
          <table:table-cell office:value-type="date" office:date-value="1932-11-08" calcext:value-type="date">
            <text:p>11/08/1932</text:p>
          </table:table-cell>
          <table:table-cell office:value-type="date" office:date-value="1933-03-04" calcext:value-type="date">
            <text:p>03/04/1933</text:p>
          </table:table-cell>
          <table:table-cell office:value-type="string" calcext:value-type="string">
            <text:p>Herbert Hoover</text:p>
          </table:table-cell>
          <table:table-cell table:number-columns-repeated="4" office:value-type="string" calcext:value-type="string">
            <text:p>Republican</text:p>
          </table:table-cell>
          <table:table-cell table:style-name="Default" office:value-type="string" calcext:value-type="string">
            <text:p>Democratic</text:p>
          </table:table-cell>
          <table:table-cell table:number-columns-repeated="2" office:value-type="string" calcext:value-type="string">
            <text:p>Republican</text:p>
          </table:table-cell>
          <table:table-cell table:formula="of:=IF(YEAR([.B9])&lt;YEAR([.M9]); &quot;Yes&quot;; &quot;No&quot;)" office:value-type="string" office:string-value="No" calcext:value-type="string">
            <text:p>No</text:p>
          </table:table-cell>
          <table:table-cell table:formula="of:=IF([.B9]&gt;[.M9]; &quot;Yes&quot;; &quot;No&quot;)" office:value-type="string" office:string-value="No" calcext:value-type="string">
            <text:p>No</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9]=&quot;Confirmed&quot;;[.I9]&gt;[.N9];[.Q9]=[.S9]); AND([.K9]=&quot;Confirmed&quot;;[.I9]&lt;[.N9];[.Q9]=[.R9])); &quot;No&quot;; IF([.K9]=&quot;Confirmed&quot;; &quot;Yes&quot;; [.K9]))" office:value-type="string" office:string-value="No" calcext:value-type="string">
            <text:p>No</text:p>
          </table:table-cell>
          <table:table-cell table:formula="of:=IF(AND([.K9]=&quot;Confirmed&quot;;[.I9]&gt;[.N9]); &quot;Yes&quot;; IF([.K9]=&quot;Confirmed&quot;; &quot;No&quot;; [.K9]))" office:value-type="string" office:string-value="No" calcext:value-type="string">
            <text:p>No</text:p>
          </table:table-cell>
          <table:table-cell table:number-columns-repeated="990"/>
        </table:table-row>
        <table:table-row table:style-name="ro2">
          <table:table-cell office:value-type="string" calcext:value-type="string">
            <text:p>Harlan Stone</text:p>
          </table:table-cell>
          <table:table-cell office:value-type="date" office:date-value="1925-01-05" calcext:value-type="date">
            <text:p>01/05/1925</text:p>
          </table:table-cell>
          <table:table-cell table:formula="of:=[.M10]-[.B10]" office:value-type="float" office:value="-62" calcext:value-type="float">
            <text:p>-62</text:p>
          </table:table-cell>
          <table:table-cell office:value-type="string" calcext:value-type="string">
            <text:p>New</text:p>
          </table:table-cell>
          <table:table-cell office:value-type="date" office:date-value="1925-01-05" calcext:value-type="date">
            <text:p>01/05/1925</text:p>
          </table:table-cell>
          <table:table-cell table:formula="of:=IF(OR([.E10]=&quot;TBD&quot;; [.E10]=&quot;None&quot;); &quot;N/A&quot;; ([.M10]-[.E10]))" office:value-type="float" office:value="-62" calcext:value-type="float">
            <text:p>-62</text:p>
          </table:table-cell>
          <table:table-cell/>
          <table:table-cell table:style-name="ce5" table:formula="of:=IF(OR([.G10]=&quot;TBD&quot;; [.G10]=&quot;None&quot;); &quot;N/A&quot;; ([.M10]-[.G10]))" office:value-type="float" office:value="9075" calcext:value-type="float">
            <text:p>9075</text:p>
          </table:table-cell>
          <table:table-cell office:value-type="date" office:date-value="1925-02-05" calcext:value-type="date">
            <text:p>02/05/1925</text:p>
          </table:table-cell>
          <table:table-cell table:style-name="ce5" table:formula="of:=IF(OR([.I10]=&quot;TBD&quot;; [.I10]=&quot;None&quot;); &quot;N/A&quot;; ([.M10]-[.I10]))" office:value-type="float" office:value="-93" calcext:value-type="float">
            <text:p>-93</text:p>
          </table:table-cell>
          <table:table-cell office:value-type="string" calcext:value-type="string">
            <text:p>Confirmed</text:p>
          </table:table-cell>
          <table:table-cell office:value-type="date" office:date-value="1925-02-05" calcext:value-type="date">
            <text:p>02/05/1925</text:p>
          </table:table-cell>
          <table:table-cell office:value-type="date" office:date-value="1924-11-04" calcext:value-type="date">
            <text:p>11/04/1924</text:p>
          </table:table-cell>
          <table:table-cell office:value-type="date" office:date-value="1925-03-04" calcext:value-type="date">
            <text:p>03/04/1925</text:p>
          </table:table-cell>
          <table:table-cell office:value-type="string" calcext:value-type="string">
            <text:p>Calvin Coolidge</text:p>
          </table:table-cell>
          <table:table-cell table:number-columns-repeated="4" office:value-type="string" calcext:value-type="string">
            <text:p>Republican</text:p>
          </table:table-cell>
          <table:table-cell table:style-name="Default" office:value-type="string" calcext:value-type="string">
            <text:p>Republican</text:p>
          </table:table-cell>
          <table:table-cell table:number-columns-repeated="2" office:value-type="string" calcext:value-type="string">
            <text:p>Republican</text:p>
          </table:table-cell>
          <table:table-cell table:formula="of:=IF(YEAR([.B10])&lt;YEAR([.M10]); &quot;Yes&quot;; &quot;No&quot;)" office:value-type="string" office:string-value="No" calcext:value-type="string">
            <text:p>No</text:p>
          </table:table-cell>
          <table:table-cell table:formula="of:=IF([.B10]&gt;[.M10]; &quot;Yes&quot;; &quot;No&quot;)" office:value-type="string" office:string-value="Yes" calcext:value-type="string">
            <text:p>Yes</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71-6</text:p>
          </table:table-cell>
          <table:table-cell office:value-type="string" calcext:value-type="string">
            <text:p>Vote held</text:p>
          </table:table-cell>
          <table:table-cell table:formula="of:=IF(OR(AND([.K10]=&quot;Confirmed&quot;;[.I10]&gt;[.N10];[.Q10]=[.S10]); AND([.K10]=&quot;Confirmed&quot;;[.I10]&lt;[.N10];[.Q10]=[.R10])); &quot;No&quot;; IF([.K10]=&quot;Confirmed&quot;; &quot;Yes&quot;; [.K10]))" office:value-type="string" office:string-value="No" calcext:value-type="string">
            <text:p>No</text:p>
          </table:table-cell>
          <table:table-cell table:formula="of:=IF(AND([.K10]=&quot;Confirmed&quot;;[.I10]&gt;[.N10]); &quot;Yes&quot;; IF([.K10]=&quot;Confirmed&quot;; &quot;No&quot;; [.K10]))" office:value-type="string" office:string-value="No" calcext:value-type="string">
            <text:p>No</text:p>
          </table:table-cell>
          <table:table-cell table:number-columns-repeated="990"/>
        </table:table-row>
        <table:table-row table:style-name="ro2">
          <table:table-cell office:value-type="string" calcext:value-type="string">
            <text:p>John Clarke</text:p>
          </table:table-cell>
          <table:table-cell office:value-type="date" office:date-value="1916-06-10" calcext:value-type="date">
            <text:p>06/10/1916</text:p>
          </table:table-cell>
          <table:table-cell table:formula="of:=[.M11]-[.B11]" office:value-type="float" office:value="150" calcext:value-type="float">
            <text:p>150</text:p>
          </table:table-cell>
          <table:table-cell office:value-type="string" calcext:value-type="string">
            <text:p>New</text:p>
          </table:table-cell>
          <table:table-cell office:value-type="date" office:date-value="1916-01-14" calcext:value-type="date">
            <text:p>01/14/1916</text:p>
          </table:table-cell>
          <table:table-cell table:formula="of:=IF(OR([.E11]=&quot;TBD&quot;; [.E11]=&quot;None&quot;); &quot;N/A&quot;; ([.M11]-[.E11]))" office:value-type="float" office:value="298" calcext:value-type="float">
            <text:p>298</text:p>
          </table:table-cell>
          <table:table-cell/>
          <table:table-cell table:style-name="ce5" table:formula="of:=IF(OR([.G11]=&quot;TBD&quot;; [.G11]=&quot;None&quot;); &quot;N/A&quot;; ([.M11]-[.G11]))" office:value-type="float" office:value="6156" calcext:value-type="float">
            <text:p>6156</text:p>
          </table:table-cell>
          <table:table-cell office:value-type="date" office:date-value="1916-07-24" calcext:value-type="date">
            <text:p>07/24/1916</text:p>
          </table:table-cell>
          <table:table-cell table:style-name="ce5" table:formula="of:=IF(OR([.I11]=&quot;TBD&quot;; [.I11]=&quot;None&quot;); &quot;N/A&quot;; ([.M11]-[.I11]))" office:value-type="float" office:value="106" calcext:value-type="float">
            <text:p>106</text:p>
          </table:table-cell>
          <table:table-cell office:value-type="string" calcext:value-type="string">
            <text:p>Confirmed</text:p>
          </table:table-cell>
          <table:table-cell office:value-type="date" office:date-value="1916-07-24" calcext:value-type="date">
            <text:p>07/24/1916</text:p>
          </table:table-cell>
          <table:table-cell office:value-type="date" office:date-value="1916-11-07" calcext:value-type="date">
            <text:p>11/07/1916</text:p>
          </table:table-cell>
          <table:table-cell office:value-type="date" office:date-value="1917-03-04" calcext:value-type="date">
            <text:p>03/04/1917</text:p>
          </table:table-cell>
          <table:table-cell office:value-type="string" calcext:value-type="string">
            <text:p>Woodrow Wilson</text:p>
          </table:table-cell>
          <table:table-cell table:number-columns-repeated="7" table:style-name="Default" office:value-type="string" calcext:value-type="string">
            <text:p>Democratic</text:p>
          </table:table-cell>
          <table:table-cell table:formula="of:=IF(YEAR([.B11])&lt;YEAR([.M11]); &quot;Yes&quot;; &quot;No&quot;)" office:value-type="string" office:string-value="No" calcext:value-type="string">
            <text:p>No</text:p>
          </table:table-cell>
          <table:table-cell table:formula="of:=IF([.B11]&gt;[.M11]; &quot;Yes&quot;; &quot;No&quot;)" office:value-type="string" office:string-value="No" calcext:value-type="string">
            <text:p>No</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11]=&quot;Confirmed&quot;;[.I11]&gt;[.N11];[.Q11]=[.S11]); AND([.K11]=&quot;Confirmed&quot;;[.I11]&lt;[.N11];[.Q11]=[.R11])); &quot;No&quot;; IF([.K11]=&quot;Confirmed&quot;; &quot;Yes&quot;; [.K11]))" office:value-type="string" office:string-value="No" calcext:value-type="string">
            <text:p>No</text:p>
          </table:table-cell>
          <table:table-cell table:formula="of:=IF(AND([.K11]=&quot;Confirmed&quot;;[.I11]&gt;[.N11]); &quot;Yes&quot;; IF([.K11]=&quot;Confirmed&quot;; &quot;No&quot;; [.K11]))" office:value-type="string" office:string-value="No" calcext:value-type="string">
            <text:p>No</text:p>
          </table:table-cell>
          <table:table-cell office:value-type="string" calcext:value-type="string">
            <text:p>Charles Hughes resigned as justice to run as the Republican candidate for president against Wilson. Clarke was unanimously confirmed.</text:p>
          </table:table-cell>
          <table:table-cell table:number-columns-repeated="989"/>
        </table:table-row>
        <table:table-row table:style-name="ro2">
          <table:table-cell office:value-type="string" calcext:value-type="string">
            <text:p>Louis Brandeis</text:p>
          </table:table-cell>
          <table:table-cell office:value-type="date" office:date-value="1916-01-02" calcext:value-type="date">
            <text:p>01/02/1916</text:p>
          </table:table-cell>
          <table:table-cell table:formula="of:=[.M12]-[.B12]" office:value-type="float" office:value="310" calcext:value-type="float">
            <text:p>310</text:p>
          </table:table-cell>
          <table:table-cell office:value-type="string" calcext:value-type="string">
            <text:p>New</text:p>
          </table:table-cell>
          <table:table-cell office:value-type="date" office:date-value="1916-01-28" calcext:value-type="date">
            <text:p>01/28/1916</text:p>
          </table:table-cell>
          <table:table-cell table:formula="of:=IF(OR([.E12]=&quot;TBD&quot;; [.E12]=&quot;None&quot;); &quot;N/A&quot;; ([.M12]-[.E12]))" office:value-type="float" office:value="284" calcext:value-type="float">
            <text:p>284</text:p>
          </table:table-cell>
          <table:table-cell/>
          <table:table-cell table:style-name="ce5" table:formula="of:=IF(OR([.G12]=&quot;TBD&quot;; [.G12]=&quot;None&quot;); &quot;N/A&quot;; ([.M12]-[.G12]))" office:value-type="float" office:value="6156" calcext:value-type="float">
            <text:p>6156</text:p>
          </table:table-cell>
          <table:table-cell office:value-type="date" office:date-value="1916-06-01" calcext:value-type="date">
            <text:p>06/01/1916</text:p>
          </table:table-cell>
          <table:table-cell table:style-name="ce5" table:formula="of:=IF(OR([.I12]=&quot;TBD&quot;; [.I12]=&quot;None&quot;); &quot;N/A&quot;; ([.M12]-[.I12]))" office:value-type="float" office:value="159" calcext:value-type="float">
            <text:p>159</text:p>
          </table:table-cell>
          <table:table-cell office:value-type="string" calcext:value-type="string">
            <text:p>Confirmed</text:p>
          </table:table-cell>
          <table:table-cell office:value-type="date" office:date-value="1916-06-01" calcext:value-type="date">
            <text:p>06/01/1916</text:p>
          </table:table-cell>
          <table:table-cell office:value-type="date" office:date-value="1916-11-07" calcext:value-type="date">
            <text:p>11/07/1916</text:p>
          </table:table-cell>
          <table:table-cell office:value-type="date" office:date-value="1917-03-04" calcext:value-type="date">
            <text:p>03/04/1917</text:p>
          </table:table-cell>
          <table:table-cell office:value-type="string" calcext:value-type="string">
            <text:p>Woodrow Wilson</text:p>
          </table:table-cell>
          <table:table-cell table:number-columns-repeated="7" table:style-name="Default" office:value-type="string" calcext:value-type="string">
            <text:p>Democratic</text:p>
          </table:table-cell>
          <table:table-cell table:formula="of:=IF(YEAR([.B12])&lt;YEAR([.M12]); &quot;Yes&quot;; &quot;No&quot;)" office:value-type="string" office:string-value="No" calcext:value-type="string">
            <text:p>No</text:p>
          </table:table-cell>
          <table:table-cell table:formula="of:=IF([.B12]&gt;[.M12]; &quot;Yes&quot;; &quot;No&quot;)" office:value-type="string" office:string-value="No" calcext:value-type="string">
            <text:p>No</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47-22</text:p>
          </table:table-cell>
          <table:table-cell office:value-type="string" calcext:value-type="string">
            <text:p>Vote held</text:p>
          </table:table-cell>
          <table:table-cell table:formula="of:=IF(OR(AND([.K12]=&quot;Confirmed&quot;;[.I12]&gt;[.N12];[.Q12]=[.S12]); AND([.K12]=&quot;Confirmed&quot;;[.I12]&lt;[.N12];[.Q12]=[.R12])); &quot;No&quot;; IF([.K12]=&quot;Confirmed&quot;; &quot;Yes&quot;; [.K12]))" office:value-type="string" office:string-value="No" calcext:value-type="string">
            <text:p>No</text:p>
          </table:table-cell>
          <table:table-cell table:formula="of:=IF(AND([.K12]=&quot;Confirmed&quot;;[.I12]&gt;[.N12]); &quot;Yes&quot;; IF([.K12]=&quot;Confirmed&quot;; &quot;No&quot;; [.K12]))" office:value-type="string" office:string-value="No" calcext:value-type="string">
            <text:p>No</text:p>
          </table:table-cell>
          <table:table-cell table:number-columns-repeated="990"/>
        </table:table-row>
        <table:table-row table:style-name="ro2">
          <table:table-cell office:value-type="string" calcext:value-type="string">
            <text:p>Mahlon Pitney</text:p>
          </table:table-cell>
          <table:table-cell office:value-type="date" office:date-value="1911-10-14" calcext:value-type="date">
            <text:p>10/14/1911</text:p>
          </table:table-cell>
          <table:table-cell table:formula="of:=[.M13]-[.B13]" office:value-type="float" office:value="388" calcext:value-type="float">
            <text:p>388</text:p>
          </table:table-cell>
          <table:table-cell office:value-type="string" calcext:value-type="string">
            <text:p>New</text:p>
          </table:table-cell>
          <table:table-cell office:value-type="date" office:date-value="1912-02-19" calcext:value-type="date">
            <text:p>02/19/1912</text:p>
          </table:table-cell>
          <table:table-cell table:formula="of:=IF(OR([.E13]=&quot;TBD&quot;; [.E13]=&quot;None&quot;); &quot;N/A&quot;; ([.M13]-[.E13]))" office:value-type="float" office:value="260" calcext:value-type="float">
            <text:p>260</text:p>
          </table:table-cell>
          <table:table-cell/>
          <table:table-cell table:style-name="ce5" table:formula="of:=IF(OR([.G13]=&quot;TBD&quot;; [.G13]=&quot;None&quot;); &quot;N/A&quot;; ([.M13]-[.G13]))" office:value-type="float" office:value="4693" calcext:value-type="float">
            <text:p>4693</text:p>
          </table:table-cell>
          <table:table-cell office:value-type="date" office:date-value="1912-03-13" calcext:value-type="date">
            <text:p>03/13/1912</text:p>
          </table:table-cell>
          <table:table-cell table:style-name="ce5" table:formula="of:=IF(OR([.I13]=&quot;TBD&quot;; [.I13]=&quot;None&quot;); &quot;N/A&quot;; ([.M13]-[.I13]))" office:value-type="float" office:value="237" calcext:value-type="float">
            <text:p>237</text:p>
          </table:table-cell>
          <table:table-cell office:value-type="string" calcext:value-type="string">
            <text:p>Confirmed</text:p>
          </table:table-cell>
          <table:table-cell office:value-type="date" office:date-value="1912-03-13" calcext:value-type="date">
            <text:p>03/13/1912</text:p>
          </table:table-cell>
          <table:table-cell office:value-type="date" office:date-value="1912-11-05" calcext:value-type="date">
            <text:p>11/05/1912</text:p>
          </table:table-cell>
          <table:table-cell office:value-type="date" office:date-value="1913-03-04" calcext:value-type="date">
            <text:p>03/04/1913</text:p>
          </table:table-cell>
          <table:table-cell office:value-type="string" calcext:value-type="string">
            <text:p>William Taft</text:p>
          </table:table-cell>
          <table:table-cell table:number-columns-repeated="3" office:value-type="string" calcext:value-type="string">
            <text:p>Republican</text:p>
          </table:table-cell>
          <table:table-cell table:number-columns-repeated="4" table:style-name="Default" office:value-type="string" calcext:value-type="string">
            <text:p>Democratic</text:p>
          </table:table-cell>
          <table:table-cell table:formula="of:=IF(YEAR([.B13])&lt;YEAR([.M13]); &quot;Yes&quot;; &quot;No&quot;)" office:value-type="string" office:string-value="Yes" calcext:value-type="string">
            <text:p>Yes</text:p>
          </table:table-cell>
          <table:table-cell table:formula="of:=IF([.B13]&gt;[.M13]; &quot;Yes&quot;; &quot;No&quot;)" office:value-type="string" office:string-value="No" calcext:value-type="string">
            <text:p>No</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50-26</text:p>
          </table:table-cell>
          <table:table-cell office:value-type="string" calcext:value-type="string">
            <text:p>Vote held</text:p>
          </table:table-cell>
          <table:table-cell table:formula="of:=IF(OR(AND([.K13]=&quot;Confirmed&quot;;[.I13]&gt;[.N13];[.Q13]=[.S13]); AND([.K13]=&quot;Confirmed&quot;;[.I13]&lt;[.N13];[.Q13]=[.R13])); &quot;No&quot;; IF([.K13]=&quot;Confirmed&quot;; &quot;Yes&quot;; [.K13]))" office:value-type="string" office:string-value="No" calcext:value-type="string">
            <text:p>No</text:p>
          </table:table-cell>
          <table:table-cell table:formula="of:=IF(AND([.K13]=&quot;Confirmed&quot;;[.I13]&gt;[.N13]); &quot;Yes&quot;; IF([.K13]=&quot;Confirmed&quot;; &quot;No&quot;; [.K13]))" office:value-type="string" office:string-value="No" calcext:value-type="string">
            <text:p>No</text:p>
          </table:table-cell>
          <table:table-cell table:number-columns-repeated="990"/>
        </table:table-row>
        <table:table-row table:style-name="ro2">
          <table:table-cell office:value-type="string" calcext:value-type="string">
            <text:p>Howell Jackson</text:p>
          </table:table-cell>
          <table:table-cell office:value-type="date" office:date-value="1893-01-23" calcext:value-type="date">
            <text:p>01/23/1893</text:p>
          </table:table-cell>
          <table:table-cell table:formula="of:=[.M14]-[.B14]" office:value-type="float" office:value="-76" calcext:value-type="float">
            <text:p>-76</text:p>
          </table:table-cell>
          <table:table-cell office:value-type="string" calcext:value-type="string">
            <text:p>New</text:p>
          </table:table-cell>
          <table:table-cell office:value-type="date" office:date-value="1893-02-02" calcext:value-type="date">
            <text:p>02/02/1893</text:p>
          </table:table-cell>
          <table:table-cell table:formula="of:=IF(OR([.E14]=&quot;TBD&quot;; [.E14]=&quot;None&quot;); &quot;N/A&quot;; ([.M14]-[.E14]))" office:value-type="float" office:value="-86" calcext:value-type="float">
            <text:p>-86</text:p>
          </table:table-cell>
          <table:table-cell/>
          <table:table-cell table:style-name="ce5" table:formula="of:=IF(OR([.G14]=&quot;TBD&quot;; [.G14]=&quot;None&quot;); &quot;N/A&quot;; ([.M14]-[.G14]))" office:value-type="float" office:value="-2608" calcext:value-type="float">
            <text:p>-2608</text:p>
          </table:table-cell>
          <table:table-cell office:value-type="date" office:date-value="1893-02-18" calcext:value-type="date">
            <text:p>02/18/1893</text:p>
          </table:table-cell>
          <table:table-cell table:style-name="ce5" table:formula="of:=IF(OR([.I14]=&quot;TBD&quot;; [.I14]=&quot;None&quot;); &quot;N/A&quot;; ([.M14]-[.I14]))" office:value-type="float" office:value="-102" calcext:value-type="float">
            <text:p>-102</text:p>
          </table:table-cell>
          <table:table-cell office:value-type="string" calcext:value-type="string">
            <text:p>Confirmed</text:p>
          </table:table-cell>
          <table:table-cell office:value-type="date" office:date-value="1893-02-18" calcext:value-type="date">
            <text:p>02/18/1893</text:p>
          </table:table-cell>
          <table:table-cell office:value-type="date" office:date-value="1892-11-08" calcext:value-type="date">
            <text:p>11/08/1892</text:p>
          </table:table-cell>
          <table:table-cell office:value-type="date" office:date-value="1893-03-04" calcext:value-type="date">
            <text:p>03/04/1893</text:p>
          </table:table-cell>
          <table:table-cell office:value-type="string" calcext:value-type="string">
            <text:p>Benjamin Harrison</text:p>
          </table:table-cell>
          <table:table-cell table:number-columns-repeated="3" office:value-type="string" calcext:value-type="string">
            <text:p>Republican</text:p>
          </table:table-cell>
          <table:table-cell table:number-columns-repeated="4" table:style-name="Default" office:value-type="string" calcext:value-type="string">
            <text:p>Democratic</text:p>
          </table:table-cell>
          <table:table-cell table:formula="of:=IF(YEAR([.B14])&lt;YEAR([.M14]); &quot;Yes&quot;; &quot;No&quot;)" office:value-type="string" office:string-value="No" calcext:value-type="string">
            <text:p>No</text:p>
          </table:table-cell>
          <table:table-cell table:formula="of:=IF([.B14]&gt;[.M14]; &quot;Yes&quot;; &quot;No&quot;)" office:value-type="string" office:string-value="Yes" calcext:value-type="string">
            <text:p>Yes</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14]=&quot;Confirmed&quot;;[.I14]&gt;[.N14];[.Q14]=[.S14]); AND([.K14]=&quot;Confirmed&quot;;[.I14]&lt;[.N14];[.Q14]=[.R14])); &quot;No&quot;; IF([.K14]=&quot;Confirmed&quot;; &quot;Yes&quot;; [.K14]))" office:value-type="string" office:string-value="No" calcext:value-type="string">
            <text:p>No</text:p>
          </table:table-cell>
          <table:table-cell table:formula="of:=IF(AND([.K14]=&quot;Confirmed&quot;;[.I14]&gt;[.N14]); &quot;Yes&quot;; IF([.K14]=&quot;Confirmed&quot;; &quot;No&quot;; [.K14]))" office:value-type="string" office:string-value="No" calcext:value-type="string">
            <text:p>No</text:p>
          </table:table-cell>
          <table:table-cell table:number-columns-repeated="990"/>
        </table:table-row>
        <table:table-row table:style-name="ro2">
          <table:table-cell office:value-type="string" calcext:value-type="string">
            <text:p>George Shiras</text:p>
          </table:table-cell>
          <table:table-cell office:value-type="date" office:date-value="1892-01-22" calcext:value-type="date">
            <text:p>01/22/1892</text:p>
          </table:table-cell>
          <table:table-cell table:formula="of:=[.M15]-[.B15]" office:value-type="float" office:value="291" calcext:value-type="float">
            <text:p>291</text:p>
          </table:table-cell>
          <table:table-cell office:value-type="string" calcext:value-type="string">
            <text:p>New</text:p>
          </table:table-cell>
          <table:table-cell office:value-type="date" office:date-value="1892-06-19" calcext:value-type="date">
            <text:p>06/19/1892</text:p>
          </table:table-cell>
          <table:table-cell table:formula="of:=IF(OR([.E15]=&quot;TBD&quot;; [.E15]=&quot;None&quot;); &quot;N/A&quot;; ([.M15]-[.E15]))" office:value-type="float" office:value="142" calcext:value-type="float">
            <text:p>142</text:p>
          </table:table-cell>
          <table:table-cell/>
          <table:table-cell table:style-name="ce5" table:formula="of:=IF(OR([.G15]=&quot;TBD&quot;; [.G15]=&quot;None&quot;); &quot;N/A&quot;; ([.M15]-[.G15]))" office:value-type="float" office:value="-2608" calcext:value-type="float">
            <text:p>-2608</text:p>
          </table:table-cell>
          <table:table-cell office:value-type="date" office:date-value="1892-06-26" calcext:value-type="date">
            <text:p>06/26/1892</text:p>
          </table:table-cell>
          <table:table-cell table:style-name="ce5" table:formula="of:=IF(OR([.I15]=&quot;TBD&quot;; [.I15]=&quot;None&quot;); &quot;N/A&quot;; ([.M15]-[.I15]))" office:value-type="float" office:value="135" calcext:value-type="float">
            <text:p>135</text:p>
          </table:table-cell>
          <table:table-cell office:value-type="string" calcext:value-type="string">
            <text:p>Confirmed</text:p>
          </table:table-cell>
          <table:table-cell office:value-type="date" office:date-value="1892-06-26" calcext:value-type="date">
            <text:p>06/26/1892</text:p>
          </table:table-cell>
          <table:table-cell office:value-type="date" office:date-value="1892-11-08" calcext:value-type="date">
            <text:p>11/08/1892</text:p>
          </table:table-cell>
          <table:table-cell office:value-type="date" office:date-value="1893-03-04" calcext:value-type="date">
            <text:p>03/04/1893</text:p>
          </table:table-cell>
          <table:table-cell office:value-type="string" calcext:value-type="string">
            <text:p>Benjamin Harrison</text:p>
          </table:table-cell>
          <table:table-cell table:number-columns-repeated="3" office:value-type="string" calcext:value-type="string">
            <text:p>Republican</text:p>
          </table:table-cell>
          <table:table-cell table:number-columns-repeated="4" table:style-name="Default" office:value-type="string" calcext:value-type="string">
            <text:p>Democratic</text:p>
          </table:table-cell>
          <table:table-cell table:formula="of:=IF(YEAR([.B15])&lt;YEAR([.M15]); &quot;Yes&quot;; &quot;No&quot;)" office:value-type="string" office:string-value="No" calcext:value-type="string">
            <text:p>No</text:p>
          </table:table-cell>
          <table:table-cell table:formula="of:=IF([.B15]&gt;[.M15]; &quot;Yes&quot;; &quot;No&quot;)" office:value-type="string" office:string-value="No" calcext:value-type="string">
            <text:p>No</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15]=&quot;Confirmed&quot;;[.I15]&gt;[.N15];[.Q15]=[.S15]); AND([.K15]=&quot;Confirmed&quot;;[.I15]&lt;[.N15];[.Q15]=[.R15])); &quot;No&quot;; IF([.K15]=&quot;Confirmed&quot;; &quot;Yes&quot;; [.K15]))" office:value-type="string" office:string-value="No" calcext:value-type="string">
            <text:p>No</text:p>
          </table:table-cell>
          <table:table-cell table:formula="of:=IF(AND([.K15]=&quot;Confirmed&quot;;[.I15]&gt;[.N15]); &quot;Yes&quot;; IF([.K15]=&quot;Confirmed&quot;; &quot;No&quot;; [.K15]))" office:value-type="string" office:string-value="No" calcext:value-type="string">
            <text:p>No</text:p>
          </table:table-cell>
          <table:table-cell table:number-columns-repeated="990"/>
        </table:table-row>
        <table:table-row table:style-name="ro2">
          <table:table-cell office:value-type="string" calcext:value-type="string">
            <text:p>Melville Fuller</text:p>
          </table:table-cell>
          <table:table-cell office:value-type="date" office:date-value="1888-03-23" calcext:value-type="date">
            <text:p>03/23/1888</text:p>
          </table:table-cell>
          <table:table-cell table:formula="of:=[.M16]-[.B16]" office:value-type="float" office:value="228" calcext:value-type="float">
            <text:p>228</text:p>
          </table:table-cell>
          <table:table-cell office:value-type="string" calcext:value-type="string">
            <text:p>New</text:p>
          </table:table-cell>
          <table:table-cell office:value-type="date" office:date-value="1888-04-30" calcext:value-type="date">
            <text:p>04/30/1888</text:p>
          </table:table-cell>
          <table:table-cell table:formula="of:=IF(OR([.E16]=&quot;TBD&quot;; [.E16]=&quot;None&quot;); &quot;N/A&quot;; ([.M16]-[.E16]))" office:value-type="float" office:value="190" calcext:value-type="float">
            <text:p>190</text:p>
          </table:table-cell>
          <table:table-cell/>
          <table:table-cell table:style-name="ce5" table:formula="of:=IF(OR([.G16]=&quot;TBD&quot;; [.G16]=&quot;None&quot;); &quot;N/A&quot;; ([.M16]-[.G16]))" office:value-type="float" office:value="-4071" calcext:value-type="float">
            <text:p>-4071</text:p>
          </table:table-cell>
          <table:table-cell office:value-type="date" office:date-value="1888-07-20" calcext:value-type="date">
            <text:p>07/20/1888</text:p>
          </table:table-cell>
          <table:table-cell table:style-name="ce5" table:formula="of:=IF(OR([.I16]=&quot;TBD&quot;; [.I16]=&quot;None&quot;); &quot;N/A&quot;; ([.M16]-[.I16]))" office:value-type="float" office:value="109" calcext:value-type="float">
            <text:p>109</text:p>
          </table:table-cell>
          <table:table-cell office:value-type="string" calcext:value-type="string">
            <text:p>Confirmed</text:p>
          </table:table-cell>
          <table:table-cell office:value-type="date" office:date-value="1888-07-20" calcext:value-type="date">
            <text:p>07/20/1888</text:p>
          </table:table-cell>
          <table:table-cell office:value-type="date" office:date-value="1888-11-06" calcext:value-type="date">
            <text:p>11/06/1888</text:p>
          </table:table-cell>
          <table:table-cell office:value-type="date" office:date-value="1889-03-04" calcext:value-type="date">
            <text:p>03/04/1889</text:p>
          </table:table-cell>
          <table:table-cell office:value-type="string" calcext:value-type="string">
            <text:p>Grover Clevelend</text:p>
          </table:table-cell>
          <table:table-cell table:number-columns-repeated="2" table:style-name="Default" office:value-type="string" calcext:value-type="string">
            <text:p>Democratic</text:p>
          </table:table-cell>
          <table:table-cell table:number-columns-repeated="3" office:value-type="string" calcext:value-type="string">
            <text:p>Republican</text:p>
          </table:table-cell>
          <table:table-cell table:style-name="Default" office:value-type="string" calcext:value-type="string">
            <text:p>Democratic</text:p>
          </table:table-cell>
          <table:table-cell office:value-type="string" calcext:value-type="string">
            <text:p>Republican</text:p>
          </table:table-cell>
          <table:table-cell table:formula="of:=IF(YEAR([.B16])&lt;YEAR([.M16]); &quot;Yes&quot;; &quot;No&quot;)" office:value-type="string" office:string-value="No" calcext:value-type="string">
            <text:p>No</text:p>
          </table:table-cell>
          <table:table-cell table:formula="of:=IF([.B16]&gt;[.M16]; &quot;Yes&quot;; &quot;No&quot;)" office:value-type="string" office:string-value="No" calcext:value-type="string">
            <text:p>No</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41/20</text:p>
          </table:table-cell>
          <table:table-cell office:value-type="string" calcext:value-type="string">
            <text:p>Vote held</text:p>
          </table:table-cell>
          <table:table-cell table:formula="of:=IF(OR(AND([.K16]=&quot;Confirmed&quot;;[.I16]&gt;[.N16];[.Q16]=[.S16]); AND([.K16]=&quot;Confirmed&quot;;[.I16]&lt;[.N16];[.Q16]=[.R16])); &quot;No&quot;; IF([.K16]=&quot;Confirmed&quot;; &quot;Yes&quot;; [.K16]))" office:value-type="string" office:string-value="Yes" calcext:value-type="string">
            <text:p>Yes</text:p>
          </table:table-cell>
          <table:table-cell table:formula="of:=IF(AND([.K16]=&quot;Confirmed&quot;;[.I16]&gt;[.N16]); &quot;Yes&quot;; IF([.K16]=&quot;Confirmed&quot;; &quot;No&quot;; [.K16]))" office:value-type="string" office:string-value="No" calcext:value-type="string">
            <text:p>No</text:p>
          </table:table-cell>
          <table:table-cell table:number-columns-repeated="990"/>
        </table:table-row>
        <table:table-row table:style-name="ro2">
          <table:table-cell office:value-type="string" calcext:value-type="string">
            <text:p>Stanley Matthews</text:p>
          </table:table-cell>
          <table:table-cell office:value-type="date" office:date-value="1881-01-24" calcext:value-type="date">
            <text:p>01/24/1881</text:p>
          </table:table-cell>
          <table:table-cell table:formula="of:=[.M17]-[.B17]" office:value-type="float" office:value="-83" calcext:value-type="float">
            <text:p>-83</text:p>
          </table:table-cell>
          <table:table-cell office:value-type="string" calcext:value-type="string">
            <text:p>New</text:p>
          </table:table-cell>
          <table:table-cell office:value-type="date" office:date-value="1881-01-26" calcext:value-type="date">
            <text:p>01/26/1881</text:p>
          </table:table-cell>
          <table:table-cell table:formula="of:=IF(OR([.E17]=&quot;TBD&quot;; [.E17]=&quot;None&quot;); &quot;N/A&quot;; ([.M17]-[.E17]))" office:value-type="float" office:value="-85" calcext:value-type="float">
            <text:p>-85</text:p>
          </table:table-cell>
          <table:table-cell office:value-type="string" calcext:value-type="string">
            <text:p>None</text:p>
          </table:table-cell>
          <table:table-cell table:style-name="ce5" table:formula="of:=IF(OR([.G17]=&quot;TBD&quot;; [.G17]=&quot;None&quot;); &quot;N/A&quot;; ([.M17]-[.G17]))" office:value-type="string" office:string-value="N/A" calcext:value-type="string">
            <text:p>N/A</text:p>
          </table:table-cell>
          <table:table-cell office:value-type="string" calcext:value-type="string">
            <text:p>None</text:p>
          </table:table-cell>
          <table:table-cell table:style-name="ce5" table:formula="of:=IF(OR([.I17]=&quot;TBD&quot;; [.I17]=&quot;None&quot;); &quot;N/A&quot;; ([.M17]-[.I17]))" office:value-type="string" office:string-value="N/A" calcext:value-type="string">
            <text:p>N/A</text:p>
          </table:table-cell>
          <table:table-cell office:value-type="string" calcext:value-type="string">
            <text:p>No Action</text:p>
          </table:table-cell>
          <table:table-cell office:value-type="string" calcext:value-type="string">
            <text:p>N/A</text:p>
          </table:table-cell>
          <table:table-cell office:value-type="date" office:date-value="1880-11-02" calcext:value-type="date">
            <text:p>11/02/1880</text:p>
          </table:table-cell>
          <table:table-cell office:value-type="date" office:date-value="1881-03-04" calcext:value-type="date">
            <text:p>03/04/1881</text:p>
          </table:table-cell>
          <table:table-cell office:value-type="string" calcext:value-type="string">
            <text:p>Rutherford Hayes</text:p>
          </table:table-cell>
          <table:table-cell table:number-columns-repeated="2" office:value-type="string" calcext:value-type="string">
            <text:p>Republican</text:p>
          </table:table-cell>
          <table:table-cell table:style-name="Default" office:value-type="string" calcext:value-type="string">
            <text:p>Democratic</text:p>
          </table:table-cell>
          <table:table-cell office:value-type="string" calcext:value-type="string">
            <text:p>Split</text:p>
          </table:table-cell>
          <table:table-cell office:value-type="string" calcext:value-type="string">
            <text:p>Republican</text:p>
          </table:table-cell>
          <table:table-cell table:style-name="Default" office:value-type="string" calcext:value-type="string">
            <text:p>Democratic</text:p>
          </table:table-cell>
          <table:table-cell office:value-type="string" calcext:value-type="string">
            <text:p>Republican</text:p>
          </table:table-cell>
          <table:table-cell table:formula="of:=IF(YEAR([.B17])&lt;YEAR([.M17]); &quot;Yes&quot;; &quot;No&quot;)" office:value-type="string" office:string-value="No" calcext:value-type="string">
            <text:p>No</text:p>
          </table:table-cell>
          <table:table-cell table:formula="of:=IF([.B17]&gt;[.M17]; &quot;Yes&quot;; &quot;No&quot;)" office:value-type="string" office:string-value="Yes" calcext:value-type="string">
            <text:p>Yes</text:p>
          </table:table-cell>
          <table:table-cell office:value-type="string" calcext:value-type="string">
            <text:p>Resignation</text:p>
          </table:table-cell>
          <table:table-cell office:value-type="string" calcext:value-type="string">
            <text:p>No</text:p>
          </table:table-cell>
          <table:table-cell office:value-type="string" calcext:value-type="string">
            <text:p>Nominating president was in last few weeks and some objections to his business ties.</text:p>
          </table:table-cell>
          <table:table-cell office:value-type="string" calcext:value-type="string">
            <text:p>N/A</text:p>
          </table:table-cell>
          <table:table-cell office:value-type="string" calcext:value-type="string">
            <text:p>No</text:p>
          </table:table-cell>
          <table:table-cell office:value-type="string" calcext:value-type="string">
            <text:p>N/A</text:p>
          </table:table-cell>
          <table:table-cell office:value-type="string" calcext:value-type="string">
            <text:p>Nominating president was in last few weeks and some objections to his business ties.</text:p>
          </table:table-cell>
          <table:table-cell table:formula="of:=IF(OR(AND([.K17]=&quot;Confirmed&quot;;[.I17]&gt;[.N17];[.Q17]=[.S17]); AND([.K17]=&quot;Confirmed&quot;;[.I17]&lt;[.N17];[.Q17]=[.R17])); &quot;No&quot;; IF([.K17]=&quot;Confirmed&quot;; &quot;Yes&quot;; [.K17]))" office:value-type="string" office:string-value="No Action" calcext:value-type="string">
            <text:p>No Action</text:p>
          </table:table-cell>
          <table:table-cell table:formula="of:=IF(AND([.K17]=&quot;Confirmed&quot;;[.I17]&gt;[.N17]); &quot;Yes&quot;; IF([.K17]=&quot;Confirmed&quot;; &quot;No&quot;; [.K17]))" office:value-type="string" office:string-value="No Action" calcext:value-type="string">
            <text:p>No Action</text:p>
          </table:table-cell>
          <table:table-cell office:value-type="string" calcext:value-type="string">
            <text:p>Swayne resigned with the expectation Hayes would appoint Matthews during the last weeks of his presidency. The Senate objected due to his ties to coporate and railroad interests. Was re-nominated by Garfield a few weeks later after Hayes left office and confirmed.</text:p>
          </table:table-cell>
          <table:table-cell table:number-columns-repeated="989"/>
        </table:table-row>
        <table:table-row table:style-name="ro2">
          <table:table-cell office:value-type="string" calcext:value-type="string">
            <text:p>William Woods</text:p>
          </table:table-cell>
          <table:table-cell office:value-type="date" office:date-value="1880-12-14" calcext:value-type="date">
            <text:p>12/14/1880</text:p>
          </table:table-cell>
          <table:table-cell table:formula="of:=[.M18]-[.B18]" office:value-type="float" office:value="-42" calcext:value-type="float">
            <text:p>-42</text:p>
          </table:table-cell>
          <table:table-cell office:value-type="string" calcext:value-type="string">
            <text:p>New</text:p>
          </table:table-cell>
          <table:table-cell office:value-type="date" office:date-value="1880-12-15" calcext:value-type="date">
            <text:p>12/15/1880</text:p>
          </table:table-cell>
          <table:table-cell table:formula="of:=IF(OR([.E18]=&quot;TBD&quot;; [.E18]=&quot;None&quot;); &quot;N/A&quot;; ([.M18]-[.E18]))" office:value-type="float" office:value="-43" calcext:value-type="float">
            <text:p>-43</text:p>
          </table:table-cell>
          <table:table-cell/>
          <table:table-cell table:style-name="ce5" table:formula="of:=IF(OR([.G18]=&quot;TBD&quot;; [.G18]=&quot;None&quot;); &quot;N/A&quot;; ([.M18]-[.G18]))" office:value-type="float" office:value="-6997" calcext:value-type="float">
            <text:p>-6997</text:p>
          </table:table-cell>
          <table:table-cell office:value-type="date" office:date-value="1880-12-21" calcext:value-type="date">
            <text:p>12/21/1880</text:p>
          </table:table-cell>
          <table:table-cell table:style-name="ce5" table:formula="of:=IF(OR([.I18]=&quot;TBD&quot;; [.I18]=&quot;None&quot;); &quot;N/A&quot;; ([.M18]-[.I18]))" office:value-type="float" office:value="-49" calcext:value-type="float">
            <text:p>-49</text:p>
          </table:table-cell>
          <table:table-cell office:value-type="string" calcext:value-type="string">
            <text:p>Confirmed</text:p>
          </table:table-cell>
          <table:table-cell office:value-type="date" office:date-value="1880-12-21" calcext:value-type="date">
            <text:p>12/21/1880</text:p>
          </table:table-cell>
          <table:table-cell office:value-type="date" office:date-value="1880-11-02" calcext:value-type="date">
            <text:p>11/02/1880</text:p>
          </table:table-cell>
          <table:table-cell office:value-type="date" office:date-value="1881-03-04" calcext:value-type="date">
            <text:p>03/04/1881</text:p>
          </table:table-cell>
          <table:table-cell office:value-type="string" calcext:value-type="string">
            <text:p>Rutherford Hayes</text:p>
          </table:table-cell>
          <table:table-cell table:number-columns-repeated="2" office:value-type="string" calcext:value-type="string">
            <text:p>Republican</text:p>
          </table:table-cell>
          <table:table-cell table:style-name="Default" office:value-type="string" calcext:value-type="string">
            <text:p>Democratic</text:p>
          </table:table-cell>
          <table:table-cell office:value-type="string" calcext:value-type="string">
            <text:p>Split</text:p>
          </table:table-cell>
          <table:table-cell office:value-type="string" calcext:value-type="string">
            <text:p>Republican</text:p>
          </table:table-cell>
          <table:table-cell table:style-name="Default" office:value-type="string" calcext:value-type="string">
            <text:p>Democratic</text:p>
          </table:table-cell>
          <table:table-cell office:value-type="string" calcext:value-type="string">
            <text:p>Republican</text:p>
          </table:table-cell>
          <table:table-cell table:formula="of:=IF(YEAR([.B18])&lt;YEAR([.M18]); &quot;Yes&quot;; &quot;No&quot;)" office:value-type="string" office:string-value="No" calcext:value-type="string">
            <text:p>No</text:p>
          </table:table-cell>
          <table:table-cell table:formula="of:=IF([.B18]&gt;[.M18]; &quot;Yes&quot;; &quot;No&quot;)" office:value-type="string" office:string-value="Yes" calcext:value-type="string">
            <text:p>Yes</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39-8</text:p>
          </table:table-cell>
          <table:table-cell office:value-type="string" calcext:value-type="string">
            <text:p>Vote held</text:p>
          </table:table-cell>
          <table:table-cell table:formula="of:=IF(OR(AND([.K18]=&quot;Confirmed&quot;;[.I18]&gt;[.N18];[.Q18]=[.S18]); AND([.K18]=&quot;Confirmed&quot;;[.I18]&lt;[.N18];[.Q18]=[.R18])); &quot;No&quot;; IF([.K18]=&quot;Confirmed&quot;; &quot;Yes&quot;; [.K18]))" office:value-type="string" office:string-value="Yes" calcext:value-type="string">
            <text:p>Yes</text:p>
          </table:table-cell>
          <table:table-cell table:formula="of:=IF(AND([.K18]=&quot;Confirmed&quot;;[.I18]&gt;[.N18]); &quot;Yes&quot;; IF([.K18]=&quot;Confirmed&quot;; &quot;No&quot;; [.K18]))" office:value-type="string" office:string-value="No" calcext:value-type="string">
            <text:p>No</text:p>
          </table:table-cell>
          <table:table-cell table:number-columns-repeated="990"/>
        </table:table-row>
        <table:table-row table:style-name="ro2">
          <table:table-cell office:value-type="string" calcext:value-type="string">
            <text:p>Ward Hunt</text:p>
          </table:table-cell>
          <table:table-cell office:value-type="date" office:date-value="1872-11-28" calcext:value-type="date">
            <text:p>11/28/1872</text:p>
          </table:table-cell>
          <table:table-cell table:formula="of:=[.M19]-[.B19]" office:value-type="float" office:value="-23" calcext:value-type="float">
            <text:p>-23</text:p>
          </table:table-cell>
          <table:table-cell office:value-type="string" calcext:value-type="string">
            <text:p>New</text:p>
          </table:table-cell>
          <table:table-cell office:value-type="date" office:date-value="1872-12-03" calcext:value-type="date">
            <text:p>12/03/1872</text:p>
          </table:table-cell>
          <table:table-cell table:formula="of:=IF(OR([.E19]=&quot;TBD&quot;; [.E19]=&quot;None&quot;); &quot;N/A&quot;; ([.M19]-[.E19]))" office:value-type="float" office:value="-28" calcext:value-type="float">
            <text:p>-28</text:p>
          </table:table-cell>
          <table:table-cell/>
          <table:table-cell table:style-name="ce5" table:formula="of:=IF(OR([.G19]=&quot;TBD&quot;; [.G19]=&quot;None&quot;); &quot;N/A&quot;; ([.M19]-[.G19]))" office:value-type="float" office:value="-9916" calcext:value-type="float">
            <text:p>-9916</text:p>
          </table:table-cell>
          <table:table-cell office:value-type="date" office:date-value="1872-12-11" calcext:value-type="date">
            <text:p>12/11/1872</text:p>
          </table:table-cell>
          <table:table-cell table:style-name="ce5" table:formula="of:=IF(OR([.I19]=&quot;TBD&quot;; [.I19]=&quot;None&quot;); &quot;N/A&quot;; ([.M19]-[.I19]))" office:value-type="float" office:value="-36" calcext:value-type="float">
            <text:p>-36</text:p>
          </table:table-cell>
          <table:table-cell office:value-type="string" calcext:value-type="string">
            <text:p>Confirmed</text:p>
          </table:table-cell>
          <table:table-cell office:value-type="date" office:date-value="1872-12-11" calcext:value-type="date">
            <text:p>12/11/1872</text:p>
          </table:table-cell>
          <table:table-cell office:value-type="date" office:date-value="1872-11-05" calcext:value-type="date">
            <text:p>11/05/1872</text:p>
          </table:table-cell>
          <table:table-cell office:value-type="date" office:date-value="1873-03-04" calcext:value-type="date">
            <text:p>03/04/1873</text:p>
          </table:table-cell>
          <table:table-cell office:value-type="string" calcext:value-type="string">
            <text:p>Ulysses Grant</text:p>
          </table:table-cell>
          <table:table-cell table:number-columns-repeated="7" office:value-type="string" calcext:value-type="string">
            <text:p>Republican</text:p>
          </table:table-cell>
          <table:table-cell table:formula="of:=IF(YEAR([.B19])&lt;YEAR([.M19]); &quot;Yes&quot;; &quot;No&quot;)" office:value-type="string" office:string-value="No" calcext:value-type="string">
            <text:p>No</text:p>
          </table:table-cell>
          <table:table-cell table:formula="of:=IF([.B19]&gt;[.M19]; &quot;Yes&quot;; &quot;No&quot;)" office:value-type="string" office:string-value="Yes" calcext:value-type="string">
            <text:p>Yes</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19]=&quot;Confirmed&quot;;[.I19]&gt;[.N19];[.Q19]=[.S19]); AND([.K19]=&quot;Confirmed&quot;;[.I19]&lt;[.N19];[.Q19]=[.R19])); &quot;No&quot;; IF([.K19]=&quot;Confirmed&quot;; &quot;Yes&quot;; [.K19]))" office:value-type="string" office:string-value="No" calcext:value-type="string">
            <text:p>No</text:p>
          </table:table-cell>
          <table:table-cell table:formula="of:=IF(AND([.K19]=&quot;Confirmed&quot;;[.I19]&gt;[.N19]); &quot;Yes&quot;; IF([.K19]=&quot;Confirmed&quot;; &quot;No&quot;; [.K19]))" office:value-type="string" office:string-value="No" calcext:value-type="string">
            <text:p>No</text:p>
          </table:table-cell>
          <table:table-cell table:number-columns-repeated="990"/>
        </table:table-row>
        <table:table-row table:style-name="ro2">
          <table:table-cell office:value-type="string" calcext:value-type="string">
            <text:p>Salmon Chase</text:p>
          </table:table-cell>
          <table:table-cell office:value-type="date" office:date-value="1864-12-12" calcext:value-type="date">
            <text:p>12/12/1864</text:p>
          </table:table-cell>
          <table:table-cell table:formula="of:=[.M20]-[.B20]" office:value-type="float" office:value="-34" calcext:value-type="float">
            <text:p>-34</text:p>
          </table:table-cell>
          <table:table-cell office:value-type="string" calcext:value-type="string">
            <text:p>New</text:p>
          </table:table-cell>
          <table:table-cell office:value-type="date" office:date-value="1864-12-06" calcext:value-type="date">
            <text:p>12/06/1864</text:p>
          </table:table-cell>
          <table:table-cell table:formula="of:=IF(OR([.E20]=&quot;TBD&quot;; [.E20]=&quot;None&quot;); &quot;N/A&quot;; ([.M20]-[.E20]))" office:value-type="float" office:value="-28" calcext:value-type="float">
            <text:p>-28</text:p>
          </table:table-cell>
          <table:table-cell/>
          <table:table-cell table:style-name="ce5" table:formula="of:=IF(OR([.G20]=&quot;TBD&quot;; [.G20]=&quot;None&quot;); &quot;N/A&quot;; ([.M20]-[.G20]))" office:value-type="float" office:value="-12835" calcext:value-type="float">
            <text:p>-12835</text:p>
          </table:table-cell>
          <table:table-cell office:value-type="date" office:date-value="1864-12-06" calcext:value-type="date">
            <text:p>12/06/1864</text:p>
          </table:table-cell>
          <table:table-cell table:style-name="ce5" table:formula="of:=IF(OR([.I20]=&quot;TBD&quot;; [.I20]=&quot;None&quot;); &quot;N/A&quot;; ([.M20]-[.I20]))" office:value-type="float" office:value="-28" calcext:value-type="float">
            <text:p>-28</text:p>
          </table:table-cell>
          <table:table-cell office:value-type="string" calcext:value-type="string">
            <text:p>Confirmed</text:p>
          </table:table-cell>
          <table:table-cell office:value-type="date" office:date-value="1864-12-06" calcext:value-type="date">
            <text:p>12/06/1864</text:p>
          </table:table-cell>
          <table:table-cell office:value-type="date" office:date-value="1864-11-08" calcext:value-type="date">
            <text:p>11/08/1864</text:p>
          </table:table-cell>
          <table:table-cell office:value-type="date" office:date-value="1865-03-04" calcext:value-type="date">
            <text:p>03/04/1865</text:p>
          </table:table-cell>
          <table:table-cell office:value-type="string" calcext:value-type="string">
            <text:p>Abraham Lincoln</text:p>
          </table:table-cell>
          <table:table-cell table:number-columns-repeated="7" office:value-type="string" calcext:value-type="string">
            <text:p>Republican</text:p>
          </table:table-cell>
          <table:table-cell table:formula="of:=IF(YEAR([.B20])&lt;YEAR([.M20]); &quot;Yes&quot;; &quot;No&quot;)" office:value-type="string" office:string-value="No" calcext:value-type="string">
            <text:p>No</text:p>
          </table:table-cell>
          <table:table-cell table:formula="of:=IF([.B20]&gt;[.M20]; &quot;Yes&quot;; &quot;No&quot;)" office:value-type="string" office:string-value="Yes" calcext:value-type="string">
            <text:p>Yes</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20]=&quot;Confirmed&quot;;[.I20]&gt;[.N20];[.Q20]=[.S20]); AND([.K20]=&quot;Confirmed&quot;;[.I20]&lt;[.N20];[.Q20]=[.R20])); &quot;No&quot;; IF([.K20]=&quot;Confirmed&quot;; &quot;Yes&quot;; [.K20]))" office:value-type="string" office:string-value="No" calcext:value-type="string">
            <text:p>No</text:p>
          </table:table-cell>
          <table:table-cell table:formula="of:=IF(AND([.K20]=&quot;Confirmed&quot;;[.I20]&gt;[.N20]); &quot;Yes&quot;; IF([.K20]=&quot;Confirmed&quot;; &quot;No&quot;; [.K20]))" office:value-type="string" office:string-value="No" calcext:value-type="string">
            <text:p>No</text:p>
          </table:table-cell>
          <table:table-cell table:number-columns-repeated="990"/>
        </table:table-row>
        <table:table-row table:style-name="ro2">
          <table:table-cell table:style-name="ce17" office:value-type="string" calcext:value-type="string">
            <text:p>Samuel Miller</text:p>
          </table:table-cell>
          <table:table-cell table:style-name="ce28" office:value-type="date" office:date-value="1860-05-31" calcext:value-type="date">
            <text:p>05/31/1860</text:p>
          </table:table-cell>
          <table:table-cell table:style-name="ce38" table:formula="of:=[.M21]-[.B21]" office:value-type="float" office:value="159" calcext:value-type="float">
            <text:p>159</text:p>
          </table:table-cell>
          <table:table-cell table:style-name="ce17" office:value-type="string" calcext:value-type="string">
            <text:p>New</text:p>
          </table:table-cell>
          <table:table-cell table:style-name="ce28" office:value-type="date" office:date-value="1862-07-16" calcext:value-type="date">
            <text:p>07/16/1862</text:p>
          </table:table-cell>
          <table:table-cell table:style-name="ce38" table:formula="of:=IF(OR([.E21]=&quot;TBD&quot;; [.E21]=&quot;None&quot;); &quot;N/A&quot;; ([.M21]-[.E21]))" office:value-type="float" office:value="-617" calcext:value-type="float">
            <text:p>-617</text:p>
          </table:table-cell>
          <table:table-cell table:style-name="ce28"/>
          <table:table-cell table:style-name="ce38" table:formula="of:=IF(OR([.G21]=&quot;TBD&quot;; [.G21]=&quot;None&quot;); &quot;N/A&quot;; ([.M21]-[.G21]))" office:value-type="float" office:value="-14298" calcext:value-type="float">
            <text:p>-14298</text:p>
          </table:table-cell>
          <table:table-cell table:style-name="ce28" office:value-type="date" office:date-value="1862-07-16" calcext:value-type="date">
            <text:p>07/16/1862</text:p>
          </table:table-cell>
          <table:table-cell table:style-name="ce38" table:formula="of:=IF(OR([.I21]=&quot;TBD&quot;; [.I21]=&quot;None&quot;); &quot;N/A&quot;; ([.M21]-[.I21]))" office:value-type="float" office:value="-617" calcext:value-type="float">
            <text:p>-617</text:p>
          </table:table-cell>
          <table:table-cell table:style-name="ce17" office:value-type="string" calcext:value-type="string">
            <text:p>Confirmed</text:p>
          </table:table-cell>
          <table:table-cell table:style-name="ce28" office:value-type="date" office:date-value="1862-07-16" calcext:value-type="date">
            <text:p>07/16/1862</text:p>
          </table:table-cell>
          <table:table-cell table:style-name="ce28" office:value-type="date" office:date-value="1860-11-06" calcext:value-type="date">
            <text:p>11/06/1860</text:p>
          </table:table-cell>
          <table:table-cell table:style-name="ce28" office:value-type="date" office:date-value="1861-03-04" calcext:value-type="date">
            <text:p>03/04/1861</text:p>
          </table:table-cell>
          <table:table-cell table:style-name="ce17" office:value-type="string" calcext:value-type="string">
            <text:p>Abraham Lincoln</text:p>
          </table:table-cell>
          <table:table-cell table:style-name="ce49" office:value-type="string" calcext:value-type="string">
            <text:p>Democratic</text:p>
          </table:table-cell>
          <table:table-cell table:style-name="ce49" office:value-type="string" calcext:value-type="string">
            <text:p>Republican</text:p>
          </table:table-cell>
          <table:table-cell table:style-name="ce49" office:value-type="string" calcext:value-type="string">
            <text:p>Democratic</text:p>
          </table:table-cell>
          <table:table-cell table:number-columns-repeated="2" table:style-name="ce17" office:value-type="string" calcext:value-type="string">
            <text:p>Republican</text:p>
          </table:table-cell>
          <table:table-cell table:style-name="ce49" office:value-type="string" calcext:value-type="string">
            <text:p>Democratic</text:p>
          </table:table-cell>
          <table:table-cell table:style-name="ce17" office:value-type="string" calcext:value-type="string">
            <text:p>Republican</text:p>
          </table:table-cell>
          <table:table-cell table:style-name="ce56" table:formula="of:=IF(YEAR([.B21])&lt;YEAR([.M21]); &quot;Yes&quot;; &quot;No&quot;)" office:value-type="string" office:string-value="No" calcext:value-type="string">
            <text:p>No</text:p>
          </table:table-cell>
          <table:table-cell table:style-name="ce56" table:formula="of:=IF([.B21]&gt;[.M21]; &quot;Yes&quot;; &quot;No&quot;)" office:value-type="string" office:string-value="No" calcext:value-type="string">
            <text:p>No</text:p>
          </table:table-cell>
          <table:table-cell table:style-name="ce56" office:value-type="string" calcext:value-type="string">
            <text:p>Death</text:p>
          </table:table-cell>
          <table:table-cell table:style-name="ce56" office:value-type="string" calcext:value-type="string">
            <text:p>Yes</text:p>
          </table:table-cell>
          <table:table-cell table:style-name="ce17" office:value-type="string" calcext:value-type="string">
            <text:p>Hearing held</text:p>
          </table:table-cell>
          <table:table-cell table:style-name="ce56" office:value-type="string" calcext:value-type="string">
            <text:p>N/A</text:p>
          </table:table-cell>
          <table:table-cell table:style-name="ce56" office:value-type="string" calcext:value-type="string">
            <text:p>No</text:p>
          </table:table-cell>
          <table:table-cell table:style-name="ce56" office:value-type="string" calcext:value-type="string">
            <text:p>Voice Vote</text:p>
          </table:table-cell>
          <table:table-cell table:style-name="ce17" office:value-type="string" calcext:value-type="string">
            <text:p>Vote held</text:p>
          </table:table-cell>
          <table:table-cell table:style-name="ce17" table:formula="of:=IF(OR(AND([.K21]=&quot;Confirmed&quot;;[.I21]&gt;[.N21];[.Q21]=[.S21]); AND([.K21]=&quot;Confirmed&quot;;[.I21]&lt;[.N21];[.Q21]=[.R21])); &quot;No&quot;; IF([.K21]=&quot;Confirmed&quot;; &quot;Yes&quot;; [.K21]))" office:value-type="string" office:string-value="No" calcext:value-type="string">
            <text:p>No</text:p>
          </table:table-cell>
          <table:table-cell table:style-name="ce17" table:formula="of:=IF(AND([.K21]=&quot;Confirmed&quot;;[.I21]&gt;[.N21]); &quot;Yes&quot;; IF([.K21]=&quot;Confirmed&quot;; &quot;No&quot;; [.K21]))" office:value-type="string" office:string-value="Yes" calcext:value-type="string">
            <text:p>Yes</text:p>
          </table:table-cell>
          <table:table-cell table:style-name="ce49" office:value-type="string" calcext:value-type="string">
            <text:p>Seat Buchanan attempted to fill, made almost a year later. Only ½ hour between nomination and confirmation.</text:p>
          </table:table-cell>
          <table:table-cell table:number-columns-repeated="989"/>
        </table:table-row>
        <table:table-row table:style-name="ro2">
          <table:table-cell table:style-name="ce17" office:value-type="string" calcext:value-type="string">
            <text:p>Jeremiah Black</text:p>
          </table:table-cell>
          <table:table-cell table:style-name="ce28" office:value-type="date" office:date-value="1860-05-31" calcext:value-type="date">
            <text:p>05/31/1860</text:p>
          </table:table-cell>
          <table:table-cell table:style-name="ce38" table:formula="of:=[.M22]-[.B22]" office:value-type="float" office:value="159" calcext:value-type="float">
            <text:p>159</text:p>
          </table:table-cell>
          <table:table-cell table:style-name="ce17" office:value-type="string" calcext:value-type="string">
            <text:p>New</text:p>
          </table:table-cell>
          <table:table-cell table:style-name="ce28" office:value-type="date" office:date-value="1861-02-05" calcext:value-type="date">
            <text:p>02/05/1861</text:p>
          </table:table-cell>
          <table:table-cell table:style-name="ce38" table:formula="of:=IF(OR([.E22]=&quot;TBD&quot;; [.E22]=&quot;None&quot;); &quot;N/A&quot;; ([.M22]-[.E22]))" office:value-type="float" office:value="-91" calcext:value-type="float">
            <text:p>-91</text:p>
          </table:table-cell>
          <table:table-cell table:style-name="ce28"/>
          <table:table-cell table:style-name="ce38" table:formula="of:=IF(OR([.G22]=&quot;TBD&quot;; [.G22]=&quot;None&quot;); &quot;N/A&quot;; ([.M22]-[.G22]))" office:value-type="float" office:value="-14298" calcext:value-type="float">
            <text:p>-14298</text:p>
          </table:table-cell>
          <table:table-cell table:style-name="ce28" office:value-type="date" office:date-value="1861-02-05" calcext:value-type="date">
            <text:p>02/05/1861</text:p>
          </table:table-cell>
          <table:table-cell table:style-name="ce38" table:formula="of:=IF(OR([.I22]=&quot;TBD&quot;; [.I22]=&quot;None&quot;); &quot;N/A&quot;; ([.M22]-[.I22]))" office:value-type="float" office:value="-91" calcext:value-type="float">
            <text:p>-91</text:p>
          </table:table-cell>
          <table:table-cell table:style-name="ce17" office:value-type="string" calcext:value-type="string">
            <text:p>Rejected</text:p>
          </table:table-cell>
          <table:table-cell table:style-name="ce28" office:value-type="date" office:date-value="1861-02-05" calcext:value-type="date">
            <text:p>02/05/1861</text:p>
          </table:table-cell>
          <table:table-cell table:style-name="ce28" office:value-type="date" office:date-value="1860-11-06" calcext:value-type="date">
            <text:p>11/06/1860</text:p>
          </table:table-cell>
          <table:table-cell table:style-name="ce28" office:value-type="date" office:date-value="1861-03-04" calcext:value-type="date">
            <text:p>03/04/1861</text:p>
          </table:table-cell>
          <table:table-cell table:style-name="ce17" office:value-type="string" calcext:value-type="string">
            <text:p>James Buchanan</text:p>
          </table:table-cell>
          <table:table-cell table:number-columns-repeated="3" table:style-name="ce49" office:value-type="string" calcext:value-type="string">
            <text:p>Democratic</text:p>
          </table:table-cell>
          <table:table-cell table:number-columns-repeated="2" table:style-name="ce17" office:value-type="string" calcext:value-type="string">
            <text:p>Republican</text:p>
          </table:table-cell>
          <table:table-cell table:style-name="ce49" office:value-type="string" calcext:value-type="string">
            <text:p>Democratic</text:p>
          </table:table-cell>
          <table:table-cell table:style-name="ce17" office:value-type="string" calcext:value-type="string">
            <text:p>Republican</text:p>
          </table:table-cell>
          <table:table-cell table:style-name="ce56" table:formula="of:=IF(YEAR([.B22])&lt;YEAR([.M22]); &quot;Yes&quot;; &quot;No&quot;)" office:value-type="string" office:string-value="No" calcext:value-type="string">
            <text:p>No</text:p>
          </table:table-cell>
          <table:table-cell table:style-name="ce56" table:formula="of:=IF([.B22]&gt;[.M22]; &quot;Yes&quot;; &quot;No&quot;)" office:value-type="string" office:string-value="No" calcext:value-type="string">
            <text:p>No</text:p>
          </table:table-cell>
          <table:table-cell table:style-name="ce56" office:value-type="string" calcext:value-type="string">
            <text:p>Death</text:p>
          </table:table-cell>
          <table:table-cell table:style-name="ce56" office:value-type="string" calcext:value-type="string">
            <text:p>Yes</text:p>
          </table:table-cell>
          <table:table-cell table:style-name="ce17" office:value-type="string" calcext:value-type="string">
            <text:p>Hearing held</text:p>
          </table:table-cell>
          <table:table-cell table:style-name="ce56" office:value-type="string" calcext:value-type="string">
            <text:p>N/A</text:p>
          </table:table-cell>
          <table:table-cell table:style-name="ce56" office:value-type="string" calcext:value-type="string">
            <text:p>Yes</text:p>
          </table:table-cell>
          <table:table-cell table:style-name="ce56" office:value-type="string" calcext:value-type="string">
            <text:p>25-26</text:p>
          </table:table-cell>
          <table:table-cell table:style-name="ce17" office:value-type="string" calcext:value-type="string">
            <text:p>Vote held</text:p>
          </table:table-cell>
          <table:table-cell table:style-name="ce17" table:formula="of:=IF(OR(AND([.K22]=&quot;Confirmed&quot;;[.I22]&gt;[.N22];[.Q22]=[.S22]); AND([.K22]=&quot;Confirmed&quot;;[.I22]&lt;[.N22];[.Q22]=[.R22])); &quot;No&quot;; IF([.K22]=&quot;Confirmed&quot;; &quot;Yes&quot;; [.K22]))" office:value-type="string" office:string-value="Rejected" calcext:value-type="string">
            <text:p>Rejected</text:p>
          </table:table-cell>
          <table:table-cell table:style-name="ce17" table:formula="of:=IF(AND([.K22]=&quot;Confirmed&quot;;[.I22]&gt;[.N22]); &quot;Yes&quot;; IF([.K22]=&quot;Confirmed&quot;; &quot;No&quot;; [.K22]))" office:value-type="string" office:string-value="Rejected" calcext:value-type="string">
            <text:p>Rejected</text:p>
          </table:table-cell>
          <table:table-cell table:style-name="ce49" office:value-type="string" calcext:value-type="string">
            <text:p>Buchanan took 8 months to pick a nominee because the remaining court had a perfect split of 4 Northerners and 4 Southerners. By the time he made a pick he had only one month left in his term and Lincoln had already won the election. Was an attempt at a moderate pick (Northerner but conservative) to appease both sides, but was futile, as Southern states were already voting to secede and Republicans wanted their president to fill the seat.</text:p>
          </table:table-cell>
          <table:table-cell table:number-columns-repeated="989"/>
        </table:table-row>
        <table:table-row table:style-name="ro2">
          <table:table-cell table:style-name="ce18" office:value-type="string" calcext:value-type="string">
            <text:p>John Campbell</text:p>
          </table:table-cell>
          <table:table-cell table:style-name="ce29" office:value-type="date" office:date-value="1852-06-19" calcext:value-type="date">
            <text:p>06/19/1852</text:p>
          </table:table-cell>
          <table:table-cell table:style-name="ce39" table:formula="of:=[.M23]-[.B23]" office:value-type="float" office:value="136" calcext:value-type="float">
            <text:p>136</text:p>
          </table:table-cell>
          <table:table-cell table:style-name="ce18" office:value-type="string" calcext:value-type="string">
            <text:p>New</text:p>
          </table:table-cell>
          <table:table-cell table:style-name="ce29" office:value-type="date" office:date-value="1853-03-21" calcext:value-type="date">
            <text:p>03/21/1853</text:p>
          </table:table-cell>
          <table:table-cell table:style-name="ce39" table:formula="of:=IF(OR([.E23]=&quot;TBD&quot;; [.E23]=&quot;None&quot;); &quot;N/A&quot;; ([.M23]-[.E23]))" office:value-type="float" office:value="-139" calcext:value-type="float">
            <text:p>-139</text:p>
          </table:table-cell>
          <table:table-cell table:style-name="ce29"/>
          <table:table-cell table:style-name="ce39" table:formula="of:=IF(OR([.G23]=&quot;TBD&quot;; [.G23]=&quot;None&quot;); &quot;N/A&quot;; ([.M23]-[.G23]))" office:value-type="float" office:value="-17224" calcext:value-type="float">
            <text:p>-17224</text:p>
          </table:table-cell>
          <table:table-cell table:style-name="ce29" office:value-type="date" office:date-value="1853-03-23" calcext:value-type="date">
            <text:p>03/23/1853</text:p>
          </table:table-cell>
          <table:table-cell table:style-name="ce39" table:formula="of:=IF(OR([.I23]=&quot;TBD&quot;; [.I23]=&quot;None&quot;); &quot;N/A&quot;; ([.M23]-[.I23]))" office:value-type="float" office:value="-141" calcext:value-type="float">
            <text:p>-141</text:p>
          </table:table-cell>
          <table:table-cell table:style-name="ce18" office:value-type="string" calcext:value-type="string">
            <text:p>Confirmed</text:p>
          </table:table-cell>
          <table:table-cell table:style-name="ce29" office:value-type="date" office:date-value="1853-03-23" calcext:value-type="date">
            <text:p>03/23/1853</text:p>
          </table:table-cell>
          <table:table-cell table:style-name="ce29" office:value-type="date" office:date-value="1852-11-02" calcext:value-type="date">
            <text:p>11/02/1852</text:p>
          </table:table-cell>
          <table:table-cell table:style-name="ce29" office:value-type="date" office:date-value="1853-03-04" calcext:value-type="date">
            <text:p>03/04/1853</text:p>
          </table:table-cell>
          <table:table-cell table:style-name="ce18" office:value-type="string" calcext:value-type="string">
            <text:p>Franklin Pierce</text:p>
          </table:table-cell>
          <table:table-cell table:style-name="ce18" office:value-type="string" calcext:value-type="string">
            <text:p>Whig</text:p>
          </table:table-cell>
          <table:table-cell table:style-name="ce18" office:value-type="string" calcext:value-type="string">
            <text:p>Democratic</text:p>
          </table:table-cell>
          <table:table-cell table:number-columns-repeated="5" table:style-name="ce51" office:value-type="string" calcext:value-type="string">
            <text:p>Democratic</text:p>
          </table:table-cell>
          <table:table-cell table:style-name="ce57" table:formula="of:=IF(YEAR([.B23])&lt;YEAR([.M23]); &quot;Yes&quot;; &quot;No&quot;)" office:value-type="string" office:string-value="No" calcext:value-type="string">
            <text:p>No</text:p>
          </table:table-cell>
          <table:table-cell table:style-name="ce57" table:formula="of:=IF([.B23]&gt;[.M23]; &quot;Yes&quot;; &quot;No&quot;)" office:value-type="string" office:string-value="No" calcext:value-type="string">
            <text:p>No</text:p>
          </table:table-cell>
          <table:table-cell table:style-name="ce57" office:value-type="string" calcext:value-type="string">
            <text:p>Death</text:p>
          </table:table-cell>
          <table:table-cell table:style-name="ce57" office:value-type="string" calcext:value-type="string">
            <text:p>Yes</text:p>
          </table:table-cell>
          <table:table-cell table:style-name="ce18" office:value-type="string" calcext:value-type="string">
            <text:p>Hearing held</text:p>
          </table:table-cell>
          <table:table-cell table:style-name="ce57" office:value-type="string" calcext:value-type="string">
            <text:p>N/A</text:p>
          </table:table-cell>
          <table:table-cell table:style-name="ce57" office:value-type="string" calcext:value-type="string">
            <text:p>Yes</text:p>
          </table:table-cell>
          <table:table-cell table:style-name="ce57" office:value-type="string" calcext:value-type="string">
            <text:p>Unanimous</text:p>
          </table:table-cell>
          <table:table-cell table:style-name="ce18" office:value-type="string" calcext:value-type="string">
            <text:p>Vote held</text:p>
          </table:table-cell>
          <table:table-cell table:style-name="ce18" table:formula="of:=IF(OR(AND([.K23]=&quot;Confirmed&quot;;[.I23]&gt;[.N23];[.Q23]=[.S23]); AND([.K23]=&quot;Confirmed&quot;;[.I23]&lt;[.N23];[.Q23]=[.R23])); &quot;No&quot;; IF([.K23]=&quot;Confirmed&quot;; &quot;Yes&quot;; [.K23]))" office:value-type="string" office:string-value="No" calcext:value-type="string">
            <text:p>No</text:p>
          </table:table-cell>
          <table:table-cell table:style-name="ce18" table:formula="of:=IF(AND([.K23]=&quot;Confirmed&quot;;[.I23]&gt;[.N23]); &quot;Yes&quot;; IF([.K23]=&quot;Confirmed&quot;; &quot;No&quot;; [.K23]))" office:value-type="string" office:string-value="Yes" calcext:value-type="string">
            <text:p>Yes</text:p>
          </table:table-cell>
          <table:table-cell table:style-name="ce51" office:value-type="string" calcext:value-type="string">
            <text:p>Seat that Fillmore attempted to fill.</text:p>
          </table:table-cell>
          <table:table-cell table:number-columns-repeated="989"/>
        </table:table-row>
        <table:table-row table:style-name="ro2">
          <table:table-cell table:style-name="ce18" office:value-type="string" calcext:value-type="string">
            <text:p>William Micou</text:p>
          </table:table-cell>
          <table:table-cell table:style-name="ce29" office:value-type="date" office:date-value="1852-06-19" calcext:value-type="date">
            <text:p>06/19/1852</text:p>
          </table:table-cell>
          <table:table-cell table:style-name="ce39" table:formula="of:=[.M24]-[.B24]" office:value-type="float" office:value="136" calcext:value-type="float">
            <text:p>136</text:p>
          </table:table-cell>
          <table:table-cell table:style-name="ce18" office:value-type="string" calcext:value-type="string">
            <text:p>New</text:p>
          </table:table-cell>
          <table:table-cell table:style-name="ce29" office:value-type="date" office:date-value="1853-02-14" calcext:value-type="date">
            <text:p>02/14/1853</text:p>
          </table:table-cell>
          <table:table-cell table:style-name="ce39" table:formula="of:=IF(OR([.E24]=&quot;TBD&quot;; [.E24]=&quot;None&quot;); &quot;N/A&quot;; ([.M24]-[.E24]))" office:value-type="float" office:value="-104" calcext:value-type="float">
            <text:p>-104</text:p>
          </table:table-cell>
          <table:table-cell table:style-name="ce29"/>
          <table:table-cell table:style-name="ce39" table:formula="of:=IF(OR([.G24]=&quot;TBD&quot;; [.G24]=&quot;None&quot;); &quot;N/A&quot;; ([.M24]-[.G24]))" office:value-type="float" office:value="-17224" calcext:value-type="float">
            <text:p>-17224</text:p>
          </table:table-cell>
          <table:table-cell table:style-name="ce29" office:value-type="string" calcext:value-type="string">
            <text:p>None</text:p>
          </table:table-cell>
          <table:table-cell table:style-name="ce39" table:formula="of:=IF(OR([.I24]=&quot;TBD&quot;; [.I24]=&quot;None&quot;); &quot;N/A&quot;; ([.M24]-[.I24]))" office:value-type="string" office:string-value="N/A" calcext:value-type="string">
            <text:p>N/A</text:p>
          </table:table-cell>
          <table:table-cell table:style-name="ce18" office:value-type="string" calcext:value-type="string">
            <text:p>No Action</text:p>
          </table:table-cell>
          <table:table-cell table:style-name="ce29" office:value-type="string" calcext:value-type="string">
            <text:p>N/A</text:p>
          </table:table-cell>
          <table:table-cell table:style-name="ce29" office:value-type="date" office:date-value="1852-11-02" calcext:value-type="date">
            <text:p>11/02/1852</text:p>
          </table:table-cell>
          <table:table-cell table:style-name="ce29" office:value-type="date" office:date-value="1853-03-04" calcext:value-type="date">
            <text:p>03/04/1853</text:p>
          </table:table-cell>
          <table:table-cell table:style-name="ce18" office:value-type="string" calcext:value-type="string">
            <text:p>Millard Filmore</text:p>
          </table:table-cell>
          <table:table-cell table:number-columns-repeated="2" table:style-name="ce18" office:value-type="string" calcext:value-type="string">
            <text:p>Whig</text:p>
          </table:table-cell>
          <table:table-cell table:number-columns-repeated="5" table:style-name="ce51" office:value-type="string" calcext:value-type="string">
            <text:p>Democratic</text:p>
          </table:table-cell>
          <table:table-cell table:style-name="ce57" table:formula="of:=IF(YEAR([.B24])&lt;YEAR([.M24]); &quot;Yes&quot;; &quot;No&quot;)" office:value-type="string" office:string-value="No" calcext:value-type="string">
            <text:p>No</text:p>
          </table:table-cell>
          <table:table-cell table:style-name="ce57" table:formula="of:=IF([.B24]&gt;[.M24]; &quot;Yes&quot;; &quot;No&quot;)" office:value-type="string" office:string-value="No" calcext:value-type="string">
            <text:p>No</text:p>
          </table:table-cell>
          <table:table-cell table:style-name="ce57" office:value-type="string" calcext:value-type="string">
            <text:p>Death</text:p>
          </table:table-cell>
          <table:table-cell table:style-name="ce57" office:value-type="string" calcext:value-type="string">
            <text:p>No</text:p>
          </table:table-cell>
          <table:table-cell table:style-name="ce18" office:value-type="string" calcext:value-type="string">
            <text:p>Fillmore was President but had not been elected to that position</text:p>
          </table:table-cell>
          <table:table-cell table:style-name="ce57" office:value-type="string" calcext:value-type="string">
            <text:p>N/A</text:p>
          </table:table-cell>
          <table:table-cell table:style-name="ce57" office:value-type="string" calcext:value-type="string">
            <text:p>No</text:p>
          </table:table-cell>
          <table:table-cell table:style-name="ce57" office:value-type="string" calcext:value-type="string">
            <text:p>N/A</text:p>
          </table:table-cell>
          <table:table-cell table:style-name="ce18" office:value-type="string" calcext:value-type="string">
            <text:p>Fillmore was President but had not been elected to that position</text:p>
          </table:table-cell>
          <table:table-cell table:style-name="ce18" table:formula="of:=IF(OR(AND([.K24]=&quot;Confirmed&quot;;[.I24]&gt;[.N24];[.Q24]=[.S24]); AND([.K24]=&quot;Confirmed&quot;;[.I24]&lt;[.N24];[.Q24]=[.R24])); &quot;No&quot;; IF([.K24]=&quot;Confirmed&quot;; &quot;Yes&quot;; [.K24]))" office:value-type="string" office:string-value="No Action" calcext:value-type="string">
            <text:p>No Action</text:p>
          </table:table-cell>
          <table:table-cell table:style-name="ce18" table:formula="of:=IF(AND([.K24]=&quot;Confirmed&quot;;[.I24]&gt;[.N24]); &quot;Yes&quot;; IF([.K24]=&quot;Confirmed&quot;; &quot;No&quot;; [.K24]))" office:value-type="string" office:string-value="No Action" calcext:value-type="string">
            <text:p>No Action</text:p>
          </table:table-cell>
          <table:table-cell table:style-name="ce51" office:value-type="string" calcext:value-type="string">
            <text:p>Senate did not change it’s mind on waiting for president elect Pierce to take office and did not take any action on the nomination.</text:p>
          </table:table-cell>
          <table:table-cell table:number-columns-repeated="989"/>
        </table:table-row>
        <table:table-row table:style-name="ro2">
          <table:table-cell table:style-name="ce18" office:value-type="string" calcext:value-type="string">
            <text:p>George Badger</text:p>
          </table:table-cell>
          <table:table-cell table:style-name="ce29" office:value-type="date" office:date-value="1852-06-19" calcext:value-type="date">
            <text:p>06/19/1852</text:p>
          </table:table-cell>
          <table:table-cell table:style-name="ce39" table:formula="of:=[.M25]-[.B25]" office:value-type="float" office:value="136" calcext:value-type="float">
            <text:p>136</text:p>
          </table:table-cell>
          <table:table-cell table:style-name="ce18" office:value-type="string" calcext:value-type="string">
            <text:p>New</text:p>
          </table:table-cell>
          <table:table-cell table:style-name="ce29" office:value-type="date" office:date-value="1853-01-03" calcext:value-type="date">
            <text:p>01/03/1853</text:p>
          </table:table-cell>
          <table:table-cell table:style-name="ce39" table:formula="of:=IF(OR([.E25]=&quot;TBD&quot;; [.E25]=&quot;None&quot;); &quot;N/A&quot;; ([.M25]-[.E25]))" office:value-type="float" office:value="-62" calcext:value-type="float">
            <text:p>-62</text:p>
          </table:table-cell>
          <table:table-cell table:style-name="ce29"/>
          <table:table-cell table:style-name="ce39" table:formula="of:=IF(OR([.G25]=&quot;TBD&quot;; [.G25]=&quot;None&quot;); &quot;N/A&quot;; ([.M25]-[.G25]))" office:value-type="float" office:value="-17224" calcext:value-type="float">
            <text:p>-17224</text:p>
          </table:table-cell>
          <table:table-cell table:style-name="ce29" office:value-type="string" calcext:value-type="string">
            <text:p>None</text:p>
          </table:table-cell>
          <table:table-cell table:style-name="ce39" table:formula="of:=IF(OR([.I25]=&quot;TBD&quot;; [.I25]=&quot;None&quot;); &quot;N/A&quot;; ([.M25]-[.I25]))" office:value-type="string" office:string-value="N/A" calcext:value-type="string">
            <text:p>N/A</text:p>
          </table:table-cell>
          <table:table-cell table:style-name="ce18" office:value-type="string" calcext:value-type="string">
            <text:p>Withdrawn</text:p>
          </table:table-cell>
          <table:table-cell table:style-name="ce29" office:value-type="date" office:date-value="1853-02-14" calcext:value-type="date">
            <text:p>02/14/1853</text:p>
          </table:table-cell>
          <table:table-cell table:style-name="ce29" office:value-type="date" office:date-value="1852-11-02" calcext:value-type="date">
            <text:p>11/02/1852</text:p>
          </table:table-cell>
          <table:table-cell table:style-name="ce29" office:value-type="date" office:date-value="1853-03-04" calcext:value-type="date">
            <text:p>03/04/1853</text:p>
          </table:table-cell>
          <table:table-cell table:style-name="ce18" office:value-type="string" calcext:value-type="string">
            <text:p>Millard Filmore</text:p>
          </table:table-cell>
          <table:table-cell table:number-columns-repeated="2" table:style-name="ce18" office:value-type="string" calcext:value-type="string">
            <text:p>Whig</text:p>
          </table:table-cell>
          <table:table-cell table:number-columns-repeated="5" table:style-name="ce51" office:value-type="string" calcext:value-type="string">
            <text:p>Democratic</text:p>
          </table:table-cell>
          <table:table-cell table:style-name="ce57" table:formula="of:=IF(YEAR([.B25])&lt;YEAR([.M25]); &quot;Yes&quot;; &quot;No&quot;)" office:value-type="string" office:string-value="No" calcext:value-type="string">
            <text:p>No</text:p>
          </table:table-cell>
          <table:table-cell table:style-name="ce57" table:formula="of:=IF([.B25]&gt;[.M25]; &quot;Yes&quot;; &quot;No&quot;)" office:value-type="string" office:string-value="No" calcext:value-type="string">
            <text:p>No</text:p>
          </table:table-cell>
          <table:table-cell table:style-name="ce57" office:value-type="string" calcext:value-type="string">
            <text:p>Death</text:p>
          </table:table-cell>
          <table:table-cell table:style-name="ce57" office:value-type="string" calcext:value-type="string">
            <text:p>No</text:p>
          </table:table-cell>
          <table:table-cell table:style-name="ce18" office:value-type="string" calcext:value-type="string">
            <text:p>Fillmore was President but had not been elected to that position</text:p>
          </table:table-cell>
          <table:table-cell table:style-name="ce57" office:value-type="string" calcext:value-type="string">
            <text:p>N/A</text:p>
          </table:table-cell>
          <table:table-cell table:style-name="ce57" office:value-type="string" calcext:value-type="string">
            <text:p>No</text:p>
          </table:table-cell>
          <table:table-cell table:style-name="ce57" office:value-type="string" calcext:value-type="string">
            <text:p>N/A</text:p>
          </table:table-cell>
          <table:table-cell table:style-name="ce18" office:value-type="string" calcext:value-type="string">
            <text:p>Fillmore was President but had not been elected to that position</text:p>
          </table:table-cell>
          <table:table-cell table:style-name="ce18" table:formula="of:=IF(OR(AND([.K25]=&quot;Confirmed&quot;;[.I25]&gt;[.N25];[.Q25]=[.S25]); AND([.K25]=&quot;Confirmed&quot;;[.I25]&lt;[.N25];[.Q25]=[.R25])); &quot;No&quot;; IF([.K25]=&quot;Confirmed&quot;; &quot;Yes&quot;; [.K25]))" office:value-type="string" office:string-value="Withdrawn" calcext:value-type="string">
            <text:p>Withdrawn</text:p>
          </table:table-cell>
          <table:table-cell table:style-name="ce18" table:formula="of:=IF(AND([.K25]=&quot;Confirmed&quot;;[.I25]&gt;[.N25]); &quot;Yes&quot;; IF([.K25]=&quot;Confirmed&quot;; &quot;No&quot;; [.K25]))" office:value-type="string" office:string-value="Withdrawn" calcext:value-type="string">
            <text:p>Withdrawn</text:p>
          </table:table-cell>
          <table:table-cell table:style-name="ce51" office:value-type="string" calcext:value-type="string">
            <text:p>Fillmore’s 2<text:span text:style-name="T1">nd</text:span> nominee was a former Senator, who to that point the Senate had a long history of approving without question. Senate postponed permanently his consideration. Fillmore had also just lost re-election and the Democratic controlled Senate wanted their president, Pierce, to fill the seat at this point.</text:p>
          </table:table-cell>
          <table:table-cell table:number-columns-repeated="989"/>
        </table:table-row>
        <table:table-row table:style-name="ro2">
          <table:table-cell table:style-name="ce18" office:value-type="string" calcext:value-type="string">
            <text:p>Edward Bradford</text:p>
          </table:table-cell>
          <table:table-cell table:style-name="ce29" office:value-type="date" office:date-value="1852-06-19" calcext:value-type="date">
            <text:p>06/19/1852</text:p>
          </table:table-cell>
          <table:table-cell table:style-name="ce39" table:formula="of:=[.M26]-[.B26]" office:value-type="float" office:value="136" calcext:value-type="float">
            <text:p>136</text:p>
          </table:table-cell>
          <table:table-cell table:style-name="ce18" office:value-type="string" calcext:value-type="string">
            <text:p>New</text:p>
          </table:table-cell>
          <table:table-cell table:style-name="ce29" office:value-type="date" office:date-value="1852-08-16" calcext:value-type="date">
            <text:p>08/16/1852</text:p>
          </table:table-cell>
          <table:table-cell table:style-name="ce39" table:formula="of:=IF(OR([.E26]=&quot;TBD&quot;; [.E26]=&quot;None&quot;); &quot;N/A&quot;; ([.M26]-[.E26]))" office:value-type="float" office:value="78" calcext:value-type="float">
            <text:p>78</text:p>
          </table:table-cell>
          <table:table-cell table:style-name="ce29"/>
          <table:table-cell table:style-name="ce39" table:formula="of:=IF(OR([.G26]=&quot;TBD&quot;; [.G26]=&quot;None&quot;); &quot;N/A&quot;; ([.M26]-[.G26]))" office:value-type="float" office:value="-17224" calcext:value-type="float">
            <text:p>-17224</text:p>
          </table:table-cell>
          <table:table-cell table:style-name="ce29" office:value-type="string" calcext:value-type="string">
            <text:p>None</text:p>
          </table:table-cell>
          <table:table-cell table:style-name="ce39" table:formula="of:=IF(OR([.I26]=&quot;TBD&quot;; [.I26]=&quot;None&quot;); &quot;N/A&quot;; ([.M26]-[.I26]))" office:value-type="string" office:string-value="N/A" calcext:value-type="string">
            <text:p>N/A</text:p>
          </table:table-cell>
          <table:table-cell table:style-name="ce18" office:value-type="string" calcext:value-type="string">
            <text:p>No Action</text:p>
          </table:table-cell>
          <table:table-cell table:style-name="ce29" office:value-type="string" calcext:value-type="string">
            <text:p>N/A</text:p>
          </table:table-cell>
          <table:table-cell table:style-name="ce29" office:value-type="date" office:date-value="1852-11-02" calcext:value-type="date">
            <text:p>11/02/1852</text:p>
          </table:table-cell>
          <table:table-cell table:style-name="ce29" office:value-type="date" office:date-value="1853-03-04" calcext:value-type="date">
            <text:p>03/04/1853</text:p>
          </table:table-cell>
          <table:table-cell table:style-name="ce18" office:value-type="string" calcext:value-type="string">
            <text:p>Millard Filmore</text:p>
          </table:table-cell>
          <table:table-cell table:number-columns-repeated="2" table:style-name="ce18" office:value-type="string" calcext:value-type="string">
            <text:p>Whig</text:p>
          </table:table-cell>
          <table:table-cell table:number-columns-repeated="5" table:style-name="ce51" office:value-type="string" calcext:value-type="string">
            <text:p>Democratic</text:p>
          </table:table-cell>
          <table:table-cell table:style-name="ce57" table:formula="of:=IF(YEAR([.B26])&lt;YEAR([.M26]); &quot;Yes&quot;; &quot;No&quot;)" office:value-type="string" office:string-value="No" calcext:value-type="string">
            <text:p>No</text:p>
          </table:table-cell>
          <table:table-cell table:style-name="ce57" table:formula="of:=IF([.B26]&gt;[.M26]; &quot;Yes&quot;; &quot;No&quot;)" office:value-type="string" office:string-value="No" calcext:value-type="string">
            <text:p>No</text:p>
          </table:table-cell>
          <table:table-cell table:style-name="ce57" office:value-type="string" calcext:value-type="string">
            <text:p>Death</text:p>
          </table:table-cell>
          <table:table-cell table:style-name="ce57" office:value-type="string" calcext:value-type="string">
            <text:p>No</text:p>
          </table:table-cell>
          <table:table-cell table:style-name="ce18" office:value-type="string" calcext:value-type="string">
            <text:p>Fillmore was President but had not been elected to that position</text:p>
          </table:table-cell>
          <table:table-cell table:style-name="ce57" office:value-type="string" calcext:value-type="string">
            <text:p>N/A</text:p>
          </table:table-cell>
          <table:table-cell table:style-name="ce57" office:value-type="string" calcext:value-type="string">
            <text:p>No</text:p>
          </table:table-cell>
          <table:table-cell table:style-name="ce57" office:value-type="string" calcext:value-type="string">
            <text:p>N/A</text:p>
          </table:table-cell>
          <table:table-cell table:style-name="ce18" office:value-type="string" calcext:value-type="string">
            <text:p>Fillmore was President but had not been elected to that position</text:p>
          </table:table-cell>
          <table:table-cell table:style-name="ce18" table:formula="of:=IF(OR(AND([.K26]=&quot;Confirmed&quot;;[.I26]&gt;[.N26];[.Q26]=[.S26]); AND([.K26]=&quot;Confirmed&quot;;[.I26]&lt;[.N26];[.Q26]=[.R26])); &quot;No&quot;; IF([.K26]=&quot;Confirmed&quot;; &quot;Yes&quot;; [.K26]))" office:value-type="string" office:string-value="No Action" calcext:value-type="string">
            <text:p>No Action</text:p>
          </table:table-cell>
          <table:table-cell table:style-name="ce18" table:formula="of:=IF(AND([.K26]=&quot;Confirmed&quot;;[.I26]&gt;[.N26]); &quot;Yes&quot;; IF([.K26]=&quot;Confirmed&quot;; &quot;No&quot;; [.K26]))" office:value-type="string" office:string-value="No Action" calcext:value-type="string">
            <text:p>No Action</text:p>
          </table:table-cell>
          <table:table-cell table:style-name="ce51" office:value-type="string" calcext:value-type="string">
            <text:p>Refused to take action on nomination before adjourning because Fillmore was un-elected (VP who took over when president died). Bradford then died before Senate reconvened.</text:p>
          </table:table-cell>
          <table:table-cell table:number-columns-repeated="989"/>
        </table:table-row>
        <table:table-row table:style-name="ro2">
          <table:table-cell table:style-name="ce19" office:value-type="string" calcext:value-type="string">
            <text:p>Robert Grier</text:p>
          </table:table-cell>
          <table:table-cell table:style-name="ce30" office:value-type="date" office:date-value="1844-04-21" calcext:value-type="date">
            <text:p>04/21/1844</text:p>
          </table:table-cell>
          <table:table-cell table:style-name="ce40" table:formula="of:=[.M27]-[.B27]" office:value-type="float" office:value="194" calcext:value-type="float">
            <text:p>194</text:p>
          </table:table-cell>
          <table:table-cell table:style-name="ce19" office:value-type="string" calcext:value-type="string">
            <text:p>New</text:p>
          </table:table-cell>
          <table:table-cell table:style-name="ce30" office:value-type="date" office:date-value="1846-08-03" calcext:value-type="date">
            <text:p>08/03/1846</text:p>
          </table:table-cell>
          <table:table-cell table:style-name="ce40" table:formula="of:=IF(OR([.E27]=&quot;TBD&quot;; [.E27]=&quot;None&quot;); &quot;N/A&quot;; ([.M27]-[.E27]))" office:value-type="float" office:value="-640" calcext:value-type="float">
            <text:p>-640</text:p>
          </table:table-cell>
          <table:table-cell table:style-name="ce30"/>
          <table:table-cell table:style-name="ce40" table:formula="of:=IF(OR([.G27]=&quot;TBD&quot;; [.G27]=&quot;None&quot;); &quot;N/A&quot;; ([.M27]-[.G27]))" office:value-type="float" office:value="-20147" calcext:value-type="float">
            <text:p>-20147</text:p>
          </table:table-cell>
          <table:table-cell table:style-name="ce30" office:value-type="string" calcext:value-type="string">
            <text:p>None</text:p>
          </table:table-cell>
          <table:table-cell table:style-name="ce40" table:formula="of:=IF(OR([.I27]=&quot;TBD&quot;; [.I27]=&quot;None&quot;); &quot;N/A&quot;; ([.M27]-[.I27]))" office:value-type="string" office:string-value="N/A" calcext:value-type="string">
            <text:p>N/A</text:p>
          </table:table-cell>
          <table:table-cell table:style-name="ce19" office:value-type="string" calcext:value-type="string">
            <text:p>Confirmed</text:p>
          </table:table-cell>
          <table:table-cell table:style-name="ce30" office:value-type="date" office:date-value="1846-08-04" calcext:value-type="date">
            <text:p>08/04/1846</text:p>
          </table:table-cell>
          <table:table-cell table:style-name="ce30" office:value-type="date" office:date-value="1844-11-01" calcext:value-type="date">
            <text:p>11/01/1844</text:p>
          </table:table-cell>
          <table:table-cell table:style-name="ce30" office:value-type="date" office:date-value="1845-03-03" calcext:value-type="date">
            <text:p>03/03/1845</text:p>
          </table:table-cell>
          <table:table-cell table:style-name="ce19" office:value-type="string" calcext:value-type="string">
            <text:p>James Polk</text:p>
          </table:table-cell>
          <table:table-cell table:style-name="ce19" office:value-type="string" calcext:value-type="string">
            <text:p>Independent</text:p>
          </table:table-cell>
          <table:table-cell table:style-name="ce19" office:value-type="string" calcext:value-type="string">
            <text:p>Democratic</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27])&lt;YEAR([.M27]); &quot;Yes&quot;; &quot;No&quot;)" office:value-type="string" office:string-value="No" calcext:value-type="string">
            <text:p>No</text:p>
          </table:table-cell>
          <table:table-cell table:style-name="ce58" table:formula="of:=IF([.B27]&gt;[.M27];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Yes</text:p>
          </table:table-cell>
          <table:table-cell table:style-name="ce19" office:value-type="string" calcext:value-type="string">
            <text:p>Hearing held</text:p>
          </table:table-cell>
          <table:table-cell table:style-name="ce58" office:value-type="string" calcext:value-type="string">
            <text:p>N/A</text:p>
          </table:table-cell>
          <table:table-cell table:style-name="ce58" office:value-type="string" calcext:value-type="string">
            <text:p>Yes</text:p>
          </table:table-cell>
          <table:table-cell table:style-name="ce58" office:value-type="string" calcext:value-type="string">
            <text:p>Unanimous</text:p>
          </table:table-cell>
          <table:table-cell table:style-name="ce19" office:value-type="string" calcext:value-type="string">
            <text:p>Vote held</text:p>
          </table:table-cell>
          <table:table-cell table:style-name="ce19" table:formula="of:=IF(OR(AND([.K27]=&quot;Confirmed&quot;;[.I27]&gt;[.N27];[.Q27]=[.S27]); AND([.K27]=&quot;Confirmed&quot;;[.I27]&lt;[.N27];[.Q27]=[.R27])); &quot;No&quot;; IF([.K27]=&quot;Confirmed&quot;; &quot;Yes&quot;; [.K27]))" office:value-type="string" office:string-value="No" calcext:value-type="string">
            <text:p>No</text:p>
          </table:table-cell>
          <table:table-cell table:style-name="ce19" table:formula="of:=IF(AND([.K27]=&quot;Confirmed&quot;;[.I27]&gt;[.N27]); &quot;Yes&quot;; IF([.K27]=&quot;Confirmed&quot;; &quot;No&quot;; [.K27]))" office:value-type="string" office:string-value="Yes" calcext:value-type="string">
            <text:p>Yes</text:p>
          </table:table-cell>
          <table:table-cell table:style-name="ce52" office:value-type="string" calcext:value-type="string">
            <text:p>Appointed by Polk after Tyler’s nominations failed.</text:p>
          </table:table-cell>
          <table:table-cell table:number-columns-repeated="989"/>
        </table:table-row>
        <table:table-row table:style-name="ro2">
          <table:table-cell table:style-name="ce19" office:value-type="string" calcext:value-type="string">
            <text:p>George Woodward</text:p>
          </table:table-cell>
          <table:table-cell table:style-name="ce30" office:value-type="date" office:date-value="1844-04-21" calcext:value-type="date">
            <text:p>04/21/1844</text:p>
          </table:table-cell>
          <table:table-cell table:style-name="ce40" table:formula="of:=[.M28]-[.B28]" office:value-type="float" office:value="194" calcext:value-type="float">
            <text:p>194</text:p>
          </table:table-cell>
          <table:table-cell table:style-name="ce19" office:value-type="string" calcext:value-type="string">
            <text:p>New</text:p>
          </table:table-cell>
          <table:table-cell table:style-name="ce30" office:value-type="date" office:date-value="1845-12-23" calcext:value-type="date">
            <text:p>12/23/1845</text:p>
          </table:table-cell>
          <table:table-cell table:style-name="ce40" table:formula="of:=IF(OR([.E28]=&quot;TBD&quot;; [.E28]=&quot;None&quot;); &quot;N/A&quot;; ([.M28]-[.E28]))" office:value-type="float" office:value="-417" calcext:value-type="float">
            <text:p>-417</text:p>
          </table:table-cell>
          <table:table-cell table:style-name="ce30"/>
          <table:table-cell table:style-name="ce40" table:formula="of:=IF(OR([.G28]=&quot;TBD&quot;; [.G28]=&quot;None&quot;); &quot;N/A&quot;; ([.M28]-[.G28]))" office:value-type="float" office:value="-20147" calcext:value-type="float">
            <text:p>-20147</text:p>
          </table:table-cell>
          <table:table-cell table:style-name="ce30" office:value-type="string" calcext:value-type="string">
            <text:p>None</text:p>
          </table:table-cell>
          <table:table-cell table:style-name="ce40" table:formula="of:=IF(OR([.I28]=&quot;TBD&quot;; [.I28]=&quot;None&quot;); &quot;N/A&quot;; ([.M28]-[.I28]))" office:value-type="string" office:string-value="N/A" calcext:value-type="string">
            <text:p>N/A</text:p>
          </table:table-cell>
          <table:table-cell table:style-name="ce19" office:value-type="string" calcext:value-type="string">
            <text:p>Rejected</text:p>
          </table:table-cell>
          <table:table-cell table:style-name="ce30" office:value-type="date" office:date-value="1846-01-22" calcext:value-type="date">
            <text:p>01/22/1846</text:p>
          </table:table-cell>
          <table:table-cell table:style-name="ce30" office:value-type="date" office:date-value="1844-11-01" calcext:value-type="date">
            <text:p>11/01/1844</text:p>
          </table:table-cell>
          <table:table-cell table:style-name="ce30" office:value-type="date" office:date-value="1845-03-03" calcext:value-type="date">
            <text:p>03/03/1845</text:p>
          </table:table-cell>
          <table:table-cell table:style-name="ce19" office:value-type="string" calcext:value-type="string">
            <text:p>James Polk</text:p>
          </table:table-cell>
          <table:table-cell table:style-name="ce19" office:value-type="string" calcext:value-type="string">
            <text:p>Independent</text:p>
          </table:table-cell>
          <table:table-cell table:style-name="ce19" office:value-type="string" calcext:value-type="string">
            <text:p>Democratic</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28])&lt;YEAR([.M28]); &quot;Yes&quot;; &quot;No&quot;)" office:value-type="string" office:string-value="No" calcext:value-type="string">
            <text:p>No</text:p>
          </table:table-cell>
          <table:table-cell table:style-name="ce58" table:formula="of:=IF([.B28]&gt;[.M28];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Yes</text:p>
          </table:table-cell>
          <table:table-cell table:style-name="ce19" office:value-type="string" calcext:value-type="string">
            <text:p>Hearing held</text:p>
          </table:table-cell>
          <table:table-cell table:style-name="ce58" office:value-type="string" calcext:value-type="string">
            <text:p>N/A</text:p>
          </table:table-cell>
          <table:table-cell table:style-name="ce58" office:value-type="string" calcext:value-type="string">
            <text:p>Yes</text:p>
          </table:table-cell>
          <table:table-cell table:style-name="ce58" office:value-type="string" calcext:value-type="string">
            <text:p>20-29</text:p>
          </table:table-cell>
          <table:table-cell table:style-name="ce19" office:value-type="string" calcext:value-type="string">
            <text:p>Vote held</text:p>
          </table:table-cell>
          <table:table-cell table:style-name="ce19" table:formula="of:=IF(OR(AND([.K28]=&quot;Confirmed&quot;;[.I28]&gt;[.N28];[.Q28]=[.S28]); AND([.K28]=&quot;Confirmed&quot;;[.I28]&lt;[.N28];[.Q28]=[.R28])); &quot;No&quot;; IF([.K28]=&quot;Confirmed&quot;; &quot;Yes&quot;; [.K28]))" office:value-type="string" office:string-value="Rejected" calcext:value-type="string">
            <text:p>Rejected</text:p>
          </table:table-cell>
          <table:table-cell table:style-name="ce19" table:formula="of:=IF(AND([.K28]=&quot;Confirmed&quot;;[.I28]&gt;[.N28]); &quot;Yes&quot;; IF([.K28]=&quot;Confirmed&quot;; &quot;No&quot;; [.K28]))" office:value-type="string" office:string-value="Rejected" calcext:value-type="string">
            <text:p>Rejected</text:p>
          </table:table-cell>
          <table:table-cell table:style-name="ce52" office:value-type="string" calcext:value-type="string">
            <text:p>Nominated by Polk after Tyler’s nominations failed. Rejected by Senate (and president’s own party) because Woodward had crossed party lines to support the American Nativist agenda which called for limited imigration and discrimination against new ethnic groups.</text:p>
          </table:table-cell>
          <table:table-cell table:number-columns-repeated="989"/>
        </table:table-row>
        <table:table-row table:style-name="ro2">
          <table:table-cell table:style-name="ce19" office:value-type="string" calcext:value-type="string">
            <text:p>John Read</text:p>
          </table:table-cell>
          <table:table-cell table:style-name="ce30" office:value-type="date" office:date-value="1844-04-21" calcext:value-type="date">
            <text:p>04/21/1844</text:p>
          </table:table-cell>
          <table:table-cell table:style-name="ce40" table:formula="of:=[.M29]-[.B29]" office:value-type="float" office:value="194" calcext:value-type="float">
            <text:p>194</text:p>
          </table:table-cell>
          <table:table-cell table:style-name="ce19" office:value-type="string" calcext:value-type="string">
            <text:p>New</text:p>
          </table:table-cell>
          <table:table-cell table:style-name="ce30" office:value-type="date" office:date-value="1845-02-07" calcext:value-type="date">
            <text:p>02/07/1845</text:p>
          </table:table-cell>
          <table:table-cell table:style-name="ce40" table:formula="of:=IF(OR([.E29]=&quot;TBD&quot;; [.E29]=&quot;None&quot;); &quot;N/A&quot;; ([.M29]-[.E29]))" office:value-type="float" office:value="-98" calcext:value-type="float">
            <text:p>-98</text:p>
          </table:table-cell>
          <table:table-cell table:style-name="ce30"/>
          <table:table-cell table:style-name="ce40" table:formula="of:=IF(OR([.G29]=&quot;TBD&quot;; [.G29]=&quot;None&quot;); &quot;N/A&quot;; ([.M29]-[.G29]))" office:value-type="float" office:value="-20147" calcext:value-type="float">
            <text:p>-20147</text:p>
          </table:table-cell>
          <table:table-cell table:style-name="ce30" office:value-type="string" calcext:value-type="string">
            <text:p>None</text:p>
          </table:table-cell>
          <table:table-cell table:style-name="ce40" table:formula="of:=IF(OR([.I29]=&quot;TBD&quot;; [.I29]=&quot;None&quot;); &quot;N/A&quot;; ([.M29]-[.I29]))" office:value-type="string" office:string-value="N/A" calcext:value-type="string">
            <text:p>N/A</text:p>
          </table:table-cell>
          <table:table-cell table:style-name="ce19" office:value-type="string" calcext:value-type="string">
            <text:p>No Action</text:p>
          </table:table-cell>
          <table:table-cell table:style-name="ce30" office:value-type="string" calcext:value-type="string">
            <text:p>N/A</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29])&lt;YEAR([.M29]); &quot;Yes&quot;; &quot;No&quot;)" office:value-type="string" office:string-value="No" calcext:value-type="string">
            <text:p>No</text:p>
          </table:table-cell>
          <table:table-cell table:style-name="ce58" table:formula="of:=IF([.B29]&gt;[.M29];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No</text:p>
          </table:table-cell>
          <table:table-cell table:style-name="ce19" office:value-type="string" calcext:value-type="string">
            <text:p>Hated Tyler</text:p>
          </table:table-cell>
          <table:table-cell table:style-name="ce58" office:value-type="string" calcext:value-type="string">
            <text:p>N/A</text:p>
          </table:table-cell>
          <table:table-cell table:style-name="ce58" office:value-type="string" calcext:value-type="string">
            <text:p>No</text:p>
          </table:table-cell>
          <table:table-cell table:style-name="ce58" office:value-type="string" calcext:value-type="string">
            <text:p>N/A</text:p>
          </table:table-cell>
          <table:table-cell table:style-name="ce19" office:value-type="string" calcext:value-type="string">
            <text:p>Hated Tyler</text:p>
          </table:table-cell>
          <table:table-cell table:style-name="ce19" table:formula="of:=IF(OR(AND([.K29]=&quot;Confirmed&quot;;[.I29]&gt;[.N29];[.Q29]=[.S29]); AND([.K29]=&quot;Confirmed&quot;;[.I29]&lt;[.N29];[.Q29]=[.R29])); &quot;No&quot;; IF([.K29]=&quot;Confirmed&quot;; &quot;Yes&quot;; [.K29]))" office:value-type="string" office:string-value="No Action" calcext:value-type="string">
            <text:p>No Action</text:p>
          </table:table-cell>
          <table:table-cell table:style-name="ce19" table:formula="of:=IF(AND([.K29]=&quot;Confirmed&quot;;[.I29]&gt;[.N29]); &quot;Yes&quot;; IF([.K29]=&quot;Confirmed&quot;; &quot;No&quot;; [.K29]))" office:value-type="string" office:string-value="No Action" calcext:value-type="string">
            <text:p>No Action</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19" office:value-type="string" calcext:value-type="string">
            <text:p>Edward King</text:p>
          </table:table-cell>
          <table:table-cell table:style-name="ce30" office:value-type="date" office:date-value="1844-04-21" calcext:value-type="date">
            <text:p>04/21/1844</text:p>
          </table:table-cell>
          <table:table-cell table:style-name="ce40" table:formula="of:=[.M30]-[.B30]" office:value-type="float" office:value="194" calcext:value-type="float">
            <text:p>194</text:p>
          </table:table-cell>
          <table:table-cell table:style-name="ce19" office:value-type="string" calcext:value-type="string">
            <text:p>New</text:p>
          </table:table-cell>
          <table:table-cell table:style-name="ce30" office:value-type="date" office:date-value="1844-12-04" calcext:value-type="date">
            <text:p>12/04/1844</text:p>
          </table:table-cell>
          <table:table-cell table:style-name="ce40" table:formula="of:=IF(OR([.E30]=&quot;TBD&quot;; [.E30]=&quot;None&quot;); &quot;N/A&quot;; ([.M30]-[.E30]))" office:value-type="float" office:value="-33" calcext:value-type="float">
            <text:p>-33</text:p>
          </table:table-cell>
          <table:table-cell table:style-name="ce30"/>
          <table:table-cell table:style-name="ce40" table:formula="of:=IF(OR([.G30]=&quot;TBD&quot;; [.G30]=&quot;None&quot;); &quot;N/A&quot;; ([.M30]-[.G30]))" office:value-type="float" office:value="-20147" calcext:value-type="float">
            <text:p>-20147</text:p>
          </table:table-cell>
          <table:table-cell table:style-name="ce30" office:value-type="string" calcext:value-type="string">
            <text:p>None</text:p>
          </table:table-cell>
          <table:table-cell table:style-name="ce40" table:formula="of:=IF(OR([.I30]=&quot;TBD&quot;; [.I30]=&quot;None&quot;); &quot;N/A&quot;; ([.M30]-[.I30]))" office:value-type="string" office:string-value="N/A" calcext:value-type="string">
            <text:p>N/A</text:p>
          </table:table-cell>
          <table:table-cell table:style-name="ce19" office:value-type="string" calcext:value-type="string">
            <text:p>Withdrawn</text:p>
          </table:table-cell>
          <table:table-cell table:style-name="ce30" office:value-type="date" office:date-value="1845-02-07" calcext:value-type="date">
            <text:p>02/07/1845</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0])&lt;YEAR([.M30]); &quot;Yes&quot;; &quot;No&quot;)" office:value-type="string" office:string-value="No" calcext:value-type="string">
            <text:p>No</text:p>
          </table:table-cell>
          <table:table-cell table:style-name="ce58" table:formula="of:=IF([.B30]&gt;[.M30];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No</text:p>
          </table:table-cell>
          <table:table-cell table:style-name="ce19" office:value-type="string" calcext:value-type="string">
            <text:p>Hated Tyler</text:p>
          </table:table-cell>
          <table:table-cell table:style-name="ce58" office:value-type="string" calcext:value-type="string">
            <text:p>N/A</text:p>
          </table:table-cell>
          <table:table-cell table:style-name="ce58" office:value-type="string" calcext:value-type="string">
            <text:p>No</text:p>
          </table:table-cell>
          <table:table-cell table:style-name="ce58" office:value-type="string" calcext:value-type="string">
            <text:p>N/A</text:p>
          </table:table-cell>
          <table:table-cell table:style-name="ce19" office:value-type="string" calcext:value-type="string">
            <text:p>Hated Tyler</text:p>
          </table:table-cell>
          <table:table-cell table:style-name="ce19" table:formula="of:=IF(OR(AND([.K30]=&quot;Confirmed&quot;;[.I30]&gt;[.N30];[.Q30]=[.S30]); AND([.K30]=&quot;Confirmed&quot;;[.I30]&lt;[.N30];[.Q30]=[.R30])); &quot;No&quot;; IF([.K30]=&quot;Confirmed&quot;; &quot;Yes&quot;; [.K30]))" office:value-type="string" office:string-value="Withdrawn" calcext:value-type="string">
            <text:p>Withdrawn</text:p>
          </table:table-cell>
          <table:table-cell table:style-name="ce19" table:formula="of:=IF(AND([.K30]=&quot;Confirmed&quot;;[.I30]&gt;[.N30]); &quot;Yes&quot;; IF([.K30]=&quot;Confirmed&quot;; &quot;No&quot;; [.K30]))" office:value-type="string" office:string-value="Withdrawn" calcext:value-type="string">
            <text:p>Withdrawn</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9" office:value-type="string" calcext:value-type="string">
            <text:p>Samuel Nelson</text:p>
          </table:table-cell>
          <table:table-cell table:style-name="ce3" office:value-type="date" office:date-value="1843-12-18" calcext:value-type="date">
            <text:p>12/18/1843</text:p>
          </table:table-cell>
          <table:table-cell table:style-name="ce6" table:formula="of:=[.M31]-[.B31]" office:value-type="float" office:value="319" calcext:value-type="float">
            <text:p>319</text:p>
          </table:table-cell>
          <table:table-cell table:style-name="ce9" office:value-type="string" calcext:value-type="string">
            <text:p>New</text:p>
          </table:table-cell>
          <table:table-cell table:style-name="ce3" office:value-type="date" office:date-value="1845-02-04" calcext:value-type="date">
            <text:p>02/04/1845</text:p>
          </table:table-cell>
          <table:table-cell table:style-name="ce6" table:formula="of:=IF(OR([.E31]=&quot;TBD&quot;; [.E31]=&quot;None&quot;); &quot;N/A&quot;; ([.M31]-[.E31]))" office:value-type="float" office:value="-95" calcext:value-type="float">
            <text:p>-95</text:p>
          </table:table-cell>
          <table:table-cell table:style-name="ce3"/>
          <table:table-cell table:style-name="ce6" table:formula="of:=IF(OR([.G31]=&quot;TBD&quot;; [.G31]=&quot;None&quot;); &quot;N/A&quot;; ([.M31]-[.G31]))" office:value-type="float" office:value="-20147" calcext:value-type="float">
            <text:p>-20147</text:p>
          </table:table-cell>
          <table:table-cell table:style-name="ce3" office:value-type="date" office:date-value="1845-02-14" calcext:value-type="date">
            <text:p>02/14/1845</text:p>
          </table:table-cell>
          <table:table-cell table:style-name="ce6" table:formula="of:=IF(OR([.I31]=&quot;TBD&quot;; [.I31]=&quot;None&quot;); &quot;N/A&quot;; ([.M31]-[.I31]))" office:value-type="float" office:value="-105" calcext:value-type="float">
            <text:p>-105</text:p>
          </table:table-cell>
          <table:table-cell table:style-name="ce9" office:value-type="string" calcext:value-type="string">
            <text:p>Confirmed</text:p>
          </table:table-cell>
          <table:table-cell table:style-name="ce3" office:value-type="date" office:date-value="1845-02-14" calcext:value-type="date">
            <text:p>02/14/1845</text:p>
          </table:table-cell>
          <table:table-cell table:style-name="ce3" office:value-type="date" office:date-value="1844-11-01" calcext:value-type="date">
            <text:p>11/01/1844</text:p>
          </table:table-cell>
          <table:table-cell table:style-name="ce3" office:value-type="date" office:date-value="1845-03-04" calcext:value-type="date">
            <text:p>03/04/1845</text:p>
          </table:table-cell>
          <table:table-cell table:style-name="ce9" office:value-type="string" calcext:value-type="string">
            <text:p>John Tyler</text:p>
          </table:table-cell>
          <table:table-cell table:number-columns-repeated="2" table:style-name="ce9" office:value-type="string" calcext:value-type="string">
            <text:p>Independent</text:p>
          </table:table-cell>
          <table:table-cell table:style-name="ce9" office:value-type="string" calcext:value-type="string">
            <text:p>Whig</text:p>
          </table:table-cell>
          <table:table-cell table:number-columns-repeated="4" table:style-name="ce53" office:value-type="string" calcext:value-type="string">
            <text:p>Democratic</text:p>
          </table:table-cell>
          <table:table-cell table:style-name="ce59" table:formula="of:=IF(YEAR([.B31])&lt;YEAR([.M31]); &quot;Yes&quot;; &quot;No&quot;)" office:value-type="string" office:string-value="Yes" calcext:value-type="string">
            <text:p>Yes</text:p>
          </table:table-cell>
          <table:table-cell table:style-name="ce59" table:formula="of:=IF([.B31]&gt;[.M31]; &quot;Yes&quot;; &quot;No&quot;)" office:value-type="string" office:string-value="No" calcext:value-type="string">
            <text:p>No</text:p>
          </table:table-cell>
          <table:table-cell table:style-name="ce59" office:value-type="string" calcext:value-type="string">
            <text:p>Death</text:p>
          </table:table-cell>
          <table:table-cell table:style-name="ce59" office:value-type="string" calcext:value-type="string">
            <text:p>Yes</text:p>
          </table:table-cell>
          <table:table-cell table:style-name="ce9" office:value-type="string" calcext:value-type="string">
            <text:p>Hearing held</text:p>
          </table:table-cell>
          <table:table-cell table:style-name="ce59" office:value-type="string" calcext:value-type="string">
            <text:p>N/A</text:p>
          </table:table-cell>
          <table:table-cell table:style-name="ce59" office:value-type="string" calcext:value-type="string">
            <text:p>Yes</text:p>
          </table:table-cell>
          <table:table-cell table:style-name="ce59" office:value-type="string" calcext:value-type="string">
            <text:p>Voice Vote</text:p>
          </table:table-cell>
          <table:table-cell table:style-name="ce9" office:value-type="string" calcext:value-type="string">
            <text:p>Vote held</text:p>
          </table:table-cell>
          <table:table-cell table:style-name="ce9" table:formula="of:=IF(OR(AND([.K31]=&quot;Confirmed&quot;;[.I31]&gt;[.N31];[.Q31]=[.S31]); AND([.K31]=&quot;Confirmed&quot;;[.I31]&lt;[.N31];[.Q31]=[.R31])); &quot;No&quot;; IF([.K31]=&quot;Confirmed&quot;; &quot;Yes&quot;; [.K31]))" office:value-type="string" office:string-value="Yes" calcext:value-type="string">
            <text:p>Yes</text:p>
          </table:table-cell>
          <table:table-cell table:style-name="ce9" table:formula="of:=IF(AND([.K31]=&quot;Confirmed&quot;;[.I31]&gt;[.N31]); &quot;Yes&quot;; IF([.K31]=&quot;Confirmed&quot;; &quot;No&quot;; [.K31]))" office:value-type="string" office:string-value="No" calcext:value-type="string">
            <text:p>No</text:p>
          </table:table-cell>
          <table:table-cell table:style-name="ce53" office:value-type="string" calcext:value-type="string">
            <text:p>For some reason they were willing to ignore the fact this guy was nominated by Tyler.</text:p>
          </table:table-cell>
          <table:table-cell table:number-columns-repeated="989"/>
        </table:table-row>
        <table:table-row table:style-name="ro2">
          <table:table-cell table:style-name="ce19" office:value-type="string" calcext:value-type="string">
            <text:p>Reuben Walworth</text:p>
          </table:table-cell>
          <table:table-cell table:style-name="ce30" office:value-type="date" office:date-value="1843-12-18" calcext:value-type="date">
            <text:p>12/18/1843</text:p>
          </table:table-cell>
          <table:table-cell table:style-name="ce40" table:formula="of:=[.M32]-[.B32]" office:value-type="float" office:value="319" calcext:value-type="float">
            <text:p>319</text:p>
          </table:table-cell>
          <table:table-cell table:style-name="ce19" office:value-type="string" calcext:value-type="string">
            <text:p>New</text:p>
          </table:table-cell>
          <table:table-cell table:style-name="ce30" office:value-type="date" office:date-value="1844-12-04" calcext:value-type="date">
            <text:p>12/04/1844</text:p>
          </table:table-cell>
          <table:table-cell table:style-name="ce40" table:formula="of:=IF(OR([.E32]=&quot;TBD&quot;; [.E32]=&quot;None&quot;); &quot;N/A&quot;; ([.M32]-[.E32]))" office:value-type="float" office:value="-33" calcext:value-type="float">
            <text:p>-33</text:p>
          </table:table-cell>
          <table:table-cell table:style-name="ce30"/>
          <table:table-cell table:style-name="ce40" table:formula="of:=IF(OR([.G32]=&quot;TBD&quot;; [.G32]=&quot;None&quot;); &quot;N/A&quot;; ([.M32]-[.G32]))" office:value-type="float" office:value="-20147" calcext:value-type="float">
            <text:p>-20147</text:p>
          </table:table-cell>
          <table:table-cell table:style-name="ce30" office:value-type="string" calcext:value-type="string">
            <text:p>None</text:p>
          </table:table-cell>
          <table:table-cell table:style-name="ce40" table:formula="of:=IF(OR([.I32]=&quot;TBD&quot;; [.I32]=&quot;None&quot;); &quot;N/A&quot;; ([.M32]-[.I32]))" office:value-type="string" office:string-value="N/A" calcext:value-type="string">
            <text:p>N/A</text:p>
          </table:table-cell>
          <table:table-cell table:style-name="ce19" office:value-type="string" calcext:value-type="string">
            <text:p>Withdrawn</text:p>
          </table:table-cell>
          <table:table-cell table:style-name="ce30" office:value-type="date" office:date-value="1845-02-04" calcext:value-type="date">
            <text:p>02/04/1845</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2])&lt;YEAR([.M32]); &quot;Yes&quot;; &quot;No&quot;)" office:value-type="string" office:string-value="Yes" calcext:value-type="string">
            <text:p>Yes</text:p>
          </table:table-cell>
          <table:table-cell table:style-name="ce58" table:formula="of:=IF([.B32]&gt;[.M32];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No</text:p>
          </table:table-cell>
          <table:table-cell table:style-name="ce19" office:value-type="string" calcext:value-type="string">
            <text:p>Hated Tyler</text:p>
          </table:table-cell>
          <table:table-cell table:style-name="ce58" office:value-type="string" calcext:value-type="string">
            <text:p>N/A</text:p>
          </table:table-cell>
          <table:table-cell table:style-name="ce58" office:value-type="string" calcext:value-type="string">
            <text:p>No</text:p>
          </table:table-cell>
          <table:table-cell table:style-name="ce58" office:value-type="string" calcext:value-type="string">
            <text:p>N/A</text:p>
          </table:table-cell>
          <table:table-cell table:style-name="ce19" office:value-type="string" calcext:value-type="string">
            <text:p>Hated Tyler</text:p>
          </table:table-cell>
          <table:table-cell table:style-name="ce19" table:formula="of:=IF(OR(AND([.K32]=&quot;Confirmed&quot;;[.I32]&gt;[.N32];[.Q32]=[.S32]); AND([.K32]=&quot;Confirmed&quot;;[.I32]&lt;[.N32];[.Q32]=[.R32])); &quot;No&quot;; IF([.K32]=&quot;Confirmed&quot;; &quot;Yes&quot;; [.K32]))" office:value-type="string" office:string-value="Withdrawn" calcext:value-type="string">
            <text:p>Withdrawn</text:p>
          </table:table-cell>
          <table:table-cell table:style-name="ce19" table:formula="of:=IF(AND([.K32]=&quot;Confirmed&quot;;[.I32]&gt;[.N32]); &quot;Yes&quot;; IF([.K32]=&quot;Confirmed&quot;; &quot;No&quot;; [.K32]))" office:value-type="string" office:string-value="Withdrawn" calcext:value-type="string">
            <text:p>Withdrawn</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19" office:value-type="string" calcext:value-type="string">
            <text:p>Reuben Walworth</text:p>
          </table:table-cell>
          <table:table-cell table:style-name="ce30" office:value-type="date" office:date-value="1843-12-18" calcext:value-type="date">
            <text:p>12/18/1843</text:p>
          </table:table-cell>
          <table:table-cell table:style-name="ce40" table:formula="of:=[.M33]-[.B33]" office:value-type="float" office:value="319" calcext:value-type="float">
            <text:p>319</text:p>
          </table:table-cell>
          <table:table-cell table:style-name="ce19" office:value-type="string" calcext:value-type="string">
            <text:p>New</text:p>
          </table:table-cell>
          <table:table-cell table:style-name="ce30" office:value-type="date" office:date-value="1844-06-17" calcext:value-type="date">
            <text:p>06/17/1844</text:p>
          </table:table-cell>
          <table:table-cell table:style-name="ce40" table:formula="of:=IF(OR([.E33]=&quot;TBD&quot;; [.E33]=&quot;None&quot;); &quot;N/A&quot;; ([.M33]-[.E33]))" office:value-type="float" office:value="137" calcext:value-type="float">
            <text:p>137</text:p>
          </table:table-cell>
          <table:table-cell table:style-name="ce30"/>
          <table:table-cell table:style-name="ce40" table:formula="of:=IF(OR([.G33]=&quot;TBD&quot;; [.G33]=&quot;None&quot;); &quot;N/A&quot;; ([.M33]-[.G33]))" office:value-type="float" office:value="-20147" calcext:value-type="float">
            <text:p>-20147</text:p>
          </table:table-cell>
          <table:table-cell table:style-name="ce30" office:value-type="string" calcext:value-type="string">
            <text:p>None</text:p>
          </table:table-cell>
          <table:table-cell table:style-name="ce40" table:formula="of:=IF(OR([.I33]=&quot;TBD&quot;; [.I33]=&quot;None&quot;); &quot;N/A&quot;; ([.M33]-[.I33]))" office:value-type="string" office:string-value="N/A" calcext:value-type="string">
            <text:p>N/A</text:p>
          </table:table-cell>
          <table:table-cell table:style-name="ce19" office:value-type="string" calcext:value-type="string">
            <text:p>No Action</text:p>
          </table:table-cell>
          <table:table-cell table:style-name="ce30" office:value-type="date" office:date-value="1844-06-17" calcext:value-type="date">
            <text:p>06/17/1844</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3])&lt;YEAR([.M33]); &quot;Yes&quot;; &quot;No&quot;)" office:value-type="string" office:string-value="Yes" calcext:value-type="string">
            <text:p>Yes</text:p>
          </table:table-cell>
          <table:table-cell table:style-name="ce58" table:formula="of:=IF([.B33]&gt;[.M33];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No</text:p>
          </table:table-cell>
          <table:table-cell table:style-name="ce19" office:value-type="string" calcext:value-type="string">
            <text:p>Hated Tyler</text:p>
          </table:table-cell>
          <table:table-cell table:style-name="ce58" office:value-type="string" calcext:value-type="string">
            <text:p>N/A</text:p>
          </table:table-cell>
          <table:table-cell table:style-name="ce58" office:value-type="string" calcext:value-type="string">
            <text:p>No</text:p>
          </table:table-cell>
          <table:table-cell table:style-name="ce58" office:value-type="string" calcext:value-type="string">
            <text:p>N/A</text:p>
          </table:table-cell>
          <table:table-cell table:style-name="ce19" office:value-type="string" calcext:value-type="string">
            <text:p>Hated Tyler</text:p>
          </table:table-cell>
          <table:table-cell table:style-name="ce19" table:formula="of:=IF(OR(AND([.K33]=&quot;Confirmed&quot;;[.I33]&gt;[.N33];[.Q33]=[.S33]); AND([.K33]=&quot;Confirmed&quot;;[.I33]&lt;[.N33];[.Q33]=[.R33])); &quot;No&quot;; IF([.K33]=&quot;Confirmed&quot;; &quot;Yes&quot;; [.K33]))" office:value-type="string" office:string-value="No Action" calcext:value-type="string">
            <text:p>No Action</text:p>
          </table:table-cell>
          <table:table-cell table:style-name="ce19" table:formula="of:=IF(AND([.K33]=&quot;Confirmed&quot;;[.I33]&gt;[.N33]); &quot;Yes&quot;; IF([.K33]=&quot;Confirmed&quot;; &quot;No&quot;; [.K33]))" office:value-type="string" office:string-value="No Action" calcext:value-type="string">
            <text:p>No Action</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19" office:value-type="string" calcext:value-type="string">
            <text:p>John Spencer</text:p>
          </table:table-cell>
          <table:table-cell table:style-name="ce30" office:value-type="date" office:date-value="1843-12-18" calcext:value-type="date">
            <text:p>12/18/1843</text:p>
          </table:table-cell>
          <table:table-cell table:style-name="ce40" table:formula="of:=[.M34]-[.B34]" office:value-type="float" office:value="319" calcext:value-type="float">
            <text:p>319</text:p>
          </table:table-cell>
          <table:table-cell table:style-name="ce19" office:value-type="string" calcext:value-type="string">
            <text:p>New</text:p>
          </table:table-cell>
          <table:table-cell table:style-name="ce30" office:value-type="date" office:date-value="1844-06-17" calcext:value-type="date">
            <text:p>06/17/1844</text:p>
          </table:table-cell>
          <table:table-cell table:style-name="ce40" table:formula="of:=IF(OR([.E34]=&quot;TBD&quot;; [.E34]=&quot;None&quot;); &quot;N/A&quot;; ([.M34]-[.E34]))" office:value-type="float" office:value="137" calcext:value-type="float">
            <text:p>137</text:p>
          </table:table-cell>
          <table:table-cell table:style-name="ce30"/>
          <table:table-cell table:style-name="ce40" table:formula="of:=IF(OR([.G34]=&quot;TBD&quot;; [.G34]=&quot;None&quot;); &quot;N/A&quot;; ([.M34]-[.G34]))" office:value-type="float" office:value="-20147" calcext:value-type="float">
            <text:p>-20147</text:p>
          </table:table-cell>
          <table:table-cell table:style-name="ce30" office:value-type="string" calcext:value-type="string">
            <text:p>None</text:p>
          </table:table-cell>
          <table:table-cell table:style-name="ce40" table:formula="of:=IF(OR([.I34]=&quot;TBD&quot;; [.I34]=&quot;None&quot;); &quot;N/A&quot;; ([.M34]-[.I34]))" office:value-type="string" office:string-value="N/A" calcext:value-type="string">
            <text:p>N/A</text:p>
          </table:table-cell>
          <table:table-cell table:style-name="ce19" office:value-type="string" calcext:value-type="string">
            <text:p>Withdrawn</text:p>
          </table:table-cell>
          <table:table-cell table:style-name="ce30" office:value-type="date" office:date-value="1844-06-17" calcext:value-type="date">
            <text:p>06/17/1844</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4])&lt;YEAR([.M34]); &quot;Yes&quot;; &quot;No&quot;)" office:value-type="string" office:string-value="Yes" calcext:value-type="string">
            <text:p>Yes</text:p>
          </table:table-cell>
          <table:table-cell table:style-name="ce58" table:formula="of:=IF([.B34]&gt;[.M34];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Yes</text:p>
          </table:table-cell>
          <table:table-cell table:style-name="ce19" office:value-type="string" calcext:value-type="string">
            <text:p>Hearing held</text:p>
          </table:table-cell>
          <table:table-cell table:style-name="ce58" office:value-type="string" calcext:value-type="string">
            <text:p>N/A</text:p>
          </table:table-cell>
          <table:table-cell table:style-name="ce58" office:value-type="string" calcext:value-type="string">
            <text:p>Yes</text:p>
          </table:table-cell>
          <table:table-cell table:style-name="ce58" office:value-type="string" calcext:value-type="string">
            <text:p>Unknown</text:p>
          </table:table-cell>
          <table:table-cell table:style-name="ce19" office:value-type="string" calcext:value-type="string">
            <text:p>Vote held</text:p>
          </table:table-cell>
          <table:table-cell table:style-name="ce19" table:formula="of:=IF(OR(AND([.K34]=&quot;Confirmed&quot;;[.I34]&gt;[.N34];[.Q34]=[.S34]); AND([.K34]=&quot;Confirmed&quot;;[.I34]&lt;[.N34];[.Q34]=[.R34])); &quot;No&quot;; IF([.K34]=&quot;Confirmed&quot;; &quot;Yes&quot;; [.K34]))" office:value-type="string" office:string-value="Withdrawn" calcext:value-type="string">
            <text:p>Withdrawn</text:p>
          </table:table-cell>
          <table:table-cell table:style-name="ce19" table:formula="of:=IF(AND([.K34]=&quot;Confirmed&quot;;[.I34]&gt;[.N34]); &quot;Yes&quot;; IF([.K34]=&quot;Confirmed&quot;; &quot;No&quot;; [.K34]))" office:value-type="string" office:string-value="Withdrawn" calcext:value-type="string">
            <text:p>Withdrawn</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19" office:value-type="string" calcext:value-type="string">
            <text:p>Edward King</text:p>
          </table:table-cell>
          <table:table-cell table:style-name="ce30" office:value-type="date" office:date-value="1843-12-18" calcext:value-type="date">
            <text:p>12/18/1843</text:p>
          </table:table-cell>
          <table:table-cell table:style-name="ce40" table:formula="of:=[.M35]-[.B35]" office:value-type="float" office:value="319" calcext:value-type="float">
            <text:p>319</text:p>
          </table:table-cell>
          <table:table-cell table:style-name="ce19" office:value-type="string" calcext:value-type="string">
            <text:p>New</text:p>
          </table:table-cell>
          <table:table-cell table:style-name="ce30" office:value-type="date" office:date-value="1844-06-05" calcext:value-type="date">
            <text:p>06/05/1844</text:p>
          </table:table-cell>
          <table:table-cell table:style-name="ce40" table:formula="of:=IF(OR([.E35]=&quot;TBD&quot;; [.E35]=&quot;None&quot;); &quot;N/A&quot;; ([.M35]-[.E35]))" office:value-type="float" office:value="149" calcext:value-type="float">
            <text:p>149</text:p>
          </table:table-cell>
          <table:table-cell table:style-name="ce30"/>
          <table:table-cell table:style-name="ce40" table:formula="of:=IF(OR([.G35]=&quot;TBD&quot;; [.G35]=&quot;None&quot;); &quot;N/A&quot;; ([.M35]-[.G35]))" office:value-type="float" office:value="-20147" calcext:value-type="float">
            <text:p>-20147</text:p>
          </table:table-cell>
          <table:table-cell table:style-name="ce30" office:value-type="date" office:date-value="1844-06-05" calcext:value-type="date">
            <text:p>06/05/1844</text:p>
          </table:table-cell>
          <table:table-cell table:style-name="ce40" table:formula="of:=IF(OR([.I35]=&quot;TBD&quot;; [.I35]=&quot;None&quot;); &quot;N/A&quot;; ([.M35]-[.I35]))" office:value-type="float" office:value="149" calcext:value-type="float">
            <text:p>149</text:p>
          </table:table-cell>
          <table:table-cell table:style-name="ce19" office:value-type="string" calcext:value-type="string">
            <text:p>Postponed</text:p>
          </table:table-cell>
          <table:table-cell table:style-name="ce30" office:value-type="date" office:date-value="1844-06-15" calcext:value-type="date">
            <text:p>06/15/1844</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5])&lt;YEAR([.M35]); &quot;Yes&quot;; &quot;No&quot;)" office:value-type="string" office:string-value="Yes" calcext:value-type="string">
            <text:p>Yes</text:p>
          </table:table-cell>
          <table:table-cell table:style-name="ce58" table:formula="of:=IF([.B35]&gt;[.M35];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Yes</text:p>
          </table:table-cell>
          <table:table-cell table:style-name="ce19" office:value-type="string" calcext:value-type="string">
            <text:p>Hearing held</text:p>
          </table:table-cell>
          <table:table-cell table:style-name="ce58" office:value-type="string" calcext:value-type="string">
            <text:p>N/A</text:p>
          </table:table-cell>
          <table:table-cell table:style-name="ce58" office:value-type="string" calcext:value-type="string">
            <text:p>Yes</text:p>
          </table:table-cell>
          <table:table-cell table:style-name="ce58" office:value-type="string" calcext:value-type="string">
            <text:p>29-18</text:p>
          </table:table-cell>
          <table:table-cell table:style-name="ce19" office:value-type="string" calcext:value-type="string">
            <text:p>Vote held</text:p>
          </table:table-cell>
          <table:table-cell table:style-name="ce19" table:formula="of:=IF(OR(AND([.K35]=&quot;Confirmed&quot;;[.I35]&gt;[.N35];[.Q35]=[.S35]); AND([.K35]=&quot;Confirmed&quot;;[.I35]&lt;[.N35];[.Q35]=[.R35])); &quot;No&quot;; IF([.K35]=&quot;Confirmed&quot;; &quot;Yes&quot;; [.K35]))" office:value-type="string" office:string-value="Postponed" calcext:value-type="string">
            <text:p>Postponed</text:p>
          </table:table-cell>
          <table:table-cell table:style-name="ce19" table:formula="of:=IF(AND([.K35]=&quot;Confirmed&quot;;[.I35]&gt;[.N35]); &quot;Yes&quot;; IF([.K35]=&quot;Confirmed&quot;; &quot;No&quot;; [.K35]))" office:value-type="string" office:string-value="Postponed" calcext:value-type="string">
            <text:p>Postponed</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19" office:value-type="string" calcext:value-type="string">
            <text:p>Reuben Walworth</text:p>
          </table:table-cell>
          <table:table-cell table:style-name="ce30" office:value-type="date" office:date-value="1843-12-18" calcext:value-type="date">
            <text:p>12/18/1843</text:p>
          </table:table-cell>
          <table:table-cell table:style-name="ce40" table:formula="of:=[.M36]-[.B36]" office:value-type="float" office:value="319" calcext:value-type="float">
            <text:p>319</text:p>
          </table:table-cell>
          <table:table-cell table:style-name="ce19" office:value-type="string" calcext:value-type="string">
            <text:p>New</text:p>
          </table:table-cell>
          <table:table-cell table:style-name="ce30" office:value-type="date" office:date-value="1844-03-13" calcext:value-type="date">
            <text:p>03/13/1844</text:p>
          </table:table-cell>
          <table:table-cell table:style-name="ce40" table:formula="of:=IF(OR([.E36]=&quot;TBD&quot;; [.E36]=&quot;None&quot;); &quot;N/A&quot;; ([.M36]-[.E36]))" office:value-type="float" office:value="233" calcext:value-type="float">
            <text:p>233</text:p>
          </table:table-cell>
          <table:table-cell table:style-name="ce30"/>
          <table:table-cell table:style-name="ce40" table:formula="of:=IF(OR([.G36]=&quot;TBD&quot;; [.G36]=&quot;None&quot;); &quot;N/A&quot;; ([.M36]-[.G36]))" office:value-type="float" office:value="-20147" calcext:value-type="float">
            <text:p>-20147</text:p>
          </table:table-cell>
          <table:table-cell table:style-name="ce30" office:value-type="date" office:date-value="1844-06-17" calcext:value-type="date">
            <text:p>06/17/1844</text:p>
          </table:table-cell>
          <table:table-cell table:style-name="ce40" table:formula="of:=IF(OR([.I36]=&quot;TBD&quot;; [.I36]=&quot;None&quot;); &quot;N/A&quot;; ([.M36]-[.I36]))" office:value-type="float" office:value="137" calcext:value-type="float">
            <text:p>137</text:p>
          </table:table-cell>
          <table:table-cell table:style-name="ce19" office:value-type="string" calcext:value-type="string">
            <text:p>Withdrawn</text:p>
          </table:table-cell>
          <table:table-cell table:style-name="ce30" office:value-type="date" office:date-value="1844-06-17" calcext:value-type="date">
            <text:p>06/17/1844</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6])&lt;YEAR([.M36]); &quot;Yes&quot;; &quot;No&quot;)" office:value-type="string" office:string-value="Yes" calcext:value-type="string">
            <text:p>Yes</text:p>
          </table:table-cell>
          <table:table-cell table:style-name="ce58" table:formula="of:=IF([.B36]&gt;[.M36];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Yes</text:p>
          </table:table-cell>
          <table:table-cell table:style-name="ce19" office:value-type="string" calcext:value-type="string">
            <text:p>Hearing held</text:p>
          </table:table-cell>
          <table:table-cell table:style-name="ce58" office:value-type="string" calcext:value-type="string">
            <text:p>N/A</text:p>
          </table:table-cell>
          <table:table-cell table:style-name="ce58" office:value-type="string" calcext:value-type="string">
            <text:p>Yes</text:p>
          </table:table-cell>
          <table:table-cell table:style-name="ce58" office:value-type="string" calcext:value-type="string">
            <text:p>27-20</text:p>
          </table:table-cell>
          <table:table-cell table:style-name="ce19" office:value-type="string" calcext:value-type="string">
            <text:p>Vote held</text:p>
          </table:table-cell>
          <table:table-cell table:style-name="ce19" table:formula="of:=IF(OR(AND([.K36]=&quot;Confirmed&quot;;[.I36]&gt;[.N36];[.Q36]=[.S36]); AND([.K36]=&quot;Confirmed&quot;;[.I36]&lt;[.N36];[.Q36]=[.R36])); &quot;No&quot;; IF([.K36]=&quot;Confirmed&quot;; &quot;Yes&quot;; [.K36]))" office:value-type="string" office:string-value="Withdrawn" calcext:value-type="string">
            <text:p>Withdrawn</text:p>
          </table:table-cell>
          <table:table-cell table:style-name="ce19" table:formula="of:=IF(AND([.K36]=&quot;Confirmed&quot;;[.I36]&gt;[.N36]); &quot;Yes&quot;; IF([.K36]=&quot;Confirmed&quot;; &quot;No&quot;; [.K36]))" office:value-type="string" office:string-value="Withdrawn" calcext:value-type="string">
            <text:p>Withdrawn</text:p>
          </table:table-cell>
          <table:table-cell table:style-name="ce52" office:value-type="string" calcext:value-type="string">
            <text:p>Not filled because they didn’t like Tyler.</text:p>
          </table:table-cell>
          <table:table-cell table:number-columns-repeated="989"/>
        </table:table-row>
        <table:table-row table:style-name="ro2">
          <table:table-cell table:style-name="ce19" office:value-type="string" calcext:value-type="string">
            <text:p>John Spencer</text:p>
          </table:table-cell>
          <table:table-cell table:style-name="ce30" office:value-type="date" office:date-value="1843-12-18" calcext:value-type="date">
            <text:p>12/18/1843</text:p>
          </table:table-cell>
          <table:table-cell table:style-name="ce40" table:formula="of:=[.M37]-[.B37]" office:value-type="float" office:value="319" calcext:value-type="float">
            <text:p>319</text:p>
          </table:table-cell>
          <table:table-cell table:style-name="ce19" office:value-type="string" calcext:value-type="string">
            <text:p>New</text:p>
          </table:table-cell>
          <table:table-cell table:style-name="ce30" office:value-type="date" office:date-value="1844-01-08" calcext:value-type="date">
            <text:p>01/08/1844</text:p>
          </table:table-cell>
          <table:table-cell table:style-name="ce40" table:formula="of:=IF(OR([.E37]=&quot;TBD&quot;; [.E37]=&quot;None&quot;); &quot;N/A&quot;; ([.M37]-[.E37]))" office:value-type="float" office:value="298" calcext:value-type="float">
            <text:p>298</text:p>
          </table:table-cell>
          <table:table-cell table:style-name="ce30"/>
          <table:table-cell table:style-name="ce40" table:formula="of:=IF(OR([.G37]=&quot;TBD&quot;; [.G37]=&quot;None&quot;); &quot;N/A&quot;; ([.M37]-[.G37]))" office:value-type="float" office:value="-20147" calcext:value-type="float">
            <text:p>-20147</text:p>
          </table:table-cell>
          <table:table-cell table:style-name="ce30" office:value-type="date" office:date-value="1844-01-31" calcext:value-type="date">
            <text:p>01/31/1844</text:p>
          </table:table-cell>
          <table:table-cell table:style-name="ce40" table:formula="of:=IF(OR([.I37]=&quot;TBD&quot;; [.I37]=&quot;None&quot;); &quot;N/A&quot;; ([.M37]-[.I37]))" office:value-type="float" office:value="275" calcext:value-type="float">
            <text:p>275</text:p>
          </table:table-cell>
          <table:table-cell table:style-name="ce19" office:value-type="string" calcext:value-type="string">
            <text:p>Rejected</text:p>
          </table:table-cell>
          <table:table-cell table:style-name="ce30" office:value-type="date" office:date-value="1844-01-31" calcext:value-type="date">
            <text:p>01/31/1844</text:p>
          </table:table-cell>
          <table:table-cell table:style-name="ce30" office:value-type="date" office:date-value="1844-11-01" calcext:value-type="date">
            <text:p>11/01/1844</text:p>
          </table:table-cell>
          <table:table-cell table:style-name="ce30" office:value-type="date" office:date-value="1845-03-04" calcext:value-type="date">
            <text:p>03/04/1845</text:p>
          </table:table-cell>
          <table:table-cell table:style-name="ce19" office:value-type="string" calcext:value-type="string">
            <text:p>John Tyler</text:p>
          </table:table-cell>
          <table:table-cell table:number-columns-repeated="2" table:style-name="ce19" office:value-type="string" calcext:value-type="string">
            <text:p>Independent</text:p>
          </table:table-cell>
          <table:table-cell table:style-name="ce19" office:value-type="string" calcext:value-type="string">
            <text:p>Whig</text:p>
          </table:table-cell>
          <table:table-cell table:number-columns-repeated="4" table:style-name="ce52" office:value-type="string" calcext:value-type="string">
            <text:p>Democratic</text:p>
          </table:table-cell>
          <table:table-cell table:style-name="ce58" table:formula="of:=IF(YEAR([.B37])&lt;YEAR([.M37]); &quot;Yes&quot;; &quot;No&quot;)" office:value-type="string" office:string-value="Yes" calcext:value-type="string">
            <text:p>Yes</text:p>
          </table:table-cell>
          <table:table-cell table:style-name="ce58" table:formula="of:=IF([.B37]&gt;[.M37]; &quot;Yes&quot;; &quot;No&quot;)" office:value-type="string" office:string-value="No" calcext:value-type="string">
            <text:p>No</text:p>
          </table:table-cell>
          <table:table-cell table:style-name="ce58" office:value-type="string" calcext:value-type="string">
            <text:p>Death</text:p>
          </table:table-cell>
          <table:table-cell table:style-name="ce58" office:value-type="string" calcext:value-type="string">
            <text:p>Yes</text:p>
          </table:table-cell>
          <table:table-cell table:style-name="ce19" office:value-type="string" calcext:value-type="string">
            <text:p>Hearing held</text:p>
          </table:table-cell>
          <table:table-cell table:style-name="ce58" office:value-type="string" calcext:value-type="string">
            <text:p>N/A</text:p>
          </table:table-cell>
          <table:table-cell table:style-name="ce58" office:value-type="string" calcext:value-type="string">
            <text:p>Yes</text:p>
          </table:table-cell>
          <table:table-cell table:style-name="ce58" office:value-type="string" calcext:value-type="string">
            <text:p>21-26</text:p>
          </table:table-cell>
          <table:table-cell table:style-name="ce19" office:value-type="string" calcext:value-type="string">
            <text:p>Vote held</text:p>
          </table:table-cell>
          <table:table-cell table:style-name="ce19" table:formula="of:=IF(OR(AND([.K37]=&quot;Confirmed&quot;;[.I37]&gt;[.N37];[.Q37]=[.S37]); AND([.K37]=&quot;Confirmed&quot;;[.I37]&lt;[.N37];[.Q37]=[.R37])); &quot;No&quot;; IF([.K37]=&quot;Confirmed&quot;; &quot;Yes&quot;; [.K37]))" office:value-type="string" office:string-value="Rejected" calcext:value-type="string">
            <text:p>Rejected</text:p>
          </table:table-cell>
          <table:table-cell table:style-name="ce19" table:formula="of:=IF(AND([.K37]=&quot;Confirmed&quot;;[.I37]&gt;[.N37]); &quot;Yes&quot;; IF([.K37]=&quot;Confirmed&quot;; &quot;No&quot;; [.K37]))" office:value-type="string" office:string-value="Rejected" calcext:value-type="string">
            <text:p>Rejected</text:p>
          </table:table-cell>
          <table:table-cell table:style-name="ce52" office:value-type="string" calcext:value-type="string">
            <text:p>Not filled because they didn’t like Tyler.</text:p>
          </table:table-cell>
          <table:table-cell table:number-columns-repeated="989"/>
        </table:table-row>
        <table:table-row table:style-name="ro2">
          <table:table-cell office:value-type="string" calcext:value-type="string">
            <text:p>Peter Daniel</text:p>
          </table:table-cell>
          <table:table-cell office:value-type="date" office:date-value="1841-02-25" calcext:value-type="date">
            <text:p>02/25/1841</text:p>
          </table:table-cell>
          <table:table-cell table:formula="of:=[.M38]-[.B38]" office:value-type="float" office:value="-118" calcext:value-type="float">
            <text:p>-118</text:p>
          </table:table-cell>
          <table:table-cell office:value-type="string" calcext:value-type="string">
            <text:p>New</text:p>
          </table:table-cell>
          <table:table-cell office:value-type="date" office:date-value="1841-02-26" calcext:value-type="date">
            <text:p>02/26/1841</text:p>
          </table:table-cell>
          <table:table-cell table:formula="of:=IF(OR([.E38]=&quot;TBD&quot;; [.E38]=&quot;None&quot;); &quot;N/A&quot;; ([.M38]-[.E38]))" office:value-type="float" office:value="-119" calcext:value-type="float">
            <text:p>-119</text:p>
          </table:table-cell>
          <table:table-cell/>
          <table:table-cell table:style-name="ce5" table:formula="of:=IF(OR([.G38]=&quot;TBD&quot;; [.G38]=&quot;None&quot;); &quot;N/A&quot;; ([.M38]-[.G38]))" office:value-type="float" office:value="-21610" calcext:value-type="float">
            <text:p>-21610</text:p>
          </table:table-cell>
          <table:table-cell office:value-type="date" office:date-value="1841-03-02" calcext:value-type="date">
            <text:p>03/02/1841</text:p>
          </table:table-cell>
          <table:table-cell table:style-name="ce5" table:formula="of:=IF(OR([.I38]=&quot;TBD&quot;; [.I38]=&quot;None&quot;); &quot;N/A&quot;; ([.M38]-[.I38]))" office:value-type="float" office:value="-123" calcext:value-type="float">
            <text:p>-123</text:p>
          </table:table-cell>
          <table:table-cell office:value-type="string" calcext:value-type="string">
            <text:p>Confirmed</text:p>
          </table:table-cell>
          <table:table-cell office:value-type="date" office:date-value="1841-03-02" calcext:value-type="date">
            <text:p>03/02/1841</text:p>
          </table:table-cell>
          <table:table-cell office:value-type="date" office:date-value="1840-10-30" calcext:value-type="date">
            <text:p>10/30/1840</text:p>
          </table:table-cell>
          <table:table-cell office:value-type="date" office:date-value="1841-03-04" calcext:value-type="date">
            <text:p>03/04/1841</text:p>
          </table:table-cell>
          <table:table-cell office:value-type="string" calcext:value-type="string">
            <text:p>Martin Van Buren</text:p>
          </table:table-cell>
          <table:table-cell table:number-columns-repeated="3" table:style-name="Default" office:value-type="string" calcext:value-type="string">
            <text:p>Democratic</text:p>
          </table:table-cell>
          <table:table-cell table:number-columns-repeated="2" office:value-type="string" calcext:value-type="string">
            <text:p>Whig</text:p>
          </table:table-cell>
          <table:table-cell table:style-name="Default" office:value-type="string" calcext:value-type="string">
            <text:p>Democratic</text:p>
          </table:table-cell>
          <table:table-cell office:value-type="string" calcext:value-type="string">
            <text:p>Whig</text:p>
          </table:table-cell>
          <table:table-cell table:formula="of:=IF(YEAR([.B38])&lt;YEAR([.M38]); &quot;Yes&quot;; &quot;No&quot;)" office:value-type="string" office:string-value="No" calcext:value-type="string">
            <text:p>No</text:p>
          </table:table-cell>
          <table:table-cell table:formula="of:=IF([.B38]&gt;[.M38]; &quot;Yes&quot;; &quot;No&quot;)" office:value-type="string" office:string-value="Yes" calcext:value-type="string">
            <text:p>Yes</text:p>
          </table:table-cell>
          <table:table-cell office:value-type="string" calcext:value-type="string">
            <text:p>Death</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25-5</text:p>
          </table:table-cell>
          <table:table-cell office:value-type="string" calcext:value-type="string">
            <text:p>Vote held</text:p>
          </table:table-cell>
          <table:table-cell table:formula="of:=IF(OR(AND([.K38]=&quot;Confirmed&quot;;[.I38]&gt;[.N38];[.Q38]=[.S38]); AND([.K38]=&quot;Confirmed&quot;;[.I38]&lt;[.N38];[.Q38]=[.R38])); &quot;No&quot;; IF([.K38]=&quot;Confirmed&quot;; &quot;Yes&quot;; [.K38]))" office:value-type="string" office:string-value="No" calcext:value-type="string">
            <text:p>No</text:p>
          </table:table-cell>
          <table:table-cell table:formula="of:=IF(AND([.K38]=&quot;Confirmed&quot;;[.I38]&gt;[.N38]); &quot;Yes&quot;; IF([.K38]=&quot;Confirmed&quot;; &quot;No&quot;; [.K38]))" office:value-type="string" office:string-value="No" calcext:value-type="string">
            <text:p>No</text:p>
          </table:table-cell>
          <table:table-cell table:number-columns-repeated="990"/>
        </table:table-row>
        <table:table-row table:style-name="ro2">
          <table:table-cell table:style-name="ce21" office:value-type="string" calcext:value-type="string">
            <text:p>John McKinley</text:p>
          </table:table-cell>
          <table:table-cell table:style-name="ce32" office:value-type="date" office:date-value="1837-03-08" calcext:value-type="date">
            <text:p>03/08/1837</text:p>
          </table:table-cell>
          <table:table-cell table:style-name="ce42" table:formula="of:=[.M39]-[.B39]" office:value-type="float" office:value="-124" calcext:value-type="float">
            <text:p>-124</text:p>
          </table:table-cell>
          <table:table-cell table:style-name="ce21" office:value-type="string" calcext:value-type="string">
            <text:p>New</text:p>
          </table:table-cell>
          <table:table-cell table:style-name="ce32" office:value-type="date" office:date-value="1837-09-18" calcext:value-type="date">
            <text:p>09/18/1837</text:p>
          </table:table-cell>
          <table:table-cell table:style-name="ce42" table:formula="of:=IF(OR([.E39]=&quot;TBD&quot;; [.E39]=&quot;None&quot;); &quot;N/A&quot;; ([.M39]-[.E39]))" office:value-type="float" office:value="-318" calcext:value-type="float">
            <text:p>-318</text:p>
          </table:table-cell>
          <table:table-cell table:style-name="ce32"/>
          <table:table-cell table:style-name="ce42" table:formula="of:=IF(OR([.G39]=&quot;TBD&quot;; [.G39]=&quot;None&quot;); &quot;N/A&quot;; ([.M39]-[.G39]))" office:value-type="float" office:value="-23066" calcext:value-type="float">
            <text:p>-23066</text:p>
          </table:table-cell>
          <table:table-cell table:style-name="ce32" office:value-type="date" office:date-value="1837-09-25" calcext:value-type="date">
            <text:p>09/25/1837</text:p>
          </table:table-cell>
          <table:table-cell table:style-name="ce42" table:formula="of:=IF(OR([.I39]=&quot;TBD&quot;; [.I39]=&quot;None&quot;); &quot;N/A&quot;; ([.M39]-[.I39]))" office:value-type="float" office:value="-325" calcext:value-type="float">
            <text:p>-325</text:p>
          </table:table-cell>
          <table:table-cell table:style-name="ce21" office:value-type="string" calcext:value-type="string">
            <text:p>Confirmed</text:p>
          </table:table-cell>
          <table:table-cell table:style-name="ce32" office:value-type="date" office:date-value="1837-03-07" calcext:value-type="date">
            <text:p>03/07/1837</text:p>
          </table:table-cell>
          <table:table-cell table:style-name="ce32" office:value-type="date" office:date-value="1836-11-04" calcext:value-type="date">
            <text:p>11/04/1836</text:p>
          </table:table-cell>
          <table:table-cell table:style-name="ce32" office:value-type="date" office:date-value="1837-03-04" calcext:value-type="date">
            <text:p>03/04/1837</text:p>
          </table:table-cell>
          <table:table-cell table:style-name="ce21" office:value-type="string" calcext:value-type="string">
            <text:p>Martin Van Buren</text:p>
          </table:table-cell>
          <table:table-cell table:style-name="ce21" office:value-type="string" calcext:value-type="string">
            <text:p>Jacksonian Democrat</text:p>
          </table:table-cell>
          <table:table-cell table:style-name="ce50" office:value-type="string" calcext:value-type="string">
            <text:p>Democratic</text:p>
          </table:table-cell>
          <table:table-cell table:style-name="ce21" office:value-type="string" calcext:value-type="string">
            <text:p>Jacksonian Democrat</text:p>
          </table:table-cell>
          <table:table-cell table:number-columns-repeated="2" table:style-name="ce50" office:value-type="string" calcext:value-type="string">
            <text:p>Democratic</text:p>
          </table:table-cell>
          <table:table-cell table:style-name="ce21" office:value-type="string" calcext:value-type="string">
            <text:p>Jacksonian Democrat</text:p>
          </table:table-cell>
          <table:table-cell table:style-name="ce50" office:value-type="string" calcext:value-type="string">
            <text:p>Democratic</text:p>
          </table:table-cell>
          <table:table-cell table:style-name="ce60" table:formula="of:=IF(YEAR([.B39])&lt;YEAR([.M39]); &quot;Yes&quot;; &quot;No&quot;)" office:value-type="string" office:string-value="No" calcext:value-type="string">
            <text:p>No</text:p>
          </table:table-cell>
          <table:table-cell table:style-name="ce60" table:formula="of:=IF([.B39]&gt;[.M39]; &quot;Yes&quot;; &quot;No&quot;)" office:value-type="string" office:string-value="Yes" calcext:value-type="string">
            <text:p>Yes</text:p>
          </table:table-cell>
          <table:table-cell table:style-name="ce60" office:value-type="string" calcext:value-type="string">
            <text:p>Newly Created Seat</text:p>
          </table:table-cell>
          <table:table-cell table:style-name="ce60" office:value-type="string" calcext:value-type="string">
            <text:p>Yes</text:p>
          </table:table-cell>
          <table:table-cell table:style-name="ce21" office:value-type="string" calcext:value-type="string">
            <text:p>Hearing held</text:p>
          </table:table-cell>
          <table:table-cell table:style-name="ce60" office:value-type="string" calcext:value-type="string">
            <text:p>N/A</text:p>
          </table:table-cell>
          <table:table-cell table:style-name="ce60" office:value-type="string" calcext:value-type="string">
            <text:p>Yes</text:p>
          </table:table-cell>
          <table:table-cell table:style-name="ce60" office:value-type="string" calcext:value-type="string">
            <text:p>Voice Vote</text:p>
          </table:table-cell>
          <table:table-cell table:style-name="ce21" office:value-type="string" calcext:value-type="string">
            <text:p>Vote held</text:p>
          </table:table-cell>
          <table:table-cell table:style-name="ce21" table:formula="of:=IF(OR(AND([.K39]=&quot;Confirmed&quot;;[.I39]&gt;[.N39];[.Q39]=[.S39]); AND([.K39]=&quot;Confirmed&quot;;[.I39]&lt;[.N39];[.Q39]=[.R39])); &quot;No&quot;; IF([.K39]=&quot;Confirmed&quot;; &quot;Yes&quot;; [.K39]))" office:value-type="string" office:string-value="No" calcext:value-type="string">
            <text:p>No</text:p>
          </table:table-cell>
          <table:table-cell table:style-name="ce21" table:formula="of:=IF(AND([.K39]=&quot;Confirmed&quot;;[.I39]&gt;[.N39]); &quot;Yes&quot;; IF([.K39]=&quot;Confirmed&quot;; &quot;No&quot;; [.K39]))" office:value-type="string" office:string-value="Yes" calcext:value-type="string">
            <text:p>Yes</text:p>
          </table:table-cell>
          <table:table-cell table:style-name="ce50" office:value-type="string" calcext:value-type="string">
            <text:p>Senate created this seats with legislation expanding size of the court. This one was declined by Jackson’s nominee, Smith. Van Buren recess appointed McKinley until the Senate convened, at which point he was nominated.</text:p>
          </table:table-cell>
          <table:table-cell table:number-columns-repeated="989"/>
        </table:table-row>
        <table:table-row table:style-name="ro2">
          <table:table-cell table:style-name="ce21" office:value-type="string" calcext:value-type="string">
            <text:p>William Smith</text:p>
          </table:table-cell>
          <table:table-cell table:style-name="ce32" office:value-type="date" office:date-value="1837-03-03" calcext:value-type="date">
            <text:p>03/03/1837</text:p>
          </table:table-cell>
          <table:table-cell table:style-name="ce42" table:formula="of:=[.M40]-[.B40]" office:value-type="float" office:value="-119" calcext:value-type="float">
            <text:p>-119</text:p>
          </table:table-cell>
          <table:table-cell table:style-name="ce21" office:value-type="string" calcext:value-type="string">
            <text:p>New</text:p>
          </table:table-cell>
          <table:table-cell table:style-name="ce32" office:value-type="date" office:date-value="1837-03-03" calcext:value-type="date">
            <text:p>03/03/1837</text:p>
          </table:table-cell>
          <table:table-cell table:style-name="ce42" table:formula="of:=IF(OR([.E40]=&quot;TBD&quot;; [.E40]=&quot;None&quot;); &quot;N/A&quot;; ([.M40]-[.E40]))" office:value-type="float" office:value="-119" calcext:value-type="float">
            <text:p>-119</text:p>
          </table:table-cell>
          <table:table-cell table:style-name="ce32"/>
          <table:table-cell table:style-name="ce42" table:formula="of:=IF(OR([.G40]=&quot;TBD&quot;; [.G40]=&quot;None&quot;); &quot;N/A&quot;; ([.M40]-[.G40]))" office:value-type="float" office:value="-23066" calcext:value-type="float">
            <text:p>-23066</text:p>
          </table:table-cell>
          <table:table-cell table:style-name="ce32" office:value-type="date" office:date-value="1837-03-08" calcext:value-type="date">
            <text:p>03/08/1837</text:p>
          </table:table-cell>
          <table:table-cell table:style-name="ce42" table:formula="of:=IF(OR([.I40]=&quot;TBD&quot;; [.I40]=&quot;None&quot;); &quot;N/A&quot;; ([.M40]-[.I40]))" office:value-type="float" office:value="-124" calcext:value-type="float">
            <text:p>-124</text:p>
          </table:table-cell>
          <table:table-cell table:style-name="ce21" office:value-type="string" calcext:value-type="string">
            <text:p>Declined</text:p>
          </table:table-cell>
          <table:table-cell table:style-name="ce32" office:value-type="date" office:date-value="1837-03-08" calcext:value-type="date">
            <text:p>03/08/1837</text:p>
          </table:table-cell>
          <table:table-cell table:style-name="ce32" office:value-type="date" office:date-value="1836-11-04" calcext:value-type="date">
            <text:p>11/04/1836</text:p>
          </table:table-cell>
          <table:table-cell table:style-name="ce32" office:value-type="date" office:date-value="1837-03-04" calcext:value-type="date">
            <text:p>03/04/1837</text:p>
          </table:table-cell>
          <table:table-cell table:style-name="ce21" office:value-type="string" calcext:value-type="string">
            <text:p>Andrew Jackson</text:p>
          </table:table-cell>
          <table:table-cell table:number-columns-repeated="3" table:style-name="ce21" office:value-type="string" calcext:value-type="string">
            <text:p>Jacksonian Democrat</text:p>
          </table:table-cell>
          <table:table-cell table:number-columns-repeated="2" table:style-name="ce50" office:value-type="string" calcext:value-type="string">
            <text:p>Democratic</text:p>
          </table:table-cell>
          <table:table-cell table:style-name="ce21" office:value-type="string" calcext:value-type="string">
            <text:p>Jacksonian Democrat</text:p>
          </table:table-cell>
          <table:table-cell table:style-name="ce50" office:value-type="string" calcext:value-type="string">
            <text:p>Democratic</text:p>
          </table:table-cell>
          <table:table-cell table:style-name="ce60" table:formula="of:=IF(YEAR([.B40])&lt;YEAR([.M40]); &quot;Yes&quot;; &quot;No&quot;)" office:value-type="string" office:string-value="No" calcext:value-type="string">
            <text:p>No</text:p>
          </table:table-cell>
          <table:table-cell table:style-name="ce60" table:formula="of:=IF([.B40]&gt;[.M40]; &quot;Yes&quot;; &quot;No&quot;)" office:value-type="string" office:string-value="Yes" calcext:value-type="string">
            <text:p>Yes</text:p>
          </table:table-cell>
          <table:table-cell table:style-name="ce60" office:value-type="string" calcext:value-type="string">
            <text:p>Newly Created Seat</text:p>
          </table:table-cell>
          <table:table-cell table:style-name="ce60" office:value-type="string" calcext:value-type="string">
            <text:p>Yes</text:p>
          </table:table-cell>
          <table:table-cell table:style-name="ce21" office:value-type="string" calcext:value-type="string">
            <text:p>Hearing held</text:p>
          </table:table-cell>
          <table:table-cell table:style-name="ce60" office:value-type="string" calcext:value-type="string">
            <text:p>N/A</text:p>
          </table:table-cell>
          <table:table-cell table:style-name="ce60" office:value-type="string" calcext:value-type="string">
            <text:p>Yes</text:p>
          </table:table-cell>
          <table:table-cell table:style-name="ce60" office:value-type="string" calcext:value-type="string">
            <text:p>28-15</text:p>
          </table:table-cell>
          <table:table-cell table:style-name="ce21" office:value-type="string" calcext:value-type="string">
            <text:p>Vote held</text:p>
          </table:table-cell>
          <table:table-cell table:style-name="ce21" table:formula="of:=IF(OR(AND([.K40]=&quot;Confirmed&quot;;[.I40]&gt;[.N40];[.Q40]=[.S40]); AND([.K40]=&quot;Confirmed&quot;;[.I40]&lt;[.N40];[.Q40]=[.R40])); &quot;No&quot;; IF([.K40]=&quot;Confirmed&quot;; &quot;Yes&quot;; [.K40]))" office:value-type="string" office:string-value="Declined" calcext:value-type="string">
            <text:p>Declined</text:p>
          </table:table-cell>
          <table:table-cell table:style-name="ce21" table:formula="of:=IF(AND([.K40]=&quot;Confirmed&quot;;[.I40]&gt;[.N40]); &quot;Yes&quot;; IF([.K40]=&quot;Confirmed&quot;; &quot;No&quot;; [.K40]))" office:value-type="string" office:string-value="Declined" calcext:value-type="string">
            <text:p>Declined</text:p>
          </table:table-cell>
          <table:table-cell table:style-name="ce50" office:value-type="string" calcext:value-type="string">
            <text:p>Senate created these seats with legislation expanding size of the court.</text:p>
          </table:table-cell>
          <table:table-cell table:number-columns-repeated="989"/>
        </table:table-row>
        <table:table-row table:style-name="ro2">
          <table:table-cell table:style-name="ce21" office:value-type="string" calcext:value-type="string">
            <text:p>John Catron</text:p>
          </table:table-cell>
          <table:table-cell table:style-name="ce32" office:value-type="date" office:date-value="1837-03-03" calcext:value-type="date">
            <text:p>03/03/1837</text:p>
          </table:table-cell>
          <table:table-cell table:style-name="ce42" table:formula="of:=[.M41]-[.B41]" office:value-type="float" office:value="-119" calcext:value-type="float">
            <text:p>-119</text:p>
          </table:table-cell>
          <table:table-cell table:style-name="ce21" office:value-type="string" calcext:value-type="string">
            <text:p>New</text:p>
          </table:table-cell>
          <table:table-cell table:style-name="ce32" office:value-type="date" office:date-value="1837-03-03" calcext:value-type="date">
            <text:p>03/03/1837</text:p>
          </table:table-cell>
          <table:table-cell table:style-name="ce42" table:formula="of:=IF(OR([.E41]=&quot;TBD&quot;; [.E41]=&quot;None&quot;); &quot;N/A&quot;; ([.M41]-[.E41]))" office:value-type="float" office:value="-119" calcext:value-type="float">
            <text:p>-119</text:p>
          </table:table-cell>
          <table:table-cell table:style-name="ce32"/>
          <table:table-cell table:style-name="ce42" table:formula="of:=IF(OR([.G41]=&quot;TBD&quot;; [.G41]=&quot;None&quot;); &quot;N/A&quot;; ([.M41]-[.G41]))" office:value-type="float" office:value="-23066" calcext:value-type="float">
            <text:p>-23066</text:p>
          </table:table-cell>
          <table:table-cell table:style-name="ce32" office:value-type="date" office:date-value="1837-03-08" calcext:value-type="date">
            <text:p>03/08/1837</text:p>
          </table:table-cell>
          <table:table-cell table:style-name="ce42" table:formula="of:=IF(OR([.I41]=&quot;TBD&quot;; [.I41]=&quot;None&quot;); &quot;N/A&quot;; ([.M41]-[.I41]))" office:value-type="float" office:value="-124" calcext:value-type="float">
            <text:p>-124</text:p>
          </table:table-cell>
          <table:table-cell table:style-name="ce21" office:value-type="string" calcext:value-type="string">
            <text:p>Confirmed</text:p>
          </table:table-cell>
          <table:table-cell table:style-name="ce32" office:value-type="date" office:date-value="1837-03-08" calcext:value-type="date">
            <text:p>03/08/1837</text:p>
          </table:table-cell>
          <table:table-cell table:style-name="ce32" office:value-type="date" office:date-value="1836-11-04" calcext:value-type="date">
            <text:p>11/04/1836</text:p>
          </table:table-cell>
          <table:table-cell table:style-name="ce32" office:value-type="date" office:date-value="1837-03-04" calcext:value-type="date">
            <text:p>03/04/1837</text:p>
          </table:table-cell>
          <table:table-cell table:style-name="ce21" office:value-type="string" calcext:value-type="string">
            <text:p>Andrew Jackson</text:p>
          </table:table-cell>
          <table:table-cell table:number-columns-repeated="3" table:style-name="ce21" office:value-type="string" calcext:value-type="string">
            <text:p>Jacksonian Democrat</text:p>
          </table:table-cell>
          <table:table-cell table:number-columns-repeated="2" table:style-name="ce50" office:value-type="string" calcext:value-type="string">
            <text:p>Democratic</text:p>
          </table:table-cell>
          <table:table-cell table:style-name="ce21" office:value-type="string" calcext:value-type="string">
            <text:p>Jacksonian Democrat</text:p>
          </table:table-cell>
          <table:table-cell table:style-name="ce50" office:value-type="string" calcext:value-type="string">
            <text:p>Democratic</text:p>
          </table:table-cell>
          <table:table-cell table:style-name="ce60" table:formula="of:=IF(YEAR([.B41])&lt;YEAR([.M41]); &quot;Yes&quot;; &quot;No&quot;)" office:value-type="string" office:string-value="No" calcext:value-type="string">
            <text:p>No</text:p>
          </table:table-cell>
          <table:table-cell table:style-name="ce60" table:formula="of:=IF([.B41]&gt;[.M41]; &quot;Yes&quot;; &quot;No&quot;)" office:value-type="string" office:string-value="Yes" calcext:value-type="string">
            <text:p>Yes</text:p>
          </table:table-cell>
          <table:table-cell table:style-name="ce60" office:value-type="string" calcext:value-type="string">
            <text:p>Newly Created Seat</text:p>
          </table:table-cell>
          <table:table-cell table:style-name="ce60" office:value-type="string" calcext:value-type="string">
            <text:p>Yes</text:p>
          </table:table-cell>
          <table:table-cell table:style-name="ce21" office:value-type="string" calcext:value-type="string">
            <text:p>Hearing held</text:p>
          </table:table-cell>
          <table:table-cell table:style-name="ce60" office:value-type="string" calcext:value-type="string">
            <text:p>N/A</text:p>
          </table:table-cell>
          <table:table-cell table:style-name="ce60" office:value-type="string" calcext:value-type="string">
            <text:p>Yes</text:p>
          </table:table-cell>
          <table:table-cell table:style-name="ce60" office:value-type="string" calcext:value-type="string">
            <text:p>28-15</text:p>
          </table:table-cell>
          <table:table-cell table:style-name="ce21" office:value-type="string" calcext:value-type="string">
            <text:p>Vote held</text:p>
          </table:table-cell>
          <table:table-cell table:style-name="ce21" table:formula="of:=IF(OR(AND([.K41]=&quot;Confirmed&quot;;[.I41]&gt;[.N41];[.Q41]=[.S41]); AND([.K41]=&quot;Confirmed&quot;;[.I41]&lt;[.N41];[.Q41]=[.R41])); &quot;No&quot;; IF([.K41]=&quot;Confirmed&quot;; &quot;Yes&quot;; [.K41]))" office:value-type="string" office:string-value="Yes" calcext:value-type="string">
            <text:p>Yes</text:p>
          </table:table-cell>
          <table:table-cell table:style-name="ce21" table:formula="of:=IF(AND([.K41]=&quot;Confirmed&quot;;[.I41]&gt;[.N41]); &quot;Yes&quot;; IF([.K41]=&quot;Confirmed&quot;; &quot;No&quot;; [.K41]))" office:value-type="string" office:string-value="Yes" calcext:value-type="string">
            <text:p>Yes</text:p>
          </table:table-cell>
          <table:table-cell table:style-name="ce50" office:value-type="string" calcext:value-type="string">
            <text:p>Senate created these seats with legislation expanding size of the court.</text:p>
          </table:table-cell>
          <table:table-cell table:number-columns-repeated="989"/>
        </table:table-row>
        <table:table-row table:style-name="ro2">
          <table:table-cell office:value-type="string" calcext:value-type="string">
            <text:p>John Crittenden</text:p>
          </table:table-cell>
          <table:table-cell office:value-type="date" office:date-value="1828-08-25" calcext:value-type="date">
            <text:p>08/25/1828</text:p>
          </table:table-cell>
          <table:table-cell table:formula="of:=[.M42]-[.B42]" office:value-type="float" office:value="67" calcext:value-type="float">
            <text:p>67</text:p>
          </table:table-cell>
          <table:table-cell office:value-type="string" calcext:value-type="string">
            <text:p>New</text:p>
          </table:table-cell>
          <table:table-cell office:value-type="date" office:date-value="1828-12-17" calcext:value-type="date">
            <text:p>12/17/1828</text:p>
          </table:table-cell>
          <table:table-cell table:formula="of:=IF(OR([.E42]=&quot;TBD&quot;; [.E42]=&quot;None&quot;); &quot;N/A&quot;; ([.M42]-[.E42]))" office:value-type="float" office:value="-47" calcext:value-type="float">
            <text:p>-47</text:p>
          </table:table-cell>
          <table:table-cell/>
          <table:table-cell table:style-name="ce5" table:formula="of:=IF(OR([.G42]=&quot;TBD&quot;; [.G42]=&quot;None&quot;); &quot;N/A&quot;; ([.M42]-[.G42]))" office:value-type="float" office:value="-25992" calcext:value-type="float">
            <text:p>-25992</text:p>
          </table:table-cell>
          <table:table-cell office:value-type="date" office:date-value="1829-02-12" calcext:value-type="date">
            <text:p>02/12/1829</text:p>
          </table:table-cell>
          <table:table-cell table:style-name="ce5" table:formula="of:=IF(OR([.I42]=&quot;TBD&quot;; [.I42]=&quot;None&quot;); &quot;N/A&quot;; ([.M42]-[.I42]))" office:value-type="float" office:value="-104" calcext:value-type="float">
            <text:p>-104</text:p>
          </table:table-cell>
          <table:table-cell office:value-type="string" calcext:value-type="string">
            <text:p>Postponed</text:p>
          </table:table-cell>
          <table:table-cell office:value-type="date" office:date-value="1829-02-12" calcext:value-type="date">
            <text:p>02/12/1829</text:p>
          </table:table-cell>
          <table:table-cell office:value-type="date" office:date-value="1828-10-31" calcext:value-type="date">
            <text:p>10/31/1828</text:p>
          </table:table-cell>
          <table:table-cell office:value-type="date" office:date-value="1829-03-04" calcext:value-type="date">
            <text:p>03/04/1829</text:p>
          </table:table-cell>
          <table:table-cell office:value-type="string" calcext:value-type="string">
            <text:p>John Quincy Adams</text:p>
          </table:table-cell>
          <table:table-cell table:number-columns-repeated="2" office:value-type="string" calcext:value-type="string">
            <text:p>Democratic-Republican</text:p>
          </table:table-cell>
          <table:table-cell table:number-columns-repeated="5" office:value-type="string" calcext:value-type="string">
            <text:p>Jacksonian Democrat</text:p>
          </table:table-cell>
          <table:table-cell table:formula="of:=IF(YEAR([.B42])&lt;YEAR([.M42]); &quot;Yes&quot;; &quot;No&quot;)" office:value-type="string" office:string-value="No" calcext:value-type="string">
            <text:p>No</text:p>
          </table:table-cell>
          <table:table-cell table:formula="of:=IF([.B42]&gt;[.M42]; &quot;Yes&quot;; &quot;No&quot;)" office:value-type="string" office:string-value="No" calcext:value-type="string">
            <text:p>No</text:p>
          </table:table-cell>
          <table:table-cell office:value-type="string" calcext:value-type="string">
            <text:p>Death</text:p>
          </table:table-cell>
          <table:table-cell office:value-type="string" calcext:value-type="string">
            <text:p>Unknown</text:p>
          </table:table-cell>
          <table:table-cell office:value-type="string" calcext:value-type="string">
            <text:p>Uknown</text:p>
          </table:table-cell>
          <table:table-cell office:value-type="string" calcext:value-type="string">
            <text:p>N/A</text:p>
          </table:table-cell>
          <table:table-cell office:value-type="string" calcext:value-type="string">
            <text:p>No</text:p>
          </table:table-cell>
          <table:table-cell office:value-type="string" calcext:value-type="string">
            <text:p>N/A</text:p>
          </table:table-cell>
          <table:table-cell/>
          <table:table-cell table:formula="of:=IF(OR(AND([.K42]=&quot;Confirmed&quot;;[.I42]&gt;[.N42];[.Q42]=[.S42]); AND([.K42]=&quot;Confirmed&quot;;[.I42]&lt;[.N42];[.Q42]=[.R42])); &quot;No&quot;; IF([.K42]=&quot;Confirmed&quot;; &quot;Yes&quot;; [.K42]))" office:value-type="string" office:string-value="Postponed" calcext:value-type="string">
            <text:p>Postponed</text:p>
          </table:table-cell>
          <table:table-cell table:formula="of:=IF(AND([.K42]=&quot;Confirmed&quot;;[.I42]&gt;[.N42]); &quot;Yes&quot;; IF([.K42]=&quot;Confirmed&quot;; &quot;No&quot;; [.K42]))" office:value-type="string" office:string-value="Postponed" calcext:value-type="string">
            <text:p>Postponed</text:p>
          </table:table-cell>
          <table:table-cell office:value-type="string" calcext:value-type="string">
            <text:p>Trimble passed 67 days before election. John Quincy Adams nominated Crittenden after his previous two choices declined the nomination. Senate voted to postpone taking action, allowing it to expire so incoming president Andrew Jackson could fill it.</text:p>
          </table:table-cell>
          <table:table-cell table:number-columns-repeated="989"/>
        </table:table-row>
        <table:table-row table:style-name="ro2">
          <table:table-cell office:value-type="string" calcext:value-type="string">
            <text:p>William Johnson</text:p>
          </table:table-cell>
          <table:table-cell office:value-type="date" office:date-value="1804-01-26" calcext:value-type="date">
            <text:p>01/26/1804</text:p>
          </table:table-cell>
          <table:table-cell table:formula="of:=[.M43]-[.B43]" office:value-type="float" office:value="281" calcext:value-type="float">
            <text:p>281</text:p>
          </table:table-cell>
          <table:table-cell office:value-type="string" calcext:value-type="string">
            <text:p>New</text:p>
          </table:table-cell>
          <table:table-cell office:value-type="date" office:date-value="1804-03-22" calcext:value-type="date">
            <text:p>03/22/1804</text:p>
          </table:table-cell>
          <table:table-cell table:formula="of:=IF(OR([.E43]=&quot;TBD&quot;; [.E43]=&quot;None&quot;); &quot;N/A&quot;; ([.M43]-[.E43]))" office:value-type="float" office:value="225" calcext:value-type="float">
            <text:p>225</text:p>
          </table:table-cell>
          <table:table-cell/>
          <table:table-cell table:style-name="ce5" table:formula="of:=IF(OR([.G43]=&quot;TBD&quot;; [.G43]=&quot;None&quot;); &quot;N/A&quot;; ([.M43]-[.G43]))" office:value-type="float" office:value="-34756" calcext:value-type="float">
            <text:p>-34756</text:p>
          </table:table-cell>
          <table:table-cell office:value-type="date" office:date-value="1804-03-24" calcext:value-type="date">
            <text:p>03/24/1804</text:p>
          </table:table-cell>
          <table:table-cell table:style-name="ce5" table:formula="of:=IF(OR([.I43]=&quot;TBD&quot;; [.I43]=&quot;None&quot;); &quot;N/A&quot;; ([.M43]-[.I43]))" office:value-type="float" office:value="223" calcext:value-type="float">
            <text:p>223</text:p>
          </table:table-cell>
          <table:table-cell office:value-type="string" calcext:value-type="string">
            <text:p>Confirmed</text:p>
          </table:table-cell>
          <table:table-cell office:value-type="date" office:date-value="1804-03-24" calcext:value-type="date">
            <text:p>03/24/1804</text:p>
          </table:table-cell>
          <table:table-cell office:value-type="date" office:date-value="1804-11-02" calcext:value-type="date">
            <text:p>11/02/1804</text:p>
          </table:table-cell>
          <table:table-cell office:value-type="date" office:date-value="1805-03-04" calcext:value-type="date">
            <text:p>03/04/1805</text:p>
          </table:table-cell>
          <table:table-cell office:value-type="string" calcext:value-type="string">
            <text:p>Thomas Jefferson</text:p>
          </table:table-cell>
          <table:table-cell table:number-columns-repeated="7" office:value-type="string" calcext:value-type="string">
            <text:p>Democratic-Republican</text:p>
          </table:table-cell>
          <table:table-cell table:formula="of:=IF(YEAR([.B43])&lt;YEAR([.M43]); &quot;Yes&quot;; &quot;No&quot;)" office:value-type="string" office:string-value="No" calcext:value-type="string">
            <text:p>No</text:p>
          </table:table-cell>
          <table:table-cell table:formula="of:=IF([.B43]&gt;[.M43]; &quot;Yes&quot;; &quot;No&quot;)" office:value-type="string" office:string-value="No" calcext:value-type="string">
            <text:p>No</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23-17</text:p>
          </table:table-cell>
          <table:table-cell office:value-type="string" calcext:value-type="string">
            <text:p>Vote held</text:p>
          </table:table-cell>
          <table:table-cell table:formula="of:=IF(OR(AND([.K43]=&quot;Confirmed&quot;;[.I43]&gt;[.N43];[.Q43]=[.S43]); AND([.K43]=&quot;Confirmed&quot;;[.I43]&lt;[.N43];[.Q43]=[.R43])); &quot;No&quot;; IF([.K43]=&quot;Confirmed&quot;; &quot;Yes&quot;; [.K43]))" office:value-type="string" office:string-value="No" calcext:value-type="string">
            <text:p>No</text:p>
          </table:table-cell>
          <table:table-cell table:formula="of:=IF(AND([.K43]=&quot;Confirmed&quot;;[.I43]&gt;[.N43]); &quot;Yes&quot;; IF([.K43]=&quot;Confirmed&quot;; &quot;No&quot;; [.K43]))" office:value-type="string" office:string-value="No" calcext:value-type="string">
            <text:p>No</text:p>
          </table:table-cell>
          <table:table-cell office:value-type="string" calcext:value-type="string">
            <text:p>Alfred Moore passed and this was Jefferson’s first apopintment.</text:p>
          </table:table-cell>
          <table:table-cell table:number-columns-repeated="989"/>
        </table:table-row>
        <table:table-row table:style-name="ro2">
          <table:table-cell table:style-name="ce22" office:value-type="string" calcext:value-type="string">
            <text:p>John Marshall</text:p>
          </table:table-cell>
          <table:table-cell table:style-name="ce33" office:value-type="date" office:date-value="1801-01-20" calcext:value-type="date">
            <text:p>01/20/1801</text:p>
          </table:table-cell>
          <table:table-cell table:style-name="ce43" table:formula="of:=[.M44]-[.B44]" office:value-type="float" office:value="-81" calcext:value-type="float">
            <text:p>-81</text:p>
          </table:table-cell>
          <table:table-cell table:style-name="ce22" office:value-type="string" calcext:value-type="string">
            <text:p>New</text:p>
          </table:table-cell>
          <table:table-cell table:style-name="ce33" office:value-type="date" office:date-value="1801-01-20" calcext:value-type="date">
            <text:p>01/20/1801</text:p>
          </table:table-cell>
          <table:table-cell table:style-name="ce43" table:formula="of:=IF(OR([.E44]=&quot;TBD&quot;; [.E44]=&quot;None&quot;); &quot;N/A&quot;; ([.M44]-[.E44]))" office:value-type="float" office:value="-81" calcext:value-type="float">
            <text:p>-81</text:p>
          </table:table-cell>
          <table:table-cell table:style-name="ce33"/>
          <table:table-cell table:style-name="ce43" table:formula="of:=IF(OR([.G44]=&quot;TBD&quot;; [.G44]=&quot;None&quot;); &quot;N/A&quot;; ([.M44]-[.G44]))" office:value-type="float" office:value="-36219" calcext:value-type="float">
            <text:p>-36219</text:p>
          </table:table-cell>
          <table:table-cell table:style-name="ce33" office:value-type="date" office:date-value="1801-01-27" calcext:value-type="date">
            <text:p>01/27/1801</text:p>
          </table:table-cell>
          <table:table-cell table:style-name="ce43" table:formula="of:=IF(OR([.I44]=&quot;TBD&quot;; [.I44]=&quot;None&quot;); &quot;N/A&quot;; ([.M44]-[.I44]))" office:value-type="float" office:value="-88" calcext:value-type="float">
            <text:p>-88</text:p>
          </table:table-cell>
          <table:table-cell table:style-name="ce22" office:value-type="string" calcext:value-type="string">
            <text:p>Confirmed</text:p>
          </table:table-cell>
          <table:table-cell table:style-name="ce33" office:value-type="date" office:date-value="1801-01-27" calcext:value-type="date">
            <text:p>01/27/1801</text:p>
          </table:table-cell>
          <table:table-cell table:style-name="ce33" office:value-type="date" office:date-value="1800-10-31" calcext:value-type="date">
            <text:p>10/31/1800</text:p>
          </table:table-cell>
          <table:table-cell table:style-name="ce33" office:value-type="date" office:date-value="1801-03-04" calcext:value-type="date">
            <text:p>03/04/1801</text:p>
          </table:table-cell>
          <table:table-cell table:style-name="ce22" office:value-type="string" calcext:value-type="string">
            <text:p>John Adams</text:p>
          </table:table-cell>
          <table:table-cell table:number-columns-repeated="3" table:style-name="ce22" office:value-type="string" calcext:value-type="string">
            <text:p>Federalist</text:p>
          </table:table-cell>
          <table:table-cell table:number-columns-repeated="2" table:style-name="ce22" office:value-type="string" calcext:value-type="string">
            <text:p>Democratic-Republican</text:p>
          </table:table-cell>
          <table:table-cell table:style-name="ce22" office:value-type="string" calcext:value-type="string">
            <text:p>Federalist</text:p>
          </table:table-cell>
          <table:table-cell table:style-name="ce22" office:value-type="string" calcext:value-type="string">
            <text:p>Democratic-Republican</text:p>
          </table:table-cell>
          <table:table-cell table:style-name="ce61" table:formula="of:=IF(YEAR([.B44])&lt;YEAR([.M44]); &quot;Yes&quot;; &quot;No&quot;)" office:value-type="string" office:string-value="No" calcext:value-type="string">
            <text:p>No</text:p>
          </table:table-cell>
          <table:table-cell table:style-name="ce61" table:formula="of:=IF([.B44]&gt;[.M44]; &quot;Yes&quot;; &quot;No&quot;)" office:value-type="string" office:string-value="Yes" calcext:value-type="string">
            <text:p>Yes</text:p>
          </table:table-cell>
          <table:table-cell table:style-name="ce61" office:value-type="string" calcext:value-type="string">
            <text:p>Resignation</text:p>
          </table:table-cell>
          <table:table-cell table:style-name="ce61" office:value-type="string" calcext:value-type="string">
            <text:p>Yes</text:p>
          </table:table-cell>
          <table:table-cell table:style-name="ce22" office:value-type="string" calcext:value-type="string">
            <text:p>Hearing held</text:p>
          </table:table-cell>
          <table:table-cell table:style-name="ce61" office:value-type="string" calcext:value-type="string">
            <text:p>N/A</text:p>
          </table:table-cell>
          <table:table-cell table:style-name="ce61" office:value-type="string" calcext:value-type="string">
            <text:p>Yes</text:p>
          </table:table-cell>
          <table:table-cell table:style-name="ce61" office:value-type="string" calcext:value-type="string">
            <text:p>Voice Vote</text:p>
          </table:table-cell>
          <table:table-cell table:style-name="ce22" office:value-type="string" calcext:value-type="string">
            <text:p>Vote held</text:p>
          </table:table-cell>
          <table:table-cell table:style-name="ce22" table:formula="of:=IF(OR(AND([.K44]=&quot;Confirmed&quot;;[.I44]&gt;[.N44];[.Q44]=[.S44]); AND([.K44]=&quot;Confirmed&quot;;[.I44]&lt;[.N44];[.Q44]=[.R44])); &quot;No&quot;; IF([.K44]=&quot;Confirmed&quot;; &quot;Yes&quot;; [.K44]))" office:value-type="string" office:string-value="No" calcext:value-type="string">
            <text:p>No</text:p>
          </table:table-cell>
          <table:table-cell table:style-name="ce22" table:formula="of:=IF(AND([.K44]=&quot;Confirmed&quot;;[.I44]&gt;[.N44]); &quot;Yes&quot;; IF([.K44]=&quot;Confirmed&quot;; &quot;No&quot;; [.K44]))" office:value-type="string" office:string-value="No" calcext:value-type="string">
            <text:p>No</text:p>
          </table:table-cell>
          <table:table-cell table:style-name="ce64" office:value-type="string" calcext:value-type="string">
            <text:p>After John Jay refused nomination he was appointed to fill Ellsworth seat as Chief Justice.</text:p>
          </table:table-cell>
          <table:table-cell table:number-columns-repeated="989"/>
        </table:table-row>
        <table:table-row table:style-name="ro2">
          <table:table-cell table:style-name="ce22" office:value-type="string" calcext:value-type="string">
            <text:p>John Jay</text:p>
          </table:table-cell>
          <table:table-cell table:style-name="ce33" office:value-type="date" office:date-value="1800-12-15" calcext:value-type="date">
            <text:p>12/15/1800</text:p>
          </table:table-cell>
          <table:table-cell table:style-name="ce43" table:formula="of:=[.M45]-[.B45]" office:value-type="float" office:value="-45" calcext:value-type="float">
            <text:p>-45</text:p>
          </table:table-cell>
          <table:table-cell table:style-name="ce22" office:value-type="string" calcext:value-type="string">
            <text:p>New</text:p>
          </table:table-cell>
          <table:table-cell table:style-name="ce33" office:value-type="date" office:date-value="1800-12-18" calcext:value-type="date">
            <text:p>12/18/1800</text:p>
          </table:table-cell>
          <table:table-cell table:style-name="ce43" table:formula="of:=IF(OR([.E45]=&quot;TBD&quot;; [.E45]=&quot;None&quot;); &quot;N/A&quot;; ([.M45]-[.E45]))" office:value-type="float" office:value="-48" calcext:value-type="float">
            <text:p>-48</text:p>
          </table:table-cell>
          <table:table-cell table:style-name="ce33" office:value-type="date" office:date-value="1800-12-18" calcext:value-type="date">
            <text:p>12/18/1800</text:p>
          </table:table-cell>
          <table:table-cell table:style-name="ce43" table:formula="of:=IF(OR([.G45]=&quot;TBD&quot;; [.G45]=&quot;None&quot;); &quot;N/A&quot;; ([.M45]-[.G45]))" office:value-type="float" office:value="-48" calcext:value-type="float">
            <text:p>-48</text:p>
          </table:table-cell>
          <table:table-cell table:style-name="ce33" office:value-type="date" office:date-value="1800-12-18" calcext:value-type="date">
            <text:p>12/18/1800</text:p>
          </table:table-cell>
          <table:table-cell table:style-name="ce43" table:formula="of:=IF(OR([.I45]=&quot;TBD&quot;; [.I45]=&quot;None&quot;); &quot;N/A&quot;; ([.M45]-[.I45]))" office:value-type="float" office:value="-48" calcext:value-type="float">
            <text:p>-48</text:p>
          </table:table-cell>
          <table:table-cell table:style-name="ce22" office:value-type="string" calcext:value-type="string">
            <text:p>Declined</text:p>
          </table:table-cell>
          <table:table-cell table:style-name="ce33" office:value-type="date" office:date-value="1801-01-20" calcext:value-type="date">
            <text:p>01/20/1801</text:p>
          </table:table-cell>
          <table:table-cell table:style-name="ce33" office:value-type="date" office:date-value="1800-10-31" calcext:value-type="date">
            <text:p>10/31/1800</text:p>
          </table:table-cell>
          <table:table-cell table:style-name="ce33" office:value-type="date" office:date-value="1801-03-04" calcext:value-type="date">
            <text:p>03/04/1801</text:p>
          </table:table-cell>
          <table:table-cell table:style-name="ce22" office:value-type="string" calcext:value-type="string">
            <text:p>John Adams</text:p>
          </table:table-cell>
          <table:table-cell table:number-columns-repeated="3" table:style-name="ce22" office:value-type="string" calcext:value-type="string">
            <text:p>Federalist</text:p>
          </table:table-cell>
          <table:table-cell table:number-columns-repeated="2" table:style-name="ce22" office:value-type="string" calcext:value-type="string">
            <text:p>Democratic-Republican</text:p>
          </table:table-cell>
          <table:table-cell table:style-name="ce22" office:value-type="string" calcext:value-type="string">
            <text:p>Federalist</text:p>
          </table:table-cell>
          <table:table-cell table:style-name="ce22" office:value-type="string" calcext:value-type="string">
            <text:p>Democratic-Republican</text:p>
          </table:table-cell>
          <table:table-cell table:style-name="ce61" table:formula="of:=IF(YEAR([.B45])&lt;YEAR([.M45]); &quot;Yes&quot;; &quot;No&quot;)" office:value-type="string" office:string-value="No" calcext:value-type="string">
            <text:p>No</text:p>
          </table:table-cell>
          <table:table-cell table:style-name="ce61" table:formula="of:=IF([.B45]&gt;[.M45]; &quot;Yes&quot;; &quot;No&quot;)" office:value-type="string" office:string-value="Yes" calcext:value-type="string">
            <text:p>Yes</text:p>
          </table:table-cell>
          <table:table-cell table:style-name="ce61" office:value-type="string" calcext:value-type="string">
            <text:p>Resignation</text:p>
          </table:table-cell>
          <table:table-cell table:style-name="ce61" office:value-type="string" calcext:value-type="string">
            <text:p>Yes</text:p>
          </table:table-cell>
          <table:table-cell table:style-name="ce22" office:value-type="string" calcext:value-type="string">
            <text:p>Hearing held</text:p>
          </table:table-cell>
          <table:table-cell table:style-name="ce61" office:value-type="string" calcext:value-type="string">
            <text:p>N/A</text:p>
          </table:table-cell>
          <table:table-cell table:style-name="ce61" office:value-type="string" calcext:value-type="string">
            <text:p>Yes</text:p>
          </table:table-cell>
          <table:table-cell table:style-name="ce61" office:value-type="string" calcext:value-type="string">
            <text:p>Unknown</text:p>
          </table:table-cell>
          <table:table-cell table:style-name="ce22" office:value-type="string" calcext:value-type="string">
            <text:p>Vote held</text:p>
          </table:table-cell>
          <table:table-cell table:style-name="ce22" table:formula="of:=IF(OR(AND([.K45]=&quot;Confirmed&quot;;[.I45]&gt;[.N45];[.Q45]=[.S45]); AND([.K45]=&quot;Confirmed&quot;;[.I45]&lt;[.N45];[.Q45]=[.R45])); &quot;No&quot;; IF([.K45]=&quot;Confirmed&quot;; &quot;Yes&quot;; [.K45]))" office:value-type="string" office:string-value="Declined" calcext:value-type="string">
            <text:p>Declined</text:p>
          </table:table-cell>
          <table:table-cell table:style-name="ce22" table:formula="of:=IF(AND([.K45]=&quot;Confirmed&quot;;[.I45]&gt;[.N45]); &quot;Yes&quot;; IF([.K45]=&quot;Confirmed&quot;; &quot;No&quot;; [.K45]))" office:value-type="string" office:string-value="Declined" calcext:value-type="string">
            <text:p>Declined</text:p>
          </table:table-cell>
          <table:table-cell table:style-name="ce64" office:value-type="string" calcext:value-type="string">
            <text:p>Oliver Ellsworth resigned for health reasons after Adams lost the election. John Jay declined Appointment after the Senate voted to approve</text:p>
          </table:table-cell>
          <table:table-cell table:number-columns-repeated="989"/>
        </table:table-row>
        <table:table-row table:style-name="ro2">
          <table:table-cell table:style-name="ce23" office:value-type="string" calcext:value-type="string">
            <text:p>Oliver Ellsworth</text:p>
          </table:table-cell>
          <table:table-cell table:style-name="ce34" office:value-type="date" office:date-value="1796-01-26" calcext:value-type="date">
            <text:p>01/26/1796</text:p>
          </table:table-cell>
          <table:table-cell table:style-name="ce44" table:formula="of:=[.M46]-[.B46]" office:value-type="float" office:value="283" calcext:value-type="float">
            <text:p>283</text:p>
          </table:table-cell>
          <table:table-cell table:style-name="ce23" office:value-type="string" calcext:value-type="string">
            <text:p>New</text:p>
          </table:table-cell>
          <table:table-cell table:style-name="ce34" office:value-type="date" office:date-value="1796-03-03" calcext:value-type="date">
            <text:p>03/03/1796</text:p>
          </table:table-cell>
          <table:table-cell table:style-name="ce44" table:formula="of:=IF(OR([.E46]=&quot;TBD&quot;; [.E46]=&quot;None&quot;); &quot;N/A&quot;; ([.M46]-[.E46]))" office:value-type="float" office:value="246" calcext:value-type="float">
            <text:p>246</text:p>
          </table:table-cell>
          <table:table-cell table:style-name="ce34" office:value-type="date" office:date-value="1796-03-03" calcext:value-type="date">
            <text:p>03/03/1796</text:p>
          </table:table-cell>
          <table:table-cell table:style-name="ce44" table:formula="of:=IF(OR([.G46]=&quot;TBD&quot;; [.G46]=&quot;None&quot;); &quot;N/A&quot;; ([.M46]-[.G46]))" office:value-type="float" office:value="246" calcext:value-type="float">
            <text:p>246</text:p>
          </table:table-cell>
          <table:table-cell table:style-name="ce34" office:value-type="date" office:date-value="1796-03-04" calcext:value-type="date">
            <text:p>03/04/1796</text:p>
          </table:table-cell>
          <table:table-cell table:style-name="ce44" table:formula="of:=IF(OR([.I46]=&quot;TBD&quot;; [.I46]=&quot;None&quot;); &quot;N/A&quot;; ([.M46]-[.I46]))" office:value-type="float" office:value="245" calcext:value-type="float">
            <text:p>245</text:p>
          </table:table-cell>
          <table:table-cell table:style-name="ce23" office:value-type="string" calcext:value-type="string">
            <text:p>Confirmed</text:p>
          </table:table-cell>
          <table:table-cell table:style-name="ce34" office:value-type="date" office:date-value="1796-03-04" calcext:value-type="date">
            <text:p>03/04/1796</text:p>
          </table:table-cell>
          <table:table-cell table:style-name="ce34" office:value-type="date" office:date-value="1796-11-04" calcext:value-type="date">
            <text:p>11/04/1796</text:p>
          </table:table-cell>
          <table:table-cell table:style-name="ce34" office:value-type="date" office:date-value="1797-03-04" calcext:value-type="date">
            <text:p>03/04/1797</text:p>
          </table:table-cell>
          <table:table-cell table:style-name="ce23" office:value-type="string" calcext:value-type="string">
            <text:p>George Washington</text:p>
          </table:table-cell>
          <table:table-cell table:number-columns-repeated="2" table:style-name="ce23" office:value-type="string" calcext:value-type="string">
            <text:p>Independent</text:p>
          </table:table-cell>
          <table:table-cell table:number-columns-repeated="3" table:style-name="ce23" office:value-type="string" calcext:value-type="string">
            <text:p>Federalist</text:p>
          </table:table-cell>
          <table:table-cell table:style-name="ce23" office:value-type="string" calcext:value-type="string">
            <text:p>Democratic-Republican</text:p>
          </table:table-cell>
          <table:table-cell table:style-name="ce23" office:value-type="string" calcext:value-type="string">
            <text:p>Federalist</text:p>
          </table:table-cell>
          <table:table-cell table:style-name="ce62" table:formula="of:=IF(YEAR([.B46])&lt;YEAR([.M46]); &quot;Yes&quot;; &quot;No&quot;)" office:value-type="string" office:string-value="No" calcext:value-type="string">
            <text:p>No</text:p>
          </table:table-cell>
          <table:table-cell table:style-name="ce62" table:formula="of:=IF([.B46]&gt;[.M46]; &quot;Yes&quot;; &quot;No&quot;)" office:value-type="string" office:string-value="No" calcext:value-type="string">
            <text:p>No</text:p>
          </table:table-cell>
          <table:table-cell table:style-name="ce62" office:value-type="string" calcext:value-type="string">
            <text:p>Resignation</text:p>
          </table:table-cell>
          <table:table-cell table:style-name="ce62" office:value-type="string" calcext:value-type="string">
            <text:p>Yes</text:p>
          </table:table-cell>
          <table:table-cell table:style-name="ce23" office:value-type="string" calcext:value-type="string">
            <text:p>Hearing held</text:p>
          </table:table-cell>
          <table:table-cell table:style-name="ce62" office:value-type="string" calcext:value-type="string">
            <text:p>N/A</text:p>
          </table:table-cell>
          <table:table-cell table:style-name="ce62" office:value-type="string" calcext:value-type="string">
            <text:p>Yes</text:p>
          </table:table-cell>
          <table:table-cell table:style-name="ce62" office:value-type="string" calcext:value-type="string">
            <text:p>21-1</text:p>
          </table:table-cell>
          <table:table-cell table:style-name="ce23" office:value-type="string" calcext:value-type="string">
            <text:p>Vote held</text:p>
          </table:table-cell>
          <table:table-cell table:style-name="ce23" table:formula="of:=IF(OR(AND([.K46]=&quot;Confirmed&quot;;[.I46]&gt;[.N46];[.Q46]=[.S46]); AND([.K46]=&quot;Confirmed&quot;;[.I46]&lt;[.N46];[.Q46]=[.R46])); &quot;No&quot;; IF([.K46]=&quot;Confirmed&quot;; &quot;Yes&quot;; [.K46]))" office:value-type="string" office:string-value="Yes" calcext:value-type="string">
            <text:p>Yes</text:p>
          </table:table-cell>
          <table:table-cell table:style-name="ce23" table:formula="of:=IF(AND([.K46]=&quot;Confirmed&quot;;[.I46]&gt;[.N46]); &quot;Yes&quot;; IF([.K46]=&quot;Confirmed&quot;; &quot;No&quot;; [.K46]))" office:value-type="string" office:string-value="No" calcext:value-type="string">
            <text:p>No</text:p>
          </table:table-cell>
          <table:table-cell table:style-name="ce65" office:value-type="string" calcext:value-type="string">
            <text:p>Appointed to fill chief justice seat Rutledge was removed from and Cushing declined.</text:p>
          </table:table-cell>
          <table:table-cell table:number-columns-repeated="989"/>
        </table:table-row>
        <table:table-row table:style-name="ro2">
          <table:table-cell table:style-name="ce23" office:value-type="string" calcext:value-type="string">
            <text:p>William Cushing</text:p>
          </table:table-cell>
          <table:table-cell table:style-name="ce34" office:value-type="date" office:date-value="1795-12-28" calcext:value-type="date">
            <text:p>12/28/1795</text:p>
          </table:table-cell>
          <table:table-cell table:style-name="ce44" table:formula="of:=[.M47]-[.B47]" office:value-type="float" office:value="312" calcext:value-type="float">
            <text:p>312</text:p>
          </table:table-cell>
          <table:table-cell table:style-name="ce23" office:value-type="string" calcext:value-type="string">
            <text:p>Elevation</text:p>
          </table:table-cell>
          <table:table-cell table:style-name="ce34" office:value-type="date" office:date-value="1796-01-26" calcext:value-type="date">
            <text:p>01/26/1796</text:p>
          </table:table-cell>
          <table:table-cell table:style-name="ce44" table:formula="of:=IF(OR([.E47]=&quot;TBD&quot;; [.E47]=&quot;None&quot;); &quot;N/A&quot;; ([.M47]-[.E47]))" office:value-type="float" office:value="283" calcext:value-type="float">
            <text:p>283</text:p>
          </table:table-cell>
          <table:table-cell table:style-name="ce34" office:value-type="date" office:date-value="1796-01-26" calcext:value-type="date">
            <text:p>01/26/1796</text:p>
          </table:table-cell>
          <table:table-cell table:style-name="ce44" table:formula="of:=IF(OR([.G47]=&quot;TBD&quot;; [.G47]=&quot;None&quot;); &quot;N/A&quot;; ([.M47]-[.G47]))" office:value-type="float" office:value="283" calcext:value-type="float">
            <text:p>283</text:p>
          </table:table-cell>
          <table:table-cell table:style-name="ce34" office:value-type="date" office:date-value="1796-01-27" calcext:value-type="date">
            <text:p>01/27/1796</text:p>
          </table:table-cell>
          <table:table-cell table:style-name="ce44" table:formula="of:=IF(OR([.I47]=&quot;TBD&quot;; [.I47]=&quot;None&quot;); &quot;N/A&quot;; ([.M47]-[.I47]))" office:value-type="float" office:value="282" calcext:value-type="float">
            <text:p>282</text:p>
          </table:table-cell>
          <table:table-cell table:style-name="ce23" office:value-type="string" calcext:value-type="string">
            <text:p>Declined</text:p>
          </table:table-cell>
          <table:table-cell table:style-name="ce34" office:value-type="date" office:date-value="1796-01-27" calcext:value-type="date">
            <text:p>01/27/1796</text:p>
          </table:table-cell>
          <table:table-cell table:style-name="ce34" office:value-type="date" office:date-value="1796-11-04" calcext:value-type="date">
            <text:p>11/04/1796</text:p>
          </table:table-cell>
          <table:table-cell table:style-name="ce34" office:value-type="date" office:date-value="1797-03-04" calcext:value-type="date">
            <text:p>03/04/1797</text:p>
          </table:table-cell>
          <table:table-cell table:style-name="ce23" office:value-type="string" calcext:value-type="string">
            <text:p>George Washington</text:p>
          </table:table-cell>
          <table:table-cell table:number-columns-repeated="2" table:style-name="ce23" office:value-type="string" calcext:value-type="string">
            <text:p>Independent</text:p>
          </table:table-cell>
          <table:table-cell table:number-columns-repeated="3" table:style-name="ce23" office:value-type="string" calcext:value-type="string">
            <text:p>Federalist</text:p>
          </table:table-cell>
          <table:table-cell table:style-name="ce23" office:value-type="string" calcext:value-type="string">
            <text:p>Democratic-Republican</text:p>
          </table:table-cell>
          <table:table-cell table:style-name="ce23" office:value-type="string" calcext:value-type="string">
            <text:p>Federalist</text:p>
          </table:table-cell>
          <table:table-cell table:style-name="ce62" table:formula="of:=IF(YEAR([.B47])&lt;YEAR([.M47]); &quot;Yes&quot;; &quot;No&quot;)" office:value-type="string" office:string-value="Yes" calcext:value-type="string">
            <text:p>Yes</text:p>
          </table:table-cell>
          <table:table-cell table:style-name="ce62" table:formula="of:=IF([.B47]&gt;[.M47]; &quot;Yes&quot;; &quot;No&quot;)" office:value-type="string" office:string-value="No" calcext:value-type="string">
            <text:p>No</text:p>
          </table:table-cell>
          <table:table-cell table:style-name="ce62" office:value-type="string" calcext:value-type="string">
            <text:p>Resignation</text:p>
          </table:table-cell>
          <table:table-cell table:style-name="ce62" office:value-type="string" calcext:value-type="string">
            <text:p>Yes</text:p>
          </table:table-cell>
          <table:table-cell table:style-name="ce23" office:value-type="string" calcext:value-type="string">
            <text:p>Hearing held</text:p>
          </table:table-cell>
          <table:table-cell table:style-name="ce62" office:value-type="string" calcext:value-type="string">
            <text:p>N/A</text:p>
          </table:table-cell>
          <table:table-cell table:style-name="ce62" office:value-type="string" calcext:value-type="string">
            <text:p>Yes</text:p>
          </table:table-cell>
          <table:table-cell table:style-name="ce62" office:value-type="string" calcext:value-type="string">
            <text:p>N/A</text:p>
          </table:table-cell>
          <table:table-cell table:style-name="ce23" office:value-type="string" calcext:value-type="string">
            <text:p>Declined</text:p>
          </table:table-cell>
          <table:table-cell table:style-name="ce23" table:formula="of:=IF(OR(AND([.K47]=&quot;Confirmed&quot;;[.I47]&gt;[.N47];[.Q47]=[.S47]); AND([.K47]=&quot;Confirmed&quot;;[.I47]&lt;[.N47];[.Q47]=[.R47])); &quot;No&quot;; IF([.K47]=&quot;Confirmed&quot;; &quot;Yes&quot;; [.K47]))" office:value-type="string" office:string-value="Declined" calcext:value-type="string">
            <text:p>Declined</text:p>
          </table:table-cell>
          <table:table-cell table:style-name="ce23" table:formula="of:=IF(AND([.K47]=&quot;Confirmed&quot;;[.I47]&gt;[.N47]); &quot;Yes&quot;; IF([.K47]=&quot;Confirmed&quot;; &quot;No&quot;; [.K47]))" office:value-type="string" office:string-value="Declined" calcext:value-type="string">
            <text:p>Declined</text:p>
          </table:table-cell>
          <table:table-cell table:style-name="ce65" office:value-type="string" calcext:value-type="string">
            <text:p>Appointed to fill chief justice seat Rutledge was removed from. Rutledge attempted suicide on December 26, 1795 after his failed confirmation vote on 12/15/1795. He resigned 2 days later even though his appointment ran through the next June. He declined the appointment, however, and remained as associate justice.</text:p>
          </table:table-cell>
          <table:table-cell table:number-columns-repeated="989"/>
        </table:table-row>
        <table:table-row table:style-name="ro2">
          <table:table-cell table:style-name="ce23" office:value-type="string" calcext:value-type="string">
            <text:p>John Rutledge</text:p>
          </table:table-cell>
          <table:table-cell table:style-name="ce34" office:value-type="date" office:date-value="1795-06-29" calcext:value-type="date">
            <text:p>06/29/1795</text:p>
          </table:table-cell>
          <table:table-cell table:style-name="ce44" table:formula="of:=[.M48]-[.B48]" office:value-type="float" office:value="494" calcext:value-type="float">
            <text:p>494</text:p>
          </table:table-cell>
          <table:table-cell table:style-name="ce23" office:value-type="string" calcext:value-type="string">
            <text:p>New</text:p>
          </table:table-cell>
          <table:table-cell table:style-name="ce34" office:value-type="date" office:date-value="1795-12-10" calcext:value-type="date">
            <text:p>12/10/1795</text:p>
          </table:table-cell>
          <table:table-cell table:style-name="ce44" table:formula="of:=IF(OR([.E48]=&quot;TBD&quot;; [.E48]=&quot;None&quot;); &quot;N/A&quot;; ([.M48]-[.E48]))" office:value-type="float" office:value="330" calcext:value-type="float">
            <text:p>330</text:p>
          </table:table-cell>
          <table:table-cell table:style-name="ce34" office:value-type="date" office:date-value="1795-12-14" calcext:value-type="date">
            <text:p>12/14/1795</text:p>
          </table:table-cell>
          <table:table-cell table:style-name="ce44" table:formula="of:=IF(OR([.G48]=&quot;TBD&quot;; [.G48]=&quot;None&quot;); &quot;N/A&quot;; ([.M48]-[.G48]))" office:value-type="float" office:value="326" calcext:value-type="float">
            <text:p>326</text:p>
          </table:table-cell>
          <table:table-cell table:style-name="ce34" office:value-type="date" office:date-value="1795-12-15" calcext:value-type="date">
            <text:p>12/15/1795</text:p>
          </table:table-cell>
          <table:table-cell table:style-name="ce44" table:formula="of:=IF(OR([.I48]=&quot;TBD&quot;; [.I48]=&quot;None&quot;); &quot;N/A&quot;; ([.M48]-[.I48]))" office:value-type="float" office:value="325" calcext:value-type="float">
            <text:p>325</text:p>
          </table:table-cell>
          <table:table-cell table:style-name="ce23" office:value-type="string" calcext:value-type="string">
            <text:p>Rejected</text:p>
          </table:table-cell>
          <table:table-cell table:style-name="ce34" office:value-type="date" office:date-value="1795-12-15" calcext:value-type="date">
            <text:p>12/15/1795</text:p>
          </table:table-cell>
          <table:table-cell table:style-name="ce34" office:value-type="date" office:date-value="1796-11-04" calcext:value-type="date">
            <text:p>11/04/1796</text:p>
          </table:table-cell>
          <table:table-cell table:style-name="ce34" office:value-type="date" office:date-value="1797-03-04" calcext:value-type="date">
            <text:p>03/04/1797</text:p>
          </table:table-cell>
          <table:table-cell table:style-name="ce23" office:value-type="string" calcext:value-type="string">
            <text:p>George Washington</text:p>
          </table:table-cell>
          <table:table-cell table:number-columns-repeated="2" table:style-name="ce23" office:value-type="string" calcext:value-type="string">
            <text:p>Independent</text:p>
          </table:table-cell>
          <table:table-cell table:number-columns-repeated="3" table:style-name="ce23" office:value-type="string" calcext:value-type="string">
            <text:p>Federalist</text:p>
          </table:table-cell>
          <table:table-cell table:style-name="ce23" office:value-type="string" calcext:value-type="string">
            <text:p>Democratic-Republican</text:p>
          </table:table-cell>
          <table:table-cell table:style-name="ce23" office:value-type="string" calcext:value-type="string">
            <text:p>Federalist</text:p>
          </table:table-cell>
          <table:table-cell table:style-name="ce62" table:formula="of:=IF(YEAR([.B48])&lt;YEAR([.M48]); &quot;Yes&quot;; &quot;No&quot;)" office:value-type="string" office:string-value="Yes" calcext:value-type="string">
            <text:p>Yes</text:p>
          </table:table-cell>
          <table:table-cell table:style-name="ce62" table:formula="of:=IF([.B48]&gt;[.M48]; &quot;Yes&quot;; &quot;No&quot;)" office:value-type="string" office:string-value="No" calcext:value-type="string">
            <text:p>No</text:p>
          </table:table-cell>
          <table:table-cell table:style-name="ce62" office:value-type="string" calcext:value-type="string">
            <text:p>Resignation</text:p>
          </table:table-cell>
          <table:table-cell table:style-name="ce62" office:value-type="string" calcext:value-type="string">
            <text:p>Yes</text:p>
          </table:table-cell>
          <table:table-cell table:style-name="ce23" office:value-type="string" calcext:value-type="string">
            <text:p>Hearing held</text:p>
          </table:table-cell>
          <table:table-cell table:style-name="ce62" office:value-type="string" calcext:value-type="string">
            <text:p>N/A</text:p>
          </table:table-cell>
          <table:table-cell table:style-name="ce62" office:value-type="string" calcext:value-type="string">
            <text:p>Yes</text:p>
          </table:table-cell>
          <table:table-cell table:style-name="ce62" office:value-type="string" calcext:value-type="string">
            <text:p>14-10</text:p>
          </table:table-cell>
          <table:table-cell table:style-name="ce23" office:value-type="string" calcext:value-type="string">
            <text:p>Vote held</text:p>
          </table:table-cell>
          <table:table-cell table:style-name="ce23" table:formula="of:=IF(OR(AND([.K48]=&quot;Confirmed&quot;;[.I48]&gt;[.N48];[.Q48]=[.S48]); AND([.K48]=&quot;Confirmed&quot;;[.I48]&lt;[.N48];[.Q48]=[.R48])); &quot;No&quot;; IF([.K48]=&quot;Confirmed&quot;; &quot;Yes&quot;; [.K48]))" office:value-type="string" office:string-value="Rejected" calcext:value-type="string">
            <text:p>Rejected</text:p>
          </table:table-cell>
          <table:table-cell table:style-name="ce23" table:formula="of:=IF(AND([.K48]=&quot;Confirmed&quot;;[.I48]&gt;[.N48]); &quot;Yes&quot;; IF([.K48]=&quot;Confirmed&quot;; &quot;No&quot;; [.K48]))" office:value-type="string" office:string-value="Rejected" calcext:value-type="string">
            <text:p>Rejected</text:p>
          </table:table-cell>
          <table:table-cell table:style-name="ce65" office:value-type="string" calcext:value-type="string">
            <text:p>Chief Justice John Jay resigned due to being elected Governor of New York and Rutledge was recess appointed on 6/30/1795. During that summer he spoke out against the Jay Treaty while serving, and the Senate subsequently rejected his nomination. There were also rumors of alcohol abuse and mental illness. Had briefly been one of the first 5 justices of the Supreme Court, but resigned <text:s/>less than a year later without having heard a case to become Chief Justice of the South carolia Court of Common Pleas and Sessions</text:p>
          </table:table-cell>
          <table:table-cell table:number-columns-repeated="989"/>
        </table:table-row>
        <table:table-row table:style-name="ro2">
          <table:table-cell office:value-type="string" calcext:value-type="string">
            <text:p>Samuel Chase</text:p>
          </table:table-cell>
          <table:table-cell office:value-type="date" office:date-value="1795-10-25" calcext:value-type="date">
            <text:p>10/25/1795</text:p>
          </table:table-cell>
          <table:table-cell table:formula="of:=[.M49]-[.B49]" office:value-type="float" office:value="376" calcext:value-type="float">
            <text:p>376</text:p>
          </table:table-cell>
          <table:table-cell office:value-type="string" calcext:value-type="string">
            <text:p>New</text:p>
          </table:table-cell>
          <table:table-cell office:value-type="date" office:date-value="1796-01-26" calcext:value-type="date">
            <text:p>01/26/1796</text:p>
          </table:table-cell>
          <table:table-cell table:formula="of:=IF(OR([.E49]=&quot;TBD&quot;; [.E49]=&quot;None&quot;); &quot;N/A&quot;; ([.M49]-[.E49]))" office:value-type="float" office:value="283" calcext:value-type="float">
            <text:p>283</text:p>
          </table:table-cell>
          <table:table-cell office:value-type="date" office:date-value="1796-01-26" calcext:value-type="date">
            <text:p>01/26/1796</text:p>
          </table:table-cell>
          <table:table-cell table:style-name="ce5" table:formula="of:=IF(OR([.G49]=&quot;TBD&quot;; [.G49]=&quot;None&quot;); &quot;N/A&quot;; ([.M49]-[.G49]))" office:value-type="float" office:value="283" calcext:value-type="float">
            <text:p>283</text:p>
          </table:table-cell>
          <table:table-cell office:value-type="date" office:date-value="1796-01-27" calcext:value-type="date">
            <text:p>01/27/1796</text:p>
          </table:table-cell>
          <table:table-cell table:style-name="ce5" table:formula="of:=IF(OR([.I49]=&quot;TBD&quot;; [.I49]=&quot;None&quot;); &quot;N/A&quot;; ([.M49]-[.I49]))" office:value-type="float" office:value="282" calcext:value-type="float">
            <text:p>282</text:p>
          </table:table-cell>
          <table:table-cell office:value-type="string" calcext:value-type="string">
            <text:p>Confirmed</text:p>
          </table:table-cell>
          <table:table-cell office:value-type="date" office:date-value="1796-01-27" calcext:value-type="date">
            <text:p>01/27/1796</text:p>
          </table:table-cell>
          <table:table-cell table:style-name="ce3" office:value-type="date" office:date-value="1796-11-04" calcext:value-type="date">
            <text:p>11/04/1796</text:p>
          </table:table-cell>
          <table:table-cell office:value-type="date" office:date-value="1797-03-04" calcext:value-type="date">
            <text:p>03/04/1797</text:p>
          </table:table-cell>
          <table:table-cell office:value-type="string" calcext:value-type="string">
            <text:p>George Washington</text:p>
          </table:table-cell>
          <table:table-cell table:number-columns-repeated="2" office:value-type="string" calcext:value-type="string">
            <text:p>Independent</text:p>
          </table:table-cell>
          <table:table-cell table:number-columns-repeated="3" office:value-type="string" calcext:value-type="string">
            <text:p>Federalist</text:p>
          </table:table-cell>
          <table:table-cell office:value-type="string" calcext:value-type="string">
            <text:p>Democratic-Republican</text:p>
          </table:table-cell>
          <table:table-cell office:value-type="string" calcext:value-type="string">
            <text:p>Federalist</text:p>
          </table:table-cell>
          <table:table-cell table:formula="of:=IF(YEAR([.B49])&lt;YEAR([.M49]); &quot;Yes&quot;; &quot;No&quot;)" office:value-type="string" office:string-value="Yes" calcext:value-type="string">
            <text:p>Yes</text:p>
          </table:table-cell>
          <table:table-cell table:formula="of:=IF([.B49]&gt;[.M49]; &quot;Yes&quot;; &quot;No&quot;)" office:value-type="string" office:string-value="No" calcext:value-type="string">
            <text:p>No</text:p>
          </table:table-cell>
          <table:table-cell office:value-type="string" calcext:value-type="string">
            <text:p>Resignation</text:p>
          </table:table-cell>
          <table:table-cell office:value-type="string" calcext:value-type="string">
            <text:p>Yes</text:p>
          </table:table-cell>
          <table:table-cell office:value-type="string" calcext:value-type="string">
            <text:p>Hearing held</text:p>
          </table:table-cell>
          <table:table-cell office:value-type="string" calcext:value-type="string">
            <text:p>N/A</text:p>
          </table:table-cell>
          <table:table-cell office:value-type="string" calcext:value-type="string">
            <text:p>Yes</text:p>
          </table:table-cell>
          <table:table-cell office:value-type="string" calcext:value-type="string">
            <text:p>Voice Vote</text:p>
          </table:table-cell>
          <table:table-cell office:value-type="string" calcext:value-type="string">
            <text:p>Vote held</text:p>
          </table:table-cell>
          <table:table-cell table:formula="of:=IF(OR(AND([.K49]=&quot;Confirmed&quot;;[.I49]&gt;[.N49];[.Q49]=[.S49]); AND([.K49]=&quot;Confirmed&quot;;[.I49]&lt;[.N49];[.Q49]=[.R49])); &quot;No&quot;; IF([.K49]=&quot;Confirmed&quot;; &quot;Yes&quot;; [.K49]))" office:value-type="string" office:string-value="Yes" calcext:value-type="string">
            <text:p>Yes</text:p>
          </table:table-cell>
          <table:table-cell table:formula="of:=IF(AND([.K49]=&quot;Confirmed&quot;;[.I49]&gt;[.N49]); &quot;Yes&quot;; IF([.K49]=&quot;Confirmed&quot;; &quot;No&quot;; [.K49]))" office:value-type="string" office:string-value="No" calcext:value-type="string">
            <text:p>No</text:p>
          </table:table-cell>
          <table:table-cell office:value-type="string" calcext:value-type="string">
            <text:p>The only Supreme Court Justice ever impeached, which didn’t occur until the Jefferson administration for unrelated reasons to his nomination and confirmation.</text:p>
          </table:table-cell>
          <table:table-cell table:number-columns-repeated="989"/>
        </table:table-row>
        <table:table-row table:style-name="ro2">
          <table:table-cell office:value-type="string" calcext:value-type="string">
            <text:p>William Paterson</text:p>
          </table:table-cell>
          <table:table-cell office:value-type="date" office:date-value="1793-01-16" calcext:value-type="date">
            <text:p>01/16/1793</text:p>
          </table:table-cell>
          <table:table-cell table:formula="of:=[.M50]-[.B50]" office:value-type="float" office:value="-75" calcext:value-type="float">
            <text:p>-75</text:p>
          </table:table-cell>
          <table:table-cell office:value-type="string" calcext:value-type="string">
            <text:p>New</text:p>
          </table:table-cell>
          <table:table-cell office:value-type="date" office:date-value="1793-02-27" calcext:value-type="date">
            <text:p>02/27/1793</text:p>
          </table:table-cell>
          <table:table-cell table:formula="of:=IF(OR([.E50]=&quot;TBD&quot;; [.E50]=&quot;None&quot;); &quot;N/A&quot;; ([.M50]-[.E50]))" office:value-type="float" office:value="-117" calcext:value-type="float">
            <text:p>-117</text:p>
          </table:table-cell>
          <table:table-cell office:value-type="string" calcext:value-type="string">
            <text:p>None</text:p>
          </table:table-cell>
          <table:table-cell table:style-name="ce5" table:formula="of:=IF(OR([.G50]=&quot;TBD&quot;; [.G50]=&quot;None&quot;); &quot;N/A&quot;; ([.M50]-[.G50]))" office:value-type="string" office:string-value="N/A" calcext:value-type="string">
            <text:p>N/A</text:p>
          </table:table-cell>
          <table:table-cell office:value-type="string" calcext:value-type="string">
            <text:p>None</text:p>
          </table:table-cell>
          <table:table-cell table:style-name="ce5" table:formula="of:=IF(OR([.I50]=&quot;TBD&quot;; [.I50]=&quot;None&quot;); &quot;N/A&quot;; ([.M50]-[.I50]))" office:value-type="string" office:string-value="N/A" calcext:value-type="string">
            <text:p>N/A</text:p>
          </table:table-cell>
          <table:table-cell office:value-type="string" calcext:value-type="string">
            <text:p>Withdrawn</text:p>
          </table:table-cell>
          <table:table-cell office:value-type="date" office:date-value="1793-02-28" calcext:value-type="date">
            <text:p>02/28/1793</text:p>
          </table:table-cell>
          <table:table-cell office:value-type="date" office:date-value="1792-11-02" calcext:value-type="date">
            <text:p>11/02/1792</text:p>
          </table:table-cell>
          <table:table-cell office:value-type="date" office:date-value="1793-03-04" calcext:value-type="date">
            <text:p>03/04/1793</text:p>
          </table:table-cell>
          <table:table-cell office:value-type="string" calcext:value-type="string">
            <text:p>George Washington</text:p>
          </table:table-cell>
          <table:table-cell table:number-columns-repeated="2" office:value-type="string" calcext:value-type="string">
            <text:p>Independent</text:p>
          </table:table-cell>
          <table:table-cell table:number-columns-repeated="2" office:value-type="string" calcext:value-type="string">
            <text:p>Pro-Administration</text:p>
          </table:table-cell>
          <table:table-cell office:value-type="string" calcext:value-type="string">
            <text:p>None</text:p>
          </table:table-cell>
          <table:table-cell office:value-type="string" calcext:value-type="string">
            <text:p>Pro-Administration</text:p>
          </table:table-cell>
          <table:table-cell office:value-type="string" calcext:value-type="string">
            <text:p>Anti-Administration</text:p>
          </table:table-cell>
          <table:table-cell table:formula="of:=IF(YEAR([.B50])&lt;YEAR([.M50]); &quot;Yes&quot;; &quot;No&quot;)" office:value-type="string" office:string-value="No" calcext:value-type="string">
            <text:p>No</text:p>
          </table:table-cell>
          <table:table-cell table:formula="of:=IF([.B50]&gt;[.M50]; &quot;Yes&quot;; &quot;No&quot;)" office:value-type="string" office:string-value="Yes" calcext:value-type="string">
            <text:p>Yes</text:p>
          </table:table-cell>
          <table:table-cell office:value-type="string" calcext:value-type="string">
            <text:p>Resignation</text:p>
          </table:table-cell>
          <table:table-cell office:value-type="string" calcext:value-type="string">
            <text:p>No</text:p>
          </table:table-cell>
          <table:table-cell office:value-type="string" calcext:value-type="string">
            <text:p>Procedural withdrawal</text:p>
          </table:table-cell>
          <table:table-cell office:value-type="string" calcext:value-type="string">
            <text:p>N/A</text:p>
          </table:table-cell>
          <table:table-cell office:value-type="string" calcext:value-type="string">
            <text:p>No</text:p>
          </table:table-cell>
          <table:table-cell office:value-type="string" calcext:value-type="string">
            <text:p>N/A</text:p>
          </table:table-cell>
          <table:table-cell office:value-type="string" calcext:value-type="string">
            <text:p>Procedural withdrawal</text:p>
          </table:table-cell>
          <table:table-cell table:formula="of:=IF(OR(AND([.K50]=&quot;Confirmed&quot;;[.I50]&gt;[.N50];[.Q50]=[.S50]); AND([.K50]=&quot;Confirmed&quot;;[.I50]&lt;[.N50];[.Q50]=[.R50])); &quot;No&quot;; IF([.K50]=&quot;Confirmed&quot;; &quot;Yes&quot;; [.K50]))" office:value-type="string" office:string-value="Withdrawn" calcext:value-type="string">
            <text:p>Withdrawn</text:p>
          </table:table-cell>
          <table:table-cell table:formula="of:=IF(AND([.K50]=&quot;Confirmed&quot;;[.I50]&gt;[.N50]); &quot;Yes&quot;; IF([.K50]=&quot;Confirmed&quot;; &quot;No&quot;; [.K50]))" office:value-type="string" office:string-value="Withdrawn" calcext:value-type="string">
            <text:p>Withdrawn</text:p>
          </table:table-cell>
          <table:table-cell office:value-type="string" calcext:value-type="string">
            <text:p>Procedural withdrawal due to violation of Judiciary Act of 1789 that was subsequently renominated and confirmed a few days later in 1793.</text:p>
          </table:table-cell>
          <table:table-cell table:number-columns-repeated="989"/>
        </table:table-row>
        <table:table-row table:style-name="ro2">
          <table:table-cell table:number-columns-repeated="2"/>
          <table:table-cell table:formula="of:=[.M51]-[.B51]" office:value-type="float" office:value="0" calcext:value-type="float">
            <text:p>0</text:p>
          </table:table-cell>
          <table:table-cell table:number-columns-repeated="2"/>
          <table:table-cell table:formula="of:=IF(OR([.E51]=&quot;TBD&quot;; [.E51]=&quot;None&quot;); &quot;N/A&quot;; ([.M51]-[.E51]))" office:value-type="float" office:value="0" calcext:value-type="float">
            <text:p>0</text:p>
          </table:table-cell>
          <table:table-cell/>
          <table:table-cell table:style-name="Default"/>
          <table:table-cell/>
          <table:table-cell table:style-name="ce5" table:formula="of:=IF(OR([.I51]=&quot;TBD&quot;; [.I51]=&quot;None&quot;); &quot;N/A&quot;; ([.M51]-[.I51]))" office:value-type="float" office:value="0" calcext:value-type="float">
            <text:p>0</text:p>
          </table:table-cell>
          <table:table-cell table:number-columns-repeated="1013"/>
        </table:table-row>
        <table:table-row table:style-name="ro2" table:number-rows-repeated="2">
          <table:table-cell table:number-columns-repeated="7"/>
          <table:table-cell table:style-name="Default"/>
          <table:table-cell table:number-columns-repeated="1015"/>
        </table:table-row>
        <table:table-row table:style-name="ro2" table:number-rows-repeated="2">
          <table:table-cell table:number-columns-repeated="1023"/>
        </table:table-row>
        <table:table-row table:style-name="ro2" table:number-rows-repeated="6">
          <table:table-cell table:number-columns-repeated="10"/>
          <table:table-cell table:style-name="ce11"/>
          <table:table-cell table:number-columns-repeated="1012"/>
        </table:table-row>
        <table:table-row table:style-name="ro2" table:number-rows-repeated="1048514">
          <table:table-cell table:number-columns-repeated="1023"/>
        </table:table-row>
        <table:table-row table:style-name="ro2">
          <table:table-cell table:number-columns-repeated="1023"/>
        </table:table-row>
      </table:table>
      <table:named-expressions>
        <table:named-range table:name="confirmed" table:base-cell-address="$Sheet1.$S$7" table:cell-range-address="$Sheet1.$X$8"/>
      </table:named-expressions>
      <table:database-ranges>
        <table:database-range table:name="__Anonymous_Sheet_DB__0" table:target-range-address="Sheet1.A48:Sheet1.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5">00/00/0000</text:date>, <text:time style:data-style-name="N2" text:time-value="20:40:35.6634540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3T12:57:18.595000000</meta:creation-date>
    <dc:date>2020-10-04T13:26:54.495000000</dc:date>
    <meta:editing-duration>PT2H17M46S</meta:editing-duration>
    <meta:editing-cycles>3</meta:editing-cycles>
    <meta:generator>LibreOffice/7.0.3.1$Linux_X86_64 LibreOffice_project/00$Build-1</meta:generator>
    <meta:document-statistic meta:table-count="1" meta:cell-count="1649" meta:object-count="0"/>
  </office:meta>
</office:document-meta>
</file>